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2707197703266" table:style-name="ce1">
            <text:p>37.270719770326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5.7835196430243" table:style-name="ce1">
            <text:p>35.7835196430243</text:p>
          </table:table-cell>
          <table:table-cell office:value-type="float" office:value="34.5917728850584" table:style-name="ce1">
            <text:p>34.5917728850584</text:p>
          </table:table-cell>
          <table:table-cell office:value-type="float" office:value="NA" table:style-name="ce1">
            <text:p>NA</text:p>
          </table:table-cell>
          <table:table-cell office:value-type="float" office:value="34.5772087384131" table:style-name="ce1">
            <text:p>34.5772087384131</text:p>
          </table:table-cell>
          <table:table-cell office:value-type="float" office:value="NA" table:style-name="ce1">
            <text:p>NA</text:p>
          </table:table-cell>
          <table:table-cell office:value-type="float" office:value="34.8562536803911" table:style-name="ce1">
            <text:p>34.85625368039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2.4838631235357" table:style-name="ce1">
            <text:p>32.4838631235357</text:p>
          </table:table-cell>
          <table:table-cell office:value-type="float" office:value="NA" table:style-name="ce1">
            <text:p>NA</text:p>
          </table:table-cell>
          <table:table-cell office:value-type="float" office:value="30.2821189523134" table:style-name="ce1">
            <text:p>30.2821189523134</text:p>
          </table:table-cell>
          <table:table-cell office:value-type="float" office:value="NA" table:style-name="ce1">
            <text:p>NA</text:p>
          </table:table-cell>
          <table:table-cell office:value-type="float" office:value="29.8328971394936" table:style-name="ce1">
            <text:p>29.8328971394936</text:p>
          </table:table-cell>
          <table:table-cell office:value-type="float" office:value="NA" table:style-name="ce1">
            <text:p>NA</text:p>
          </table:table-cell>
          <table:table-cell office:value-type="float" office:value="29.5296823692037" table:style-name="ce1">
            <text:p>29.5296823692037</text:p>
          </table:table-cell>
          <table:table-cell office:value-type="float" office:value="NA" table:style-name="ce1">
            <text:p>NA</text:p>
          </table:table-cell>
          <table:table-cell office:value-type="float" office:value="29.4836458424066" table:style-name="ce1">
            <text:p>29.4836458424066</text:p>
          </table:table-cell>
          <table:table-cell office:value-type="float" office:value="NA" table:style-name="ce1">
            <text:p>NA</text:p>
          </table:table-cell>
          <table:table-cell office:value-type="float" office:value="30.0175138242423" table:style-name="ce1">
            <text:p>30.0175138242423</text:p>
          </table:table-cell>
          <table:table-cell office:value-type="float" office:value="NA" table:style-name="ce1">
            <text:p>NA</text:p>
          </table:table-cell>
          <table:table-cell office:value-type="float" office:value="26.7929406541035" table:style-name="ce1">
            <text:p>26.7929406541035</text:p>
          </table:table-cell>
          <table:table-cell office:value-type="float" office:value="NA" table:style-name="ce1">
            <text:p>NA</text:p>
          </table:table-cell>
          <table:table-cell office:value-type="float" office:value="28.1717630368976" table:style-name="ce1">
            <text:p>28.1717630368976</text:p>
          </table:table-cell>
          <table:table-cell office:value-type="float" office:value="NA" table:style-name="ce1">
            <text:p>NA</text:p>
          </table:table-cell>
          <table:table-cell office:value-type="float" office:value="28.1081805511791" table:style-name="ce1">
            <text:p>28.1081805511791</text:p>
          </table:table-cell>
          <table:table-cell office:value-type="float" office:value="NA" table:style-name="ce1">
            <text:p>NA</text:p>
          </table:table-cell>
          <table:table-cell office:value-type="float" office:value="26.6490561426037" table:style-name="ce1">
            <text:p>26.649056142603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5.9946368432512" table:style-name="ce1">
            <text:p>25.9946368432512</text:p>
          </table:table-cell>
          <table:table-cell office:value-type="float" office:value="NA" table:style-name="ce1">
            <text:p>NA</text:p>
          </table:table-cell>
          <table:table-cell office:value-type="float" office:value="25.9722074353872" table:style-name="ce1">
            <text:p>25.9722074353872</text:p>
          </table:table-cell>
          <table:table-cell office:value-type="float" office:value="NA" table:style-name="ce1">
            <text:p>NA</text:p>
          </table:table-cell>
          <table:table-cell office:value-type="float" office:value="27.1515410094381" table:style-name="ce1">
            <text:p>27.1515410094381</text:p>
          </table:table-cell>
          <table:table-cell office:value-type="float" office:value="NA" table:style-name="ce1">
            <text:p>NA</text:p>
          </table:table-cell>
          <table:table-cell office:value-type="float" office:value="26.4498484535041" table:style-name="ce1">
            <text:p>26.4498484535041</text:p>
          </table:table-cell>
          <table:table-cell office:value-type="float" office:value="NA" table:style-name="ce1">
            <text:p>NA</text:p>
          </table:table-cell>
          <table:table-cell office:value-type="float" office:value="26.0826927694715" table:style-name="ce1">
            <text:p>26.0826927694715</text:p>
          </table:table-cell>
          <table:table-cell office:value-type="float" office:value="NA" table:style-name="ce1">
            <text:p>NA</text:p>
          </table:table-cell>
          <table:table-cell office:value-type="float" office:value="25.5471148842061" table:style-name="ce1">
            <text:p>25.5471148842061</text:p>
          </table:table-cell>
          <table:table-cell office:value-type="float" office:value="NA" table:style-name="ce1">
            <text:p>NA</text:p>
          </table:table-cell>
          <table:table-cell office:value-type="float" office:value="25.0345956264787" table:style-name="ce1">
            <text:p>25.03459562647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0351126493626" table:style-name="ce1">
            <text:p>39.03511264936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8.1285670336921" table:style-name="ce1">
            <text:p>38.1285670336921</text:p>
          </table:table-cell>
          <table:table-cell office:value-type="float" office:value="37.8159685482366" table:style-name="ce1">
            <text:p>37.8159685482366</text:p>
          </table:table-cell>
          <table:table-cell office:value-type="float" office:value="NA" table:style-name="ce1">
            <text:p>NA</text:p>
          </table:table-cell>
          <table:table-cell office:value-type="float" office:value="36.9190205800977" table:style-name="ce1">
            <text:p>36.9190205800977</text:p>
          </table:table-cell>
          <table:table-cell office:value-type="float" office:value="NA" table:style-name="ce1">
            <text:p>NA</text:p>
          </table:table-cell>
          <table:table-cell office:value-type="float" office:value="38.3575010578263" table:style-name="ce1">
            <text:p>38.357501057826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2704158172341" table:style-name="ce1">
            <text:p>36.2704158172341</text:p>
          </table:table-cell>
          <table:table-cell office:value-type="float" office:value="NA" table:style-name="ce1">
            <text:p>NA</text:p>
          </table:table-cell>
          <table:table-cell office:value-type="float" office:value="34.5034491490207" table:style-name="ce1">
            <text:p>34.5034491490207</text:p>
          </table:table-cell>
          <table:table-cell office:value-type="float" office:value="NA" table:style-name="ce1">
            <text:p>NA</text:p>
          </table:table-cell>
          <table:table-cell office:value-type="float" office:value="33.0294821073185" table:style-name="ce1">
            <text:p>33.0294821073185</text:p>
          </table:table-cell>
          <table:table-cell office:value-type="float" office:value="NA" table:style-name="ce1">
            <text:p>NA</text:p>
          </table:table-cell>
          <table:table-cell office:value-type="float" office:value="34.1709344562642" table:style-name="ce1">
            <text:p>34.1709344562642</text:p>
          </table:table-cell>
          <table:table-cell office:value-type="float" office:value="NA" table:style-name="ce1">
            <text:p>NA</text:p>
          </table:table-cell>
          <table:table-cell office:value-type="float" office:value="34.9838540490611" table:style-name="ce1">
            <text:p>34.9838540490611</text:p>
          </table:table-cell>
          <table:table-cell office:value-type="float" office:value="NA" table:style-name="ce1">
            <text:p>NA</text:p>
          </table:table-cell>
          <table:table-cell office:value-type="float" office:value="33.483882874854" table:style-name="ce1">
            <text:p>33.483882874854</text:p>
          </table:table-cell>
          <table:table-cell office:value-type="float" office:value="NA" table:style-name="ce1">
            <text:p>NA</text:p>
          </table:table-cell>
          <table:table-cell office:value-type="float" office:value="31.411888726865" table:style-name="ce1">
            <text:p>31.411888726865</text:p>
          </table:table-cell>
          <table:table-cell office:value-type="float" office:value="NA" table:style-name="ce1">
            <text:p>NA</text:p>
          </table:table-cell>
          <table:table-cell office:value-type="float" office:value="34.2248129411197" table:style-name="ce1">
            <text:p>34.2248129411197</text:p>
          </table:table-cell>
          <table:table-cell office:value-type="float" office:value="NA" table:style-name="ce1">
            <text:p>NA</text:p>
          </table:table-cell>
          <table:table-cell office:value-type="float" office:value="33.5783679860147" table:style-name="ce1">
            <text:p>33.5783679860147</text:p>
          </table:table-cell>
          <table:table-cell office:value-type="float" office:value="NA" table:style-name="ce1">
            <text:p>NA</text:p>
          </table:table-cell>
          <table:table-cell office:value-type="float" office:value="31.8229320675303" table:style-name="ce1">
            <text:p>31.822932067530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0.296043250073" table:style-name="ce1">
            <text:p>30.296043250073</text:p>
          </table:table-cell>
          <table:table-cell office:value-type="float" office:value="NA" table:style-name="ce1">
            <text:p>NA</text:p>
          </table:table-cell>
          <table:table-cell office:value-type="float" office:value="30.5554396229878" table:style-name="ce1">
            <text:p>30.5554396229878</text:p>
          </table:table-cell>
          <table:table-cell office:value-type="float" office:value="NA" table:style-name="ce1">
            <text:p>NA</text:p>
          </table:table-cell>
          <table:table-cell office:value-type="float" office:value="31.470293502625" table:style-name="ce1">
            <text:p>31.470293502625</text:p>
          </table:table-cell>
          <table:table-cell office:value-type="float" office:value="NA" table:style-name="ce1">
            <text:p>NA</text:p>
          </table:table-cell>
          <table:table-cell office:value-type="float" office:value="30.3090014211523" table:style-name="ce1">
            <text:p>30.3090014211523</text:p>
          </table:table-cell>
          <table:table-cell office:value-type="float" office:value="NA" table:style-name="ce1">
            <text:p>NA</text:p>
          </table:table-cell>
          <table:table-cell office:value-type="float" office:value="30.0785832839662" table:style-name="ce1">
            <text:p>30.0785832839662</text:p>
          </table:table-cell>
          <table:table-cell office:value-type="float" office:value="NA" table:style-name="ce1">
            <text:p>NA</text:p>
          </table:table-cell>
          <table:table-cell office:value-type="float" office:value="29.2491960063907" table:style-name="ce1">
            <text:p>29.2491960063907</text:p>
          </table:table-cell>
          <table:table-cell office:value-type="float" office:value="NA" table:style-name="ce1">
            <text:p>NA</text:p>
          </table:table-cell>
          <table:table-cell office:value-type="float" office:value="28.5198908482042" table:style-name="ce1">
            <text:p>28.519890848204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824435993196" table:style-name="ce1">
            <text:p>40.8244359931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7425186859746" table:style-name="ce1">
            <text:p>40.7425186859746</text:p>
          </table:table-cell>
          <table:table-cell office:value-type="float" office:value="39.5716700645966" table:style-name="ce1">
            <text:p>39.5716700645966</text:p>
          </table:table-cell>
          <table:table-cell office:value-type="float" office:value="NA" table:style-name="ce1">
            <text:p>NA</text:p>
          </table:table-cell>
          <table:table-cell office:value-type="float" office:value="40.0958646114608" table:style-name="ce1">
            <text:p>40.0958646114608</text:p>
          </table:table-cell>
          <table:table-cell office:value-type="float" office:value="NA" table:style-name="ce1">
            <text:p>NA</text:p>
          </table:table-cell>
          <table:table-cell office:value-type="float" office:value="40.8848978224502" table:style-name="ce1">
            <text:p>40.88489782245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1994120136844" table:style-name="ce1">
            <text:p>40.1994120136844</text:p>
          </table:table-cell>
          <table:table-cell office:value-type="float" office:value="NA" table:style-name="ce1">
            <text:p>NA</text:p>
          </table:table-cell>
          <table:table-cell office:value-type="float" office:value="37.9105823558746" table:style-name="ce1">
            <text:p>37.9105823558746</text:p>
          </table:table-cell>
          <table:table-cell office:value-type="float" office:value="NA" table:style-name="ce1">
            <text:p>NA</text:p>
          </table:table-cell>
          <table:table-cell office:value-type="float" office:value="38.3991168678278" table:style-name="ce1">
            <text:p>38.3991168678278</text:p>
          </table:table-cell>
          <table:table-cell office:value-type="float" office:value="NA" table:style-name="ce1">
            <text:p>NA</text:p>
          </table:table-cell>
          <table:table-cell office:value-type="float" office:value="38.8825525681239" table:style-name="ce1">
            <text:p>38.8825525681239</text:p>
          </table:table-cell>
          <table:table-cell office:value-type="float" office:value="NA" table:style-name="ce1">
            <text:p>NA</text:p>
          </table:table-cell>
          <table:table-cell office:value-type="float" office:value="40.9639838847098" table:style-name="ce1">
            <text:p>40.9639838847098</text:p>
          </table:table-cell>
          <table:table-cell office:value-type="float" office:value="NA" table:style-name="ce1">
            <text:p>NA</text:p>
          </table:table-cell>
          <table:table-cell office:value-type="float" office:value="38.6661027666892" table:style-name="ce1">
            <text:p>38.6661027666892</text:p>
          </table:table-cell>
          <table:table-cell office:value-type="float" office:value="NA" table:style-name="ce1">
            <text:p>NA</text:p>
          </table:table-cell>
          <table:table-cell office:value-type="float" office:value="36.9269557981478" table:style-name="ce1">
            <text:p>36.9269557981478</text:p>
          </table:table-cell>
          <table:table-cell office:value-type="float" office:value="NA" table:style-name="ce1">
            <text:p>NA</text:p>
          </table:table-cell>
          <table:table-cell office:value-type="float" office:value="39.2295832844941" table:style-name="ce1">
            <text:p>39.2295832844941</text:p>
          </table:table-cell>
          <table:table-cell office:value-type="float" office:value="NA" table:style-name="ce1">
            <text:p>NA</text:p>
          </table:table-cell>
          <table:table-cell office:value-type="float" office:value="39.0900908052918" table:style-name="ce1">
            <text:p>39.0900908052918</text:p>
          </table:table-cell>
          <table:table-cell office:value-type="float" office:value="NA" table:style-name="ce1">
            <text:p>NA</text:p>
          </table:table-cell>
          <table:table-cell office:value-type="float" office:value="36.8451243551107" table:style-name="ce1">
            <text:p>36.845124355110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6.3432191295874" table:style-name="ce1">
            <text:p>36.3432191295874</text:p>
          </table:table-cell>
          <table:table-cell office:value-type="float" office:value="NA" table:style-name="ce1">
            <text:p>NA</text:p>
          </table:table-cell>
          <table:table-cell office:value-type="float" office:value="37.5579357559388" table:style-name="ce1">
            <text:p>37.5579357559388</text:p>
          </table:table-cell>
          <table:table-cell office:value-type="float" office:value="NA" table:style-name="ce1">
            <text:p>NA</text:p>
          </table:table-cell>
          <table:table-cell office:value-type="float" office:value="37.7793611938878" table:style-name="ce1">
            <text:p>37.7793611938878</text:p>
          </table:table-cell>
          <table:table-cell office:value-type="float" office:value="NA" table:style-name="ce1">
            <text:p>NA</text:p>
          </table:table-cell>
          <table:table-cell office:value-type="float" office:value="36.3707579610361" table:style-name="ce1">
            <text:p>36.3707579610361</text:p>
          </table:table-cell>
          <table:table-cell office:value-type="float" office:value="NA" table:style-name="ce1">
            <text:p>NA</text:p>
          </table:table-cell>
          <table:table-cell office:value-type="float" office:value="36.0062096678044" table:style-name="ce1">
            <text:p>36.0062096678044</text:p>
          </table:table-cell>
          <table:table-cell office:value-type="float" office:value="NA" table:style-name="ce1">
            <text:p>NA</text:p>
          </table:table-cell>
          <table:table-cell office:value-type="float" office:value="36.037144784792" table:style-name="ce1">
            <text:p>36.037144784792</text:p>
          </table:table-cell>
          <table:table-cell office:value-type="float" office:value="NA" table:style-name="ce1">
            <text:p>NA</text:p>
          </table:table-cell>
          <table:table-cell office:value-type="float" office:value="35.1397632329867" table:style-name="ce1">
            <text:p>35.139763232986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4142587226269" table:style-name="ce1">
            <text:p>41.414258722626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9996360383713" table:style-name="ce1">
            <text:p>40.9996360383713</text:p>
          </table:table-cell>
          <table:table-cell office:value-type="float" office:value="42.6264899217983" table:style-name="ce1">
            <text:p>42.6264899217983</text:p>
          </table:table-cell>
          <table:table-cell office:value-type="float" office:value="NA" table:style-name="ce1">
            <text:p>NA</text:p>
          </table:table-cell>
          <table:table-cell office:value-type="float" office:value="41.4410676504082" table:style-name="ce1">
            <text:p>41.4410676504082</text:p>
          </table:table-cell>
          <table:table-cell office:value-type="float" office:value="NA" table:style-name="ce1">
            <text:p>NA</text:p>
          </table:table-cell>
          <table:table-cell office:value-type="float" office:value="41.6291724589115" table:style-name="ce1">
            <text:p>41.629172458911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6269319181216" table:style-name="ce1">
            <text:p>40.6269319181216</text:p>
          </table:table-cell>
          <table:table-cell office:value-type="float" office:value="NA" table:style-name="ce1">
            <text:p>NA</text:p>
          </table:table-cell>
          <table:table-cell office:value-type="float" office:value="40.7949283940133" table:style-name="ce1">
            <text:p>40.7949283940133</text:p>
          </table:table-cell>
          <table:table-cell office:value-type="float" office:value="NA" table:style-name="ce1">
            <text:p>NA</text:p>
          </table:table-cell>
          <table:table-cell office:value-type="float" office:value="38.5501704292307" table:style-name="ce1">
            <text:p>38.5501704292307</text:p>
          </table:table-cell>
          <table:table-cell office:value-type="float" office:value="NA" table:style-name="ce1">
            <text:p>NA</text:p>
          </table:table-cell>
          <table:table-cell office:value-type="float" office:value="38.4507906208308" table:style-name="ce1">
            <text:p>38.4507906208308</text:p>
          </table:table-cell>
          <table:table-cell office:value-type="float" office:value="NA" table:style-name="ce1">
            <text:p>NA</text:p>
          </table:table-cell>
          <table:table-cell office:value-type="float" office:value="39.1013613406085" table:style-name="ce1">
            <text:p>39.1013613406085</text:p>
          </table:table-cell>
          <table:table-cell office:value-type="float" office:value="NA" table:style-name="ce1">
            <text:p>NA</text:p>
          </table:table-cell>
          <table:table-cell office:value-type="float" office:value="37.1264903459931" table:style-name="ce1">
            <text:p>37.1264903459931</text:p>
          </table:table-cell>
          <table:table-cell office:value-type="float" office:value="NA" table:style-name="ce1">
            <text:p>NA</text:p>
          </table:table-cell>
          <table:table-cell office:value-type="float" office:value="35.1718372951354" table:style-name="ce1">
            <text:p>35.1718372951354</text:p>
          </table:table-cell>
          <table:table-cell office:value-type="float" office:value="NA" table:style-name="ce1">
            <text:p>NA</text:p>
          </table:table-cell>
          <table:table-cell office:value-type="float" office:value="37.3365031097425" table:style-name="ce1">
            <text:p>37.3365031097425</text:p>
          </table:table-cell>
          <table:table-cell office:value-type="float" office:value="NA" table:style-name="ce1">
            <text:p>NA</text:p>
          </table:table-cell>
          <table:table-cell office:value-type="float" office:value="36.3964979623514" table:style-name="ce1">
            <text:p>36.3964979623514</text:p>
          </table:table-cell>
          <table:table-cell office:value-type="float" office:value="NA" table:style-name="ce1">
            <text:p>NA</text:p>
          </table:table-cell>
          <table:table-cell office:value-type="float" office:value="37.7797709081814" table:style-name="ce1">
            <text:p>37.779770908181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2.6826040356823" table:style-name="ce1">
            <text:p>32.6826040356823</text:p>
          </table:table-cell>
          <table:table-cell office:value-type="float" office:value="NA" table:style-name="ce1">
            <text:p>NA</text:p>
          </table:table-cell>
          <table:table-cell office:value-type="float" office:value="32.8000190933595" table:style-name="ce1">
            <text:p>32.8000190933595</text:p>
          </table:table-cell>
          <table:table-cell office:value-type="float" office:value="NA" table:style-name="ce1">
            <text:p>NA</text:p>
          </table:table-cell>
          <table:table-cell office:value-type="float" office:value="34.0853637846977" table:style-name="ce1">
            <text:p>34.0853637846977</text:p>
          </table:table-cell>
          <table:table-cell office:value-type="float" office:value="NA" table:style-name="ce1">
            <text:p>NA</text:p>
          </table:table-cell>
          <table:table-cell office:value-type="float" office:value="32.2913846840197" table:style-name="ce1">
            <text:p>32.2913846840197</text:p>
          </table:table-cell>
          <table:table-cell office:value-type="float" office:value="NA" table:style-name="ce1">
            <text:p>NA</text:p>
          </table:table-cell>
          <table:table-cell office:value-type="float" office:value="32.091254555491" table:style-name="ce1">
            <text:p>32.091254555491</text:p>
          </table:table-cell>
          <table:table-cell office:value-type="float" office:value="NA" table:style-name="ce1">
            <text:p>NA</text:p>
          </table:table-cell>
          <table:table-cell office:value-type="float" office:value="30.9223384901444" table:style-name="ce1">
            <text:p>30.9223384901444</text:p>
          </table:table-cell>
          <table:table-cell office:value-type="float" office:value="NA" table:style-name="ce1">
            <text:p>NA</text:p>
          </table:table-cell>
          <table:table-cell office:value-type="float" office:value="30.0150990518047" table:style-name="ce1">
            <text:p>30.015099051804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9.440048318867" table:style-name="ce1">
            <text:p>39.44004831886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6084395565563" table:style-name="ce1">
            <text:p>41.6084395565563</text:p>
          </table:table-cell>
          <table:table-cell office:value-type="float" office:value="41.2912002669018" table:style-name="ce1">
            <text:p>41.2912002669018</text:p>
          </table:table-cell>
          <table:table-cell office:value-type="float" office:value="NA" table:style-name="ce1">
            <text:p>NA</text:p>
          </table:table-cell>
          <table:table-cell office:value-type="float" office:value="41.5060116366562" table:style-name="ce1">
            <text:p>41.5060116366562</text:p>
          </table:table-cell>
          <table:table-cell office:value-type="float" office:value="NA" table:style-name="ce1">
            <text:p>NA</text:p>
          </table:table-cell>
          <table:table-cell office:value-type="float" office:value="42.7939999110316" table:style-name="ce1">
            <text:p>42.793999911031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1.5328245487099" table:style-name="ce1">
            <text:p>41.5328245487099</text:p>
          </table:table-cell>
          <table:table-cell office:value-type="float" office:value="NA" table:style-name="ce1">
            <text:p>NA</text:p>
          </table:table-cell>
          <table:table-cell office:value-type="float" office:value="39.0375203641358" table:style-name="ce1">
            <text:p>39.0375203641358</text:p>
          </table:table-cell>
          <table:table-cell office:value-type="float" office:value="NA" table:style-name="ce1">
            <text:p>NA</text:p>
          </table:table-cell>
          <table:table-cell office:value-type="float" office:value="39.7469150928216" table:style-name="ce1">
            <text:p>39.7469150928216</text:p>
          </table:table-cell>
          <table:table-cell office:value-type="float" office:value="NA" table:style-name="ce1">
            <text:p>NA</text:p>
          </table:table-cell>
          <table:table-cell office:value-type="float" office:value="40.9673004963956" table:style-name="ce1">
            <text:p>40.9673004963956</text:p>
          </table:table-cell>
          <table:table-cell office:value-type="float" office:value="NA" table:style-name="ce1">
            <text:p>NA</text:p>
          </table:table-cell>
          <table:table-cell office:value-type="float" office:value="41.6060036397711" table:style-name="ce1">
            <text:p>41.6060036397711</text:p>
          </table:table-cell>
          <table:table-cell office:value-type="float" office:value="NA" table:style-name="ce1">
            <text:p>NA</text:p>
          </table:table-cell>
          <table:table-cell office:value-type="float" office:value="39.6418227360504" table:style-name="ce1">
            <text:p>39.6418227360504</text:p>
          </table:table-cell>
          <table:table-cell office:value-type="float" office:value="NA" table:style-name="ce1">
            <text:p>NA</text:p>
          </table:table-cell>
          <table:table-cell office:value-type="float" office:value="37.6988521848288" table:style-name="ce1">
            <text:p>37.6988521848288</text:p>
          </table:table-cell>
          <table:table-cell office:value-type="float" office:value="NA" table:style-name="ce1">
            <text:p>NA</text:p>
          </table:table-cell>
          <table:table-cell office:value-type="float" office:value="39.5854717982111" table:style-name="ce1">
            <text:p>39.5854717982111</text:p>
          </table:table-cell>
          <table:table-cell office:value-type="float" office:value="NA" table:style-name="ce1">
            <text:p>NA</text:p>
          </table:table-cell>
          <table:table-cell office:value-type="float" office:value="40.6786856294797" table:style-name="ce1">
            <text:p>40.6786856294797</text:p>
          </table:table-cell>
          <table:table-cell office:value-type="float" office:value="NA" table:style-name="ce1">
            <text:p>NA</text:p>
          </table:table-cell>
          <table:table-cell office:value-type="float" office:value="38.7682474204348" table:style-name="ce1">
            <text:p>38.768247420434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7.2039361163596" table:style-name="ce1">
            <text:p>37.2039361163596</text:p>
          </table:table-cell>
          <table:table-cell office:value-type="float" office:value="NA" table:style-name="ce1">
            <text:p>NA</text:p>
          </table:table-cell>
          <table:table-cell office:value-type="float" office:value="38.2895285918047" table:style-name="ce1">
            <text:p>38.2895285918047</text:p>
          </table:table-cell>
          <table:table-cell office:value-type="float" office:value="NA" table:style-name="ce1">
            <text:p>NA</text:p>
          </table:table-cell>
          <table:table-cell office:value-type="float" office:value="38.8638525936367" table:style-name="ce1">
            <text:p>38.8638525936367</text:p>
          </table:table-cell>
          <table:table-cell office:value-type="float" office:value="NA" table:style-name="ce1">
            <text:p>NA</text:p>
          </table:table-cell>
          <table:table-cell office:value-type="float" office:value="37.8100583118565" table:style-name="ce1">
            <text:p>37.8100583118565</text:p>
          </table:table-cell>
          <table:table-cell office:value-type="float" office:value="NA" table:style-name="ce1">
            <text:p>NA</text:p>
          </table:table-cell>
          <table:table-cell office:value-type="float" office:value="37.6548985178847" table:style-name="ce1">
            <text:p>37.6548985178847</text:p>
          </table:table-cell>
          <table:table-cell office:value-type="float" office:value="NA" table:style-name="ce1">
            <text:p>NA</text:p>
          </table:table-cell>
          <table:table-cell office:value-type="float" office:value="37.1188609384227" table:style-name="ce1">
            <text:p>37.1188609384227</text:p>
          </table:table-cell>
          <table:table-cell office:value-type="float" office:value="NA" table:style-name="ce1">
            <text:p>NA</text:p>
          </table:table-cell>
          <table:table-cell office:value-type="float" office:value="37.3325297406517" table:style-name="ce1">
            <text:p>37.33252974065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4279857710017" table:style-name="ce1">
            <text:p>46.42798577100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3697246145445" table:style-name="ce1">
            <text:p>46.3697246145445</text:p>
          </table:table-cell>
          <table:table-cell office:value-type="float" office:value="46.9206322938064" table:style-name="ce1">
            <text:p>46.9206322938064</text:p>
          </table:table-cell>
          <table:table-cell office:value-type="float" office:value="NA" table:style-name="ce1">
            <text:p>NA</text:p>
          </table:table-cell>
          <table:table-cell office:value-type="float" office:value="45.143120722852" table:style-name="ce1">
            <text:p>45.143120722852</text:p>
          </table:table-cell>
          <table:table-cell office:value-type="float" office:value="NA" table:style-name="ce1">
            <text:p>NA</text:p>
          </table:table-cell>
          <table:table-cell office:value-type="float" office:value="45.6843863154774" table:style-name="ce1">
            <text:p>45.684386315477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8923519012039" table:style-name="ce1">
            <text:p>45.8923519012039</text:p>
          </table:table-cell>
          <table:table-cell office:value-type="float" office:value="NA" table:style-name="ce1">
            <text:p>NA</text:p>
          </table:table-cell>
          <table:table-cell office:value-type="float" office:value="42.9737145540544" table:style-name="ce1">
            <text:p>42.9737145540544</text:p>
          </table:table-cell>
          <table:table-cell office:value-type="float" office:value="NA" table:style-name="ce1">
            <text:p>NA</text:p>
          </table:table-cell>
          <table:table-cell office:value-type="float" office:value="42.9317954225585" table:style-name="ce1">
            <text:p>42.9317954225585</text:p>
          </table:table-cell>
          <table:table-cell office:value-type="float" office:value="NA" table:style-name="ce1">
            <text:p>NA</text:p>
          </table:table-cell>
          <table:table-cell office:value-type="float" office:value="48.0422642376877" table:style-name="ce1">
            <text:p>48.0422642376877</text:p>
          </table:table-cell>
          <table:table-cell office:value-type="float" office:value="NA" table:style-name="ce1">
            <text:p>NA</text:p>
          </table:table-cell>
          <table:table-cell office:value-type="float" office:value="47.6675635770836" table:style-name="ce1">
            <text:p>47.6675635770836</text:p>
          </table:table-cell>
          <table:table-cell office:value-type="float" office:value="NA" table:style-name="ce1">
            <text:p>NA</text:p>
          </table:table-cell>
          <table:table-cell office:value-type="float" office:value="43.8764638450315" table:style-name="ce1">
            <text:p>43.8764638450315</text:p>
          </table:table-cell>
          <table:table-cell office:value-type="float" office:value="NA" table:style-name="ce1">
            <text:p>NA</text:p>
          </table:table-cell>
          <table:table-cell office:value-type="float" office:value="42.3743411013971" table:style-name="ce1">
            <text:p>42.3743411013971</text:p>
          </table:table-cell>
          <table:table-cell office:value-type="float" office:value="NA" table:style-name="ce1">
            <text:p>NA</text:p>
          </table:table-cell>
          <table:table-cell office:value-type="float" office:value="45.6778832834655" table:style-name="ce1">
            <text:p>45.6778832834655</text:p>
          </table:table-cell>
          <table:table-cell office:value-type="float" office:value="NA" table:style-name="ce1">
            <text:p>NA</text:p>
          </table:table-cell>
          <table:table-cell office:value-type="float" office:value="43.8757978222324" table:style-name="ce1">
            <text:p>43.8757978222324</text:p>
          </table:table-cell>
          <table:table-cell office:value-type="float" office:value="NA" table:style-name="ce1">
            <text:p>NA</text:p>
          </table:table-cell>
          <table:table-cell office:value-type="float" office:value="42.9652381855757" table:style-name="ce1">
            <text:p>42.965238185575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0.2725254805629" table:style-name="ce1">
            <text:p>40.2725254805629</text:p>
          </table:table-cell>
          <table:table-cell office:value-type="float" office:value="NA" table:style-name="ce1">
            <text:p>NA</text:p>
          </table:table-cell>
          <table:table-cell office:value-type="float" office:value="43.2951608581631" table:style-name="ce1">
            <text:p>43.2951608581631</text:p>
          </table:table-cell>
          <table:table-cell office:value-type="float" office:value="NA" table:style-name="ce1">
            <text:p>NA</text:p>
          </table:table-cell>
          <table:table-cell office:value-type="float" office:value="41.8299224025391" table:style-name="ce1">
            <text:p>41.8299224025391</text:p>
          </table:table-cell>
          <table:table-cell office:value-type="float" office:value="NA" table:style-name="ce1">
            <text:p>NA</text:p>
          </table:table-cell>
          <table:table-cell office:value-type="float" office:value="40.5988895044432" table:style-name="ce1">
            <text:p>40.5988895044432</text:p>
          </table:table-cell>
          <table:table-cell office:value-type="float" office:value="NA" table:style-name="ce1">
            <text:p>NA</text:p>
          </table:table-cell>
          <table:table-cell office:value-type="float" office:value="40.6822069661316" table:style-name="ce1">
            <text:p>40.6822069661316</text:p>
          </table:table-cell>
          <table:table-cell office:value-type="float" office:value="NA" table:style-name="ce1">
            <text:p>NA</text:p>
          </table:table-cell>
          <table:table-cell office:value-type="float" office:value="40.7939936334175" table:style-name="ce1">
            <text:p>40.7939936334175</text:p>
          </table:table-cell>
          <table:table-cell office:value-type="float" office:value="NA" table:style-name="ce1">
            <text:p>NA</text:p>
          </table:table-cell>
          <table:table-cell office:value-type="float" office:value="42.1070920743726" table:style-name="ce1">
            <text:p>42.107092074372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5.7462712927669" table:style-name="ce1">
            <text:p>45.746271292766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1771555880327" table:style-name="ce1">
            <text:p>49.1771555880327</text:p>
          </table:table-cell>
          <table:table-cell office:value-type="float" office:value="48.5501329678569" table:style-name="ce1">
            <text:p>48.5501329678569</text:p>
          </table:table-cell>
          <table:table-cell office:value-type="float" office:value="NA" table:style-name="ce1">
            <text:p>NA</text:p>
          </table:table-cell>
          <table:table-cell office:value-type="float" office:value="48.7158560448695" table:style-name="ce1">
            <text:p>48.7158560448695</text:p>
          </table:table-cell>
          <table:table-cell office:value-type="float" office:value="NA" table:style-name="ce1">
            <text:p>NA</text:p>
          </table:table-cell>
          <table:table-cell office:value-type="float" office:value="49.6863167348245" table:style-name="ce1">
            <text:p>49.6863167348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4857579058522" table:style-name="ce1">
            <text:p>50.4857579058522</text:p>
          </table:table-cell>
          <table:table-cell office:value-type="float" office:value="NA" table:style-name="ce1">
            <text:p>NA</text:p>
          </table:table-cell>
          <table:table-cell office:value-type="float" office:value="46.5670161593431" table:style-name="ce1">
            <text:p>46.5670161593431</text:p>
          </table:table-cell>
          <table:table-cell office:value-type="float" office:value="NA" table:style-name="ce1">
            <text:p>NA</text:p>
          </table:table-cell>
          <table:table-cell office:value-type="float" office:value="48.292428596454" table:style-name="ce1">
            <text:p>48.292428596454</text:p>
          </table:table-cell>
          <table:table-cell office:value-type="float" office:value="NA" table:style-name="ce1">
            <text:p>NA</text:p>
          </table:table-cell>
          <table:table-cell office:value-type="float" office:value="53.1676921774348" table:style-name="ce1">
            <text:p>53.1676921774348</text:p>
          </table:table-cell>
          <table:table-cell office:value-type="float" office:value="NA" table:style-name="ce1">
            <text:p>NA</text:p>
          </table:table-cell>
          <table:table-cell office:value-type="float" office:value="54.7775442854684" table:style-name="ce1">
            <text:p>54.7775442854684</text:p>
          </table:table-cell>
          <table:table-cell office:value-type="float" office:value="NA" table:style-name="ce1">
            <text:p>NA</text:p>
          </table:table-cell>
          <table:table-cell office:value-type="float" office:value="49.3085305811415" table:style-name="ce1">
            <text:p>49.3085305811415</text:p>
          </table:table-cell>
          <table:table-cell office:value-type="float" office:value="NA" table:style-name="ce1">
            <text:p>NA</text:p>
          </table:table-cell>
          <table:table-cell office:value-type="float" office:value="50.1298779562721" table:style-name="ce1">
            <text:p>50.1298779562721</text:p>
          </table:table-cell>
          <table:table-cell office:value-type="float" office:value="NA" table:style-name="ce1">
            <text:p>NA</text:p>
          </table:table-cell>
          <table:table-cell office:value-type="float" office:value="51.9441807088336" table:style-name="ce1">
            <text:p>51.9441807088336</text:p>
          </table:table-cell>
          <table:table-cell office:value-type="float" office:value="NA" table:style-name="ce1">
            <text:p>NA</text:p>
          </table:table-cell>
          <table:table-cell office:value-type="float" office:value="51.6804053087928" table:style-name="ce1">
            <text:p>51.6804053087928</text:p>
          </table:table-cell>
          <table:table-cell office:value-type="float" office:value="NA" table:style-name="ce1">
            <text:p>NA</text:p>
          </table:table-cell>
          <table:table-cell office:value-type="float" office:value="51.9531584562659" table:style-name="ce1">
            <text:p>51.953158456265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4278145597766" table:style-name="ce1">
            <text:p>49.4278145597766</text:p>
          </table:table-cell>
          <table:table-cell office:value-type="float" office:value="NA" table:style-name="ce1">
            <text:p>NA</text:p>
          </table:table-cell>
          <table:table-cell office:value-type="float" office:value="50.1855816899693" table:style-name="ce1">
            <text:p>50.1855816899693</text:p>
          </table:table-cell>
          <table:table-cell office:value-type="float" office:value="NA" table:style-name="ce1">
            <text:p>NA</text:p>
          </table:table-cell>
          <table:table-cell office:value-type="float" office:value="50.8868772507108" table:style-name="ce1">
            <text:p>50.8868772507108</text:p>
          </table:table-cell>
          <table:table-cell office:value-type="float" office:value="NA" table:style-name="ce1">
            <text:p>NA</text:p>
          </table:table-cell>
          <table:table-cell office:value-type="float" office:value="49.4552543032304" table:style-name="ce1">
            <text:p>49.4552543032304</text:p>
          </table:table-cell>
          <table:table-cell office:value-type="float" office:value="NA" table:style-name="ce1">
            <text:p>NA</text:p>
          </table:table-cell>
          <table:table-cell office:value-type="float" office:value="50.1183369872492" table:style-name="ce1">
            <text:p>50.1183369872492</text:p>
          </table:table-cell>
          <table:table-cell office:value-type="float" office:value="NA" table:style-name="ce1">
            <text:p>NA</text:p>
          </table:table-cell>
          <table:table-cell office:value-type="float" office:value="49.8338666238108" table:style-name="ce1">
            <text:p>49.8338666238108</text:p>
          </table:table-cell>
          <table:table-cell office:value-type="float" office:value="NA" table:style-name="ce1">
            <text:p>NA</text:p>
          </table:table-cell>
          <table:table-cell office:value-type="float" office:value="49.2142310518872" table:style-name="ce1">
            <text:p>49.214231051887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3.4834027403711" table:style-name="ce1">
            <text:p>43.48340274037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3507901041191" table:style-name="ce1">
            <text:p>48.3507901041191</text:p>
          </table:table-cell>
          <table:table-cell office:value-type="float" office:value="46.5773559679649" table:style-name="ce1">
            <text:p>46.5773559679649</text:p>
          </table:table-cell>
          <table:table-cell office:value-type="float" office:value="NA" table:style-name="ce1">
            <text:p>NA</text:p>
          </table:table-cell>
          <table:table-cell office:value-type="float" office:value="47.1086751997548" table:style-name="ce1">
            <text:p>47.1086751997548</text:p>
          </table:table-cell>
          <table:table-cell office:value-type="float" office:value="NA" table:style-name="ce1">
            <text:p>NA</text:p>
          </table:table-cell>
          <table:table-cell office:value-type="float" office:value="48.4884790330387" table:style-name="ce1">
            <text:p>48.48847903303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3657334732312" table:style-name="ce1">
            <text:p>48.3657334732312</text:p>
          </table:table-cell>
          <table:table-cell office:value-type="float" office:value="NA" table:style-name="ce1">
            <text:p>NA</text:p>
          </table:table-cell>
          <table:table-cell office:value-type="float" office:value="45.4531574272284" table:style-name="ce1">
            <text:p>45.4531574272284</text:p>
          </table:table-cell>
          <table:table-cell office:value-type="float" office:value="NA" table:style-name="ce1">
            <text:p>NA</text:p>
          </table:table-cell>
          <table:table-cell office:value-type="float" office:value="46.2419001321406" table:style-name="ce1">
            <text:p>46.2419001321406</text:p>
          </table:table-cell>
          <table:table-cell office:value-type="float" office:value="NA" table:style-name="ce1">
            <text:p>NA</text:p>
          </table:table-cell>
          <table:table-cell office:value-type="float" office:value="49.8559745619959" table:style-name="ce1">
            <text:p>49.8559745619959</text:p>
          </table:table-cell>
          <table:table-cell office:value-type="float" office:value="NA" table:style-name="ce1">
            <text:p>NA</text:p>
          </table:table-cell>
          <table:table-cell office:value-type="float" office:value="50.3090004078024" table:style-name="ce1">
            <text:p>50.3090004078024</text:p>
          </table:table-cell>
          <table:table-cell office:value-type="float" office:value="NA" table:style-name="ce1">
            <text:p>NA</text:p>
          </table:table-cell>
          <table:table-cell office:value-type="float" office:value="45.1341066007949" table:style-name="ce1">
            <text:p>45.1341066007949</text:p>
          </table:table-cell>
          <table:table-cell office:value-type="float" office:value="NA" table:style-name="ce1">
            <text:p>NA</text:p>
          </table:table-cell>
          <table:table-cell office:value-type="float" office:value="43.9131350548027" table:style-name="ce1">
            <text:p>43.9131350548027</text:p>
          </table:table-cell>
          <table:table-cell office:value-type="float" office:value="NA" table:style-name="ce1">
            <text:p>NA</text:p>
          </table:table-cell>
          <table:table-cell office:value-type="float" office:value="48.5482507269373" table:style-name="ce1">
            <text:p>48.5482507269373</text:p>
          </table:table-cell>
          <table:table-cell office:value-type="float" office:value="NA" table:style-name="ce1">
            <text:p>NA</text:p>
          </table:table-cell>
          <table:table-cell office:value-type="float" office:value="45.9086291479633" table:style-name="ce1">
            <text:p>45.9086291479633</text:p>
          </table:table-cell>
          <table:table-cell office:value-type="float" office:value="NA" table:style-name="ce1">
            <text:p>NA</text:p>
          </table:table-cell>
          <table:table-cell office:value-type="float" office:value="47.4864122730409" table:style-name="ce1">
            <text:p>47.486412273040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3.1153025613971" table:style-name="ce1">
            <text:p>43.1153025613971</text:p>
          </table:table-cell>
          <table:table-cell office:value-type="float" office:value="NA" table:style-name="ce1">
            <text:p>NA</text:p>
          </table:table-cell>
          <table:table-cell office:value-type="float" office:value="44.4071546115016" table:style-name="ce1">
            <text:p>44.4071546115016</text:p>
          </table:table-cell>
          <table:table-cell office:value-type="float" office:value="NA" table:style-name="ce1">
            <text:p>NA</text:p>
          </table:table-cell>
          <table:table-cell office:value-type="float" office:value="42.992277163812" table:style-name="ce1">
            <text:p>42.992277163812</text:p>
          </table:table-cell>
          <table:table-cell office:value-type="float" office:value="NA" table:style-name="ce1">
            <text:p>NA</text:p>
          </table:table-cell>
          <table:table-cell office:value-type="float" office:value="42.7370294812693" table:style-name="ce1">
            <text:p>42.7370294812693</text:p>
          </table:table-cell>
          <table:table-cell office:value-type="float" office:value="NA" table:style-name="ce1">
            <text:p>NA</text:p>
          </table:table-cell>
          <table:table-cell office:value-type="float" office:value="43.4043750296716" table:style-name="ce1">
            <text:p>43.4043750296716</text:p>
          </table:table-cell>
          <table:table-cell office:value-type="float" office:value="NA" table:style-name="ce1">
            <text:p>NA</text:p>
          </table:table-cell>
          <table:table-cell office:value-type="float" office:value="41.5202006319678" table:style-name="ce1">
            <text:p>41.5202006319678</text:p>
          </table:table-cell>
          <table:table-cell office:value-type="float" office:value="NA" table:style-name="ce1">
            <text:p>NA</text:p>
          </table:table-cell>
          <table:table-cell office:value-type="float" office:value="41.4362541670005" table:style-name="ce1">
            <text:p>41.43625416700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1.6207643062993" table:style-name="ce1">
            <text:p>51.620764306299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4.453183474975" table:style-name="ce1">
            <text:p>64.453183474975</text:p>
          </table:table-cell>
          <table:table-cell office:value-type="float" office:value="63.0136602563191" table:style-name="ce1">
            <text:p>63.0136602563191</text:p>
          </table:table-cell>
          <table:table-cell office:value-type="float" office:value="NA" table:style-name="ce1">
            <text:p>NA</text:p>
          </table:table-cell>
          <table:table-cell office:value-type="float" office:value="64.5231045354241" table:style-name="ce1">
            <text:p>64.5231045354241</text:p>
          </table:table-cell>
          <table:table-cell office:value-type="float" office:value="NA" table:style-name="ce1">
            <text:p>NA</text:p>
          </table:table-cell>
          <table:table-cell office:value-type="float" office:value="69.7484289729185" table:style-name="ce1">
            <text:p>69.74842897291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1148160703854" table:style-name="ce1">
            <text:p>68.1148160703854</text:p>
          </table:table-cell>
          <table:table-cell office:value-type="float" office:value="NA" table:style-name="ce1">
            <text:p>NA</text:p>
          </table:table-cell>
          <table:table-cell office:value-type="float" office:value="63.5545364602533" table:style-name="ce1">
            <text:p>63.5545364602533</text:p>
          </table:table-cell>
          <table:table-cell office:value-type="float" office:value="NA" table:style-name="ce1">
            <text:p>NA</text:p>
          </table:table-cell>
          <table:table-cell office:value-type="float" office:value="68.1030108517846" table:style-name="ce1">
            <text:p>68.1030108517846</text:p>
          </table:table-cell>
          <table:table-cell office:value-type="float" office:value="NA" table:style-name="ce1">
            <text:p>NA</text:p>
          </table:table-cell>
          <table:table-cell office:value-type="float" office:value="79.9816617943266" table:style-name="ce1">
            <text:p>79.9816617943266</text:p>
          </table:table-cell>
          <table:table-cell office:value-type="float" office:value="NA" table:style-name="ce1">
            <text:p>NA</text:p>
          </table:table-cell>
          <table:table-cell office:value-type="float" office:value="86.0326409740996" table:style-name="ce1">
            <text:p>86.0326409740996</text:p>
          </table:table-cell>
          <table:table-cell office:value-type="float" office:value="NA" table:style-name="ce1">
            <text:p>NA</text:p>
          </table:table-cell>
          <table:table-cell office:value-type="float" office:value="73.1729025028641" table:style-name="ce1">
            <text:p>73.1729025028641</text:p>
          </table:table-cell>
          <table:table-cell office:value-type="float" office:value="NA" table:style-name="ce1">
            <text:p>NA</text:p>
          </table:table-cell>
          <table:table-cell office:value-type="float" office:value="84.6463166462052" table:style-name="ce1">
            <text:p>84.6463166462052</text:p>
          </table:table-cell>
          <table:table-cell office:value-type="float" office:value="NA" table:style-name="ce1">
            <text:p>NA</text:p>
          </table:table-cell>
          <table:table-cell office:value-type="float" office:value="85.7947481830922" table:style-name="ce1">
            <text:p>85.7947481830922</text:p>
          </table:table-cell>
          <table:table-cell office:value-type="float" office:value="NA" table:style-name="ce1">
            <text:p>NA</text:p>
          </table:table-cell>
          <table:table-cell office:value-type="float" office:value="80.826587075305" table:style-name="ce1">
            <text:p>80.826587075305</text:p>
          </table:table-cell>
          <table:table-cell office:value-type="float" office:value="NA" table:style-name="ce1">
            <text:p>NA</text:p>
          </table:table-cell>
          <table:table-cell office:value-type="float" office:value="84.2187159508517" table:style-name="ce1">
            <text:p>84.218715950851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9.6232996608659" table:style-name="ce1">
            <text:p>79.6232996608659</text:p>
          </table:table-cell>
          <table:table-cell office:value-type="float" office:value="NA" table:style-name="ce1">
            <text:p>NA</text:p>
          </table:table-cell>
          <table:table-cell office:value-type="float" office:value="81.0632017089691" table:style-name="ce1">
            <text:p>81.0632017089691</text:p>
          </table:table-cell>
          <table:table-cell office:value-type="float" office:value="NA" table:style-name="ce1">
            <text:p>NA</text:p>
          </table:table-cell>
          <table:table-cell office:value-type="float" office:value="84.0282165241439" table:style-name="ce1">
            <text:p>84.0282165241439</text:p>
          </table:table-cell>
          <table:table-cell office:value-type="float" office:value="NA" table:style-name="ce1">
            <text:p>NA</text:p>
          </table:table-cell>
          <table:table-cell office:value-type="float" office:value="80.1046743979662" table:style-name="ce1">
            <text:p>80.1046743979662</text:p>
          </table:table-cell>
          <table:table-cell office:value-type="float" office:value="NA" table:style-name="ce1">
            <text:p>NA</text:p>
          </table:table-cell>
          <table:table-cell office:value-type="float" office:value="83.4753481632641" table:style-name="ce1">
            <text:p>83.4753481632641</text:p>
          </table:table-cell>
          <table:table-cell office:value-type="float" office:value="NA" table:style-name="ce1">
            <text:p>NA</text:p>
          </table:table-cell>
          <table:table-cell office:value-type="float" office:value="85.3105794660165" table:style-name="ce1">
            <text:p>85.3105794660165</text:p>
          </table:table-cell>
          <table:table-cell office:value-type="float" office:value="NA" table:style-name="ce1">
            <text:p>NA</text:p>
          </table:table-cell>
          <table:table-cell office:value-type="float" office:value="84.0155219721841" table:style-name="ce1">
            <text:p>84.015521972184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0991354432654" table:style-name="ce1">
            <text:p>46.099135443265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4.4020514037605" table:style-name="ce1">
            <text:p>54.4020514037605</text:p>
          </table:table-cell>
          <table:table-cell office:value-type="float" office:value="54.0418051533193" table:style-name="ce1">
            <text:p>54.0418051533193</text:p>
          </table:table-cell>
          <table:table-cell office:value-type="float" office:value="NA" table:style-name="ce1">
            <text:p>NA</text:p>
          </table:table-cell>
          <table:table-cell office:value-type="float" office:value="55.0341640770398" table:style-name="ce1">
            <text:p>55.0341640770398</text:p>
          </table:table-cell>
          <table:table-cell office:value-type="float" office:value="NA" table:style-name="ce1">
            <text:p>NA</text:p>
          </table:table-cell>
          <table:table-cell office:value-type="float" office:value="54.6158930041639" table:style-name="ce1">
            <text:p>54.615893004163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6817594782169" table:style-name="ce1">
            <text:p>52.6817594782169</text:p>
          </table:table-cell>
          <table:table-cell office:value-type="float" office:value="NA" table:style-name="ce1">
            <text:p>NA</text:p>
          </table:table-cell>
          <table:table-cell office:value-type="float" office:value="53.624496505942" table:style-name="ce1">
            <text:p>53.624496505942</text:p>
          </table:table-cell>
          <table:table-cell office:value-type="float" office:value="NA" table:style-name="ce1">
            <text:p>NA</text:p>
          </table:table-cell>
          <table:table-cell office:value-type="float" office:value="54.0050133116738" table:style-name="ce1">
            <text:p>54.0050133116738</text:p>
          </table:table-cell>
          <table:table-cell office:value-type="float" office:value="NA" table:style-name="ce1">
            <text:p>NA</text:p>
          </table:table-cell>
          <table:table-cell office:value-type="float" office:value="60.0171966448382" table:style-name="ce1">
            <text:p>60.0171966448382</text:p>
          </table:table-cell>
          <table:table-cell office:value-type="float" office:value="NA" table:style-name="ce1">
            <text:p>NA</text:p>
          </table:table-cell>
          <table:table-cell office:value-type="float" office:value="61.1075003781939" table:style-name="ce1">
            <text:p>61.1075003781939</text:p>
          </table:table-cell>
          <table:table-cell office:value-type="float" office:value="NA" table:style-name="ce1">
            <text:p>NA</text:p>
          </table:table-cell>
          <table:table-cell office:value-type="float" office:value="51.5746724815113" table:style-name="ce1">
            <text:p>51.5746724815113</text:p>
          </table:table-cell>
          <table:table-cell office:value-type="float" office:value="NA" table:style-name="ce1">
            <text:p>NA</text:p>
          </table:table-cell>
          <table:table-cell office:value-type="float" office:value="54.2751183294204" table:style-name="ce1">
            <text:p>54.2751183294204</text:p>
          </table:table-cell>
          <table:table-cell office:value-type="float" office:value="NA" table:style-name="ce1">
            <text:p>NA</text:p>
          </table:table-cell>
          <table:table-cell office:value-type="float" office:value="57.9654787115247" table:style-name="ce1">
            <text:p>57.9654787115247</text:p>
          </table:table-cell>
          <table:table-cell office:value-type="float" office:value="NA" table:style-name="ce1">
            <text:p>NA</text:p>
          </table:table-cell>
          <table:table-cell office:value-type="float" office:value="57.9564965618206" table:style-name="ce1">
            <text:p>57.9564965618206</text:p>
          </table:table-cell>
          <table:table-cell office:value-type="float" office:value="NA" table:style-name="ce1">
            <text:p>NA</text:p>
          </table:table-cell>
          <table:table-cell office:value-type="float" office:value="56.9384828493794" table:style-name="ce1">
            <text:p>56.938482849379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5.9106109731281" table:style-name="ce1">
            <text:p>55.9106109731281</text:p>
          </table:table-cell>
          <table:table-cell office:value-type="float" office:value="NA" table:style-name="ce1">
            <text:p>NA</text:p>
          </table:table-cell>
          <table:table-cell office:value-type="float" office:value="56.6831588144316" table:style-name="ce1">
            <text:p>56.6831588144316</text:p>
          </table:table-cell>
          <table:table-cell office:value-type="float" office:value="NA" table:style-name="ce1">
            <text:p>NA</text:p>
          </table:table-cell>
          <table:table-cell office:value-type="float" office:value="58.9951969362421" table:style-name="ce1">
            <text:p>58.9951969362421</text:p>
          </table:table-cell>
          <table:table-cell office:value-type="float" office:value="NA" table:style-name="ce1">
            <text:p>NA</text:p>
          </table:table-cell>
          <table:table-cell office:value-type="float" office:value="55.4385423266927" table:style-name="ce1">
            <text:p>55.4385423266927</text:p>
          </table:table-cell>
          <table:table-cell office:value-type="float" office:value="NA" table:style-name="ce1">
            <text:p>NA</text:p>
          </table:table-cell>
          <table:table-cell office:value-type="float" office:value="56.7441691233292" table:style-name="ce1">
            <text:p>56.7441691233292</text:p>
          </table:table-cell>
          <table:table-cell office:value-type="float" office:value="NA" table:style-name="ce1">
            <text:p>NA</text:p>
          </table:table-cell>
          <table:table-cell office:value-type="float" office:value="56.8250174199966" table:style-name="ce1">
            <text:p>56.8250174199966</text:p>
          </table:table-cell>
          <table:table-cell office:value-type="float" office:value="NA" table:style-name="ce1">
            <text:p>NA</text:p>
          </table:table-cell>
          <table:table-cell office:value-type="float" office:value="57.1169017798636" table:style-name="ce1">
            <text:p>57.116901779863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7.3916293883745" table:style-name="ce1">
            <text:p>47.39162938837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4.4587188139099" table:style-name="ce1">
            <text:p>54.4587188139099</text:p>
          </table:table-cell>
          <table:table-cell office:value-type="float" office:value="54.1367586637055" table:style-name="ce1">
            <text:p>54.1367586637055</text:p>
          </table:table-cell>
          <table:table-cell office:value-type="float" office:value="NA" table:style-name="ce1">
            <text:p>NA</text:p>
          </table:table-cell>
          <table:table-cell office:value-type="float" office:value="53.5454958358994" table:style-name="ce1">
            <text:p>53.5454958358994</text:p>
          </table:table-cell>
          <table:table-cell office:value-type="float" office:value="NA" table:style-name="ce1">
            <text:p>NA</text:p>
          </table:table-cell>
          <table:table-cell office:value-type="float" office:value="55.4335878522632" table:style-name="ce1">
            <text:p>55.433587852263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6.156803023585" table:style-name="ce1">
            <text:p>56.156803023585</text:p>
          </table:table-cell>
          <table:table-cell office:value-type="float" office:value="NA" table:style-name="ce1">
            <text:p>NA</text:p>
          </table:table-cell>
          <table:table-cell office:value-type="float" office:value="55.8389888878925" table:style-name="ce1">
            <text:p>55.8389888878925</text:p>
          </table:table-cell>
          <table:table-cell office:value-type="float" office:value="NA" table:style-name="ce1">
            <text:p>NA</text:p>
          </table:table-cell>
          <table:table-cell office:value-type="float" office:value="54.9877772725511" table:style-name="ce1">
            <text:p>54.9877772725511</text:p>
          </table:table-cell>
          <table:table-cell office:value-type="float" office:value="NA" table:style-name="ce1">
            <text:p>NA</text:p>
          </table:table-cell>
          <table:table-cell office:value-type="float" office:value="63.4643701949945" table:style-name="ce1">
            <text:p>63.4643701949945</text:p>
          </table:table-cell>
          <table:table-cell office:value-type="float" office:value="NA" table:style-name="ce1">
            <text:p>NA</text:p>
          </table:table-cell>
          <table:table-cell office:value-type="float" office:value="63.0630301330827" table:style-name="ce1">
            <text:p>63.0630301330827</text:p>
          </table:table-cell>
          <table:table-cell office:value-type="float" office:value="NA" table:style-name="ce1">
            <text:p>NA</text:p>
          </table:table-cell>
          <table:table-cell office:value-type="float" office:value="55.0666957399713" table:style-name="ce1">
            <text:p>55.0666957399713</text:p>
          </table:table-cell>
          <table:table-cell office:value-type="float" office:value="NA" table:style-name="ce1">
            <text:p>NA</text:p>
          </table:table-cell>
          <table:table-cell office:value-type="float" office:value="57.0779490124316" table:style-name="ce1">
            <text:p>57.0779490124316</text:p>
          </table:table-cell>
          <table:table-cell office:value-type="float" office:value="NA" table:style-name="ce1">
            <text:p>NA</text:p>
          </table:table-cell>
          <table:table-cell office:value-type="float" office:value="61.1094373217053" table:style-name="ce1">
            <text:p>61.1094373217053</text:p>
          </table:table-cell>
          <table:table-cell office:value-type="float" office:value="NA" table:style-name="ce1">
            <text:p>NA</text:p>
          </table:table-cell>
          <table:table-cell office:value-type="float" office:value="59.9411667699823" table:style-name="ce1">
            <text:p>59.9411667699823</text:p>
          </table:table-cell>
          <table:table-cell office:value-type="float" office:value="NA" table:style-name="ce1">
            <text:p>NA</text:p>
          </table:table-cell>
          <table:table-cell office:value-type="float" office:value="61.6466654859554" table:style-name="ce1">
            <text:p>61.646665485955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9.4030670714558" table:style-name="ce1">
            <text:p>59.4030670714558</text:p>
          </table:table-cell>
          <table:table-cell office:value-type="float" office:value="NA" table:style-name="ce1">
            <text:p>NA</text:p>
          </table:table-cell>
          <table:table-cell office:value-type="float" office:value="59.0836138848744" table:style-name="ce1">
            <text:p>59.0836138848744</text:p>
          </table:table-cell>
          <table:table-cell office:value-type="float" office:value="NA" table:style-name="ce1">
            <text:p>NA</text:p>
          </table:table-cell>
          <table:table-cell office:value-type="float" office:value="62.6352553005686" table:style-name="ce1">
            <text:p>62.6352553005686</text:p>
          </table:table-cell>
          <table:table-cell office:value-type="float" office:value="NA" table:style-name="ce1">
            <text:p>NA</text:p>
          </table:table-cell>
          <table:table-cell office:value-type="float" office:value="58.989651321028" table:style-name="ce1">
            <text:p>58.989651321028</text:p>
          </table:table-cell>
          <table:table-cell office:value-type="float" office:value="NA" table:style-name="ce1">
            <text:p>NA</text:p>
          </table:table-cell>
          <table:table-cell office:value-type="float" office:value="61.0240715376919" table:style-name="ce1">
            <text:p>61.0240715376919</text:p>
          </table:table-cell>
          <table:table-cell office:value-type="float" office:value="NA" table:style-name="ce1">
            <text:p>NA</text:p>
          </table:table-cell>
          <table:table-cell office:value-type="float" office:value="60.6780475558868" table:style-name="ce1">
            <text:p>60.6780475558868</text:p>
          </table:table-cell>
          <table:table-cell office:value-type="float" office:value="NA" table:style-name="ce1">
            <text:p>NA</text:p>
          </table:table-cell>
          <table:table-cell office:value-type="float" office:value="61.0347473917131" table:style-name="ce1">
            <text:p>61.034747391713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4.3464350434429" table:style-name="ce1">
            <text:p>44.346435043442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2331185268165" table:style-name="ce1">
            <text:p>50.2331185268165</text:p>
          </table:table-cell>
          <table:table-cell office:value-type="float" office:value="48.765356464807" table:style-name="ce1">
            <text:p>48.765356464807</text:p>
          </table:table-cell>
          <table:table-cell office:value-type="float" office:value="NA" table:style-name="ce1">
            <text:p>NA</text:p>
          </table:table-cell>
          <table:table-cell office:value-type="float" office:value="47.2823110863339" table:style-name="ce1">
            <text:p>47.2823110863339</text:p>
          </table:table-cell>
          <table:table-cell office:value-type="float" office:value="NA" table:style-name="ce1">
            <text:p>NA</text:p>
          </table:table-cell>
          <table:table-cell office:value-type="float" office:value="49.1809416464483" table:style-name="ce1">
            <text:p>49.180941646448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8.4593153742903" table:style-name="ce1">
            <text:p>48.4593153742903</text:p>
          </table:table-cell>
          <table:table-cell office:value-type="float" office:value="NA" table:style-name="ce1">
            <text:p>NA</text:p>
          </table:table-cell>
          <table:table-cell office:value-type="float" office:value="48.0974897142991" table:style-name="ce1">
            <text:p>48.0974897142991</text:p>
          </table:table-cell>
          <table:table-cell office:value-type="float" office:value="NA" table:style-name="ce1">
            <text:p>NA</text:p>
          </table:table-cell>
          <table:table-cell office:value-type="float" office:value="47.7337758438502" table:style-name="ce1">
            <text:p>47.7337758438502</text:p>
          </table:table-cell>
          <table:table-cell office:value-type="float" office:value="NA" table:style-name="ce1">
            <text:p>NA</text:p>
          </table:table-cell>
          <table:table-cell office:value-type="float" office:value="52.8604016608684" table:style-name="ce1">
            <text:p>52.8604016608684</text:p>
          </table:table-cell>
          <table:table-cell office:value-type="float" office:value="NA" table:style-name="ce1">
            <text:p>NA</text:p>
          </table:table-cell>
          <table:table-cell office:value-type="float" office:value="56.5307367247036" table:style-name="ce1">
            <text:p>56.5307367247036</text:p>
          </table:table-cell>
          <table:table-cell office:value-type="float" office:value="NA" table:style-name="ce1">
            <text:p>NA</text:p>
          </table:table-cell>
          <table:table-cell office:value-type="float" office:value="50.6509253253323" table:style-name="ce1">
            <text:p>50.6509253253323</text:p>
          </table:table-cell>
          <table:table-cell office:value-type="float" office:value="NA" table:style-name="ce1">
            <text:p>NA</text:p>
          </table:table-cell>
          <table:table-cell office:value-type="float" office:value="51.8561952401806" table:style-name="ce1">
            <text:p>51.8561952401806</text:p>
          </table:table-cell>
          <table:table-cell office:value-type="float" office:value="NA" table:style-name="ce1">
            <text:p>NA</text:p>
          </table:table-cell>
          <table:table-cell office:value-type="float" office:value="55.1787439923429" table:style-name="ce1">
            <text:p>55.1787439923429</text:p>
          </table:table-cell>
          <table:table-cell office:value-type="float" office:value="NA" table:style-name="ce1">
            <text:p>NA</text:p>
          </table:table-cell>
          <table:table-cell office:value-type="float" office:value="53.9127545236273" table:style-name="ce1">
            <text:p>53.9127545236273</text:p>
          </table:table-cell>
          <table:table-cell office:value-type="float" office:value="NA" table:style-name="ce1">
            <text:p>NA</text:p>
          </table:table-cell>
          <table:table-cell office:value-type="float" office:value="52.9623358882587" table:style-name="ce1">
            <text:p>52.962335888258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9.4547409039109" table:style-name="ce1">
            <text:p>49.4547409039109</text:p>
          </table:table-cell>
          <table:table-cell office:value-type="float" office:value="NA" table:style-name="ce1">
            <text:p>NA</text:p>
          </table:table-cell>
          <table:table-cell office:value-type="float" office:value="50.8928343225363" table:style-name="ce1">
            <text:p>50.8928343225363</text:p>
          </table:table-cell>
          <table:table-cell office:value-type="float" office:value="NA" table:style-name="ce1">
            <text:p>NA</text:p>
          </table:table-cell>
          <table:table-cell office:value-type="float" office:value="51.0522356865487" table:style-name="ce1">
            <text:p>51.0522356865487</text:p>
          </table:table-cell>
          <table:table-cell office:value-type="float" office:value="NA" table:style-name="ce1">
            <text:p>NA</text:p>
          </table:table-cell>
          <table:table-cell office:value-type="float" office:value="48.3433370142822" table:style-name="ce1">
            <text:p>48.3433370142822</text:p>
          </table:table-cell>
          <table:table-cell office:value-type="float" office:value="NA" table:style-name="ce1">
            <text:p>NA</text:p>
          </table:table-cell>
          <table:table-cell office:value-type="float" office:value="50.8664790329243" table:style-name="ce1">
            <text:p>50.8664790329243</text:p>
          </table:table-cell>
          <table:table-cell office:value-type="float" office:value="NA" table:style-name="ce1">
            <text:p>NA</text:p>
          </table:table-cell>
          <table:table-cell office:value-type="float" office:value="47.9016412955041" table:style-name="ce1">
            <text:p>47.9016412955041</text:p>
          </table:table-cell>
          <table:table-cell office:value-type="float" office:value="NA" table:style-name="ce1">
            <text:p>NA</text:p>
          </table:table-cell>
          <table:table-cell office:value-type="float" office:value="47.8891570216504" table:style-name="ce1">
            <text:p>47.889157021650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0.8068566608737" table:style-name="ce1">
            <text:p>50.806856660873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0761439786558" table:style-name="ce1">
            <text:p>68.0761439786558</text:p>
          </table:table-cell>
          <table:table-cell office:value-type="float" office:value="67.1869090659207" table:style-name="ce1">
            <text:p>67.1869090659207</text:p>
          </table:table-cell>
          <table:table-cell office:value-type="float" office:value="NA" table:style-name="ce1">
            <text:p>NA</text:p>
          </table:table-cell>
          <table:table-cell office:value-type="float" office:value="68.3730770181979" table:style-name="ce1">
            <text:p>68.3730770181979</text:p>
          </table:table-cell>
          <table:table-cell office:value-type="float" office:value="NA" table:style-name="ce1">
            <text:p>NA</text:p>
          </table:table-cell>
          <table:table-cell office:value-type="float" office:value="75.2541801510004" table:style-name="ce1">
            <text:p>75.2541801510004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7.401693779179" table:style-name="ce1">
            <text:p>77.401693779179</text:p>
          </table:table-cell>
          <table:table-cell office:value-type="float" office:value="NA" table:style-name="ce1">
            <text:p>NA</text:p>
          </table:table-cell>
          <table:table-cell office:value-type="float" office:value="73.9320909364498" table:style-name="ce1">
            <text:p>73.9320909364498</text:p>
          </table:table-cell>
          <table:table-cell office:value-type="float" office:value="NA" table:style-name="ce1">
            <text:p>NA</text:p>
          </table:table-cell>
          <table:table-cell office:value-type="float" office:value="80.7257569137713" table:style-name="ce1">
            <text:p>80.7257569137713</text:p>
          </table:table-cell>
          <table:table-cell office:value-type="float" office:value="NA" table:style-name="ce1">
            <text:p>NA</text:p>
          </table:table-cell>
          <table:table-cell office:value-type="float" office:value="93.0194353691114" table:style-name="ce1">
            <text:p>93.0194353691114</text:p>
          </table:table-cell>
          <table:table-cell office:value-type="float" office:value="NA" table:style-name="ce1">
            <text:p>NA</text:p>
          </table:table-cell>
          <table:table-cell office:value-type="float" office:value="96.0166762394949" table:style-name="ce1">
            <text:p>96.0166762394949</text:p>
          </table:table-cell>
          <table:table-cell office:value-type="float" office:value="NA" table:style-name="ce1">
            <text:p>NA</text:p>
          </table:table-cell>
          <table:table-cell office:value-type="float" office:value="84.0981303667255" table:style-name="ce1">
            <text:p>84.0981303667255</text:p>
          </table:table-cell>
          <table:table-cell office:value-type="float" office:value="NA" table:style-name="ce1">
            <text:p>NA</text:p>
          </table:table-cell>
          <table:table-cell office:value-type="float" office:value="92.5939989984575" table:style-name="ce1">
            <text:p>92.5939989984575</text:p>
          </table:table-cell>
          <table:table-cell office:value-type="float" office:value="NA" table:style-name="ce1">
            <text:p>NA</text:p>
          </table:table-cell>
          <table:table-cell office:value-type="float" office:value="98.0648543952623" table:style-name="ce1">
            <text:p>98.0648543952623</text:p>
          </table:table-cell>
          <table:table-cell office:value-type="float" office:value="NA" table:style-name="ce1">
            <text:p>NA</text:p>
          </table:table-cell>
          <table:table-cell office:value-type="float" office:value="97.6263130575622" table:style-name="ce1">
            <text:p>97.6263130575622</text:p>
          </table:table-cell>
          <table:table-cell office:value-type="float" office:value="NA" table:style-name="ce1">
            <text:p>NA</text:p>
          </table:table-cell>
          <table:table-cell office:value-type="float" office:value="102.747999091502" table:style-name="ce1">
            <text:p>102.74799909150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1.1539453658065" table:style-name="ce1">
            <text:p>91.1539453658065</text:p>
          </table:table-cell>
          <table:table-cell office:value-type="float" office:value="NA" table:style-name="ce1">
            <text:p>NA</text:p>
          </table:table-cell>
          <table:table-cell office:value-type="float" office:value="94.2126432166083" table:style-name="ce1">
            <text:p>94.2126432166083</text:p>
          </table:table-cell>
          <table:table-cell office:value-type="float" office:value="NA" table:style-name="ce1">
            <text:p>NA</text:p>
          </table:table-cell>
          <table:table-cell office:value-type="float" office:value="96.9465860319862" table:style-name="ce1">
            <text:p>96.9465860319862</text:p>
          </table:table-cell>
          <table:table-cell office:value-type="float" office:value="NA" table:style-name="ce1">
            <text:p>NA</text:p>
          </table:table-cell>
          <table:table-cell office:value-type="float" office:value="92.522993124865" table:style-name="ce1">
            <text:p>92.522993124865</text:p>
          </table:table-cell>
          <table:table-cell office:value-type="float" office:value="NA" table:style-name="ce1">
            <text:p>NA</text:p>
          </table:table-cell>
          <table:table-cell office:value-type="float" office:value="93.2169510247628" table:style-name="ce1">
            <text:p>93.2169510247628</text:p>
          </table:table-cell>
          <table:table-cell office:value-type="float" office:value="NA" table:style-name="ce1">
            <text:p>NA</text:p>
          </table:table-cell>
          <table:table-cell office:value-type="float" office:value="93.1330488402094" table:style-name="ce1">
            <text:p>93.1330488402094</text:p>
          </table:table-cell>
          <table:table-cell office:value-type="float" office:value="NA" table:style-name="ce1">
            <text:p>NA</text:p>
          </table:table-cell>
          <table:table-cell office:value-type="float" office:value="93.3751195897308" table:style-name="ce1">
            <text:p>93.37511958973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6.9029758252065" table:style-name="ce1">
            <text:p>46.90297582520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2.8897698715083" table:style-name="ce1">
            <text:p>52.8897698715083</text:p>
          </table:table-cell>
          <table:table-cell office:value-type="float" office:value="47.2219021827196" table:style-name="ce1">
            <text:p>47.2219021827196</text:p>
          </table:table-cell>
          <table:table-cell office:value-type="float" office:value="NA" table:style-name="ce1">
            <text:p>NA</text:p>
          </table:table-cell>
          <table:table-cell office:value-type="float" office:value="52.1445521725777" table:style-name="ce1">
            <text:p>52.1445521725777</text:p>
          </table:table-cell>
          <table:table-cell office:value-type="float" office:value="NA" table:style-name="ce1">
            <text:p>NA</text:p>
          </table:table-cell>
          <table:table-cell office:value-type="float" office:value="54.7802267610366" table:style-name="ce1">
            <text:p>54.780226761036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6655788397307" table:style-name="ce1">
            <text:p>53.6655788397307</text:p>
          </table:table-cell>
          <table:table-cell office:value-type="float" office:value="NA" table:style-name="ce1">
            <text:p>NA</text:p>
          </table:table-cell>
          <table:table-cell office:value-type="float" office:value="55.1426326846793" table:style-name="ce1">
            <text:p>55.1426326846793</text:p>
          </table:table-cell>
          <table:table-cell office:value-type="float" office:value="NA" table:style-name="ce1">
            <text:p>NA</text:p>
          </table:table-cell>
          <table:table-cell office:value-type="float" office:value="54.4375090290927" table:style-name="ce1">
            <text:p>54.4375090290927</text:p>
          </table:table-cell>
          <table:table-cell office:value-type="float" office:value="NA" table:style-name="ce1">
            <text:p>NA</text:p>
          </table:table-cell>
          <table:table-cell office:value-type="float" office:value="58.5554400429721" table:style-name="ce1">
            <text:p>58.5554400429721</text:p>
          </table:table-cell>
          <table:table-cell office:value-type="float" office:value="NA" table:style-name="ce1">
            <text:p>NA</text:p>
          </table:table-cell>
          <table:table-cell office:value-type="float" office:value="59.6543526626098" table:style-name="ce1">
            <text:p>59.6543526626098</text:p>
          </table:table-cell>
          <table:table-cell office:value-type="float" office:value="NA" table:style-name="ce1">
            <text:p>NA</text:p>
          </table:table-cell>
          <table:table-cell office:value-type="float" office:value="53.8685515947683" table:style-name="ce1">
            <text:p>53.8685515947683</text:p>
          </table:table-cell>
          <table:table-cell office:value-type="float" office:value="NA" table:style-name="ce1">
            <text:p>NA</text:p>
          </table:table-cell>
          <table:table-cell office:value-type="float" office:value="56.8103368978386" table:style-name="ce1">
            <text:p>56.8103368978386</text:p>
          </table:table-cell>
          <table:table-cell office:value-type="float" office:value="NA" table:style-name="ce1">
            <text:p>NA</text:p>
          </table:table-cell>
          <table:table-cell office:value-type="float" office:value="58.9082265794753" table:style-name="ce1">
            <text:p>58.9082265794753</text:p>
          </table:table-cell>
          <table:table-cell office:value-type="float" office:value="NA" table:style-name="ce1">
            <text:p>NA</text:p>
          </table:table-cell>
          <table:table-cell office:value-type="float" office:value="57.3460401981427" table:style-name="ce1">
            <text:p>57.3460401981427</text:p>
          </table:table-cell>
          <table:table-cell office:value-type="float" office:value="NA" table:style-name="ce1">
            <text:p>NA</text:p>
          </table:table-cell>
          <table:table-cell office:value-type="float" office:value="59.6963748443608" table:style-name="ce1">
            <text:p>59.696374844360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6.3757095189744" table:style-name="ce1">
            <text:p>56.3757095189744</text:p>
          </table:table-cell>
          <table:table-cell office:value-type="float" office:value="NA" table:style-name="ce1">
            <text:p>NA</text:p>
          </table:table-cell>
          <table:table-cell office:value-type="float" office:value="58.4200881540548" table:style-name="ce1">
            <text:p>58.4200881540548</text:p>
          </table:table-cell>
          <table:table-cell office:value-type="float" office:value="NA" table:style-name="ce1">
            <text:p>NA</text:p>
          </table:table-cell>
          <table:table-cell office:value-type="float" office:value="58.6191272295601" table:style-name="ce1">
            <text:p>58.6191272295601</text:p>
          </table:table-cell>
          <table:table-cell office:value-type="float" office:value="NA" table:style-name="ce1">
            <text:p>NA</text:p>
          </table:table-cell>
          <table:table-cell office:value-type="float" office:value="57.1369198442784" table:style-name="ce1">
            <text:p>57.1369198442784</text:p>
          </table:table-cell>
          <table:table-cell office:value-type="float" office:value="NA" table:style-name="ce1">
            <text:p>NA</text:p>
          </table:table-cell>
          <table:table-cell office:value-type="float" office:value="56.6533188739253" table:style-name="ce1">
            <text:p>56.6533188739253</text:p>
          </table:table-cell>
          <table:table-cell office:value-type="float" office:value="NA" table:style-name="ce1">
            <text:p>NA</text:p>
          </table:table-cell>
          <table:table-cell office:value-type="float" office:value="57.1732764132199" table:style-name="ce1">
            <text:p>57.1732764132199</text:p>
          </table:table-cell>
          <table:table-cell office:value-type="float" office:value="NA" table:style-name="ce1">
            <text:p>NA</text:p>
          </table:table-cell>
          <table:table-cell office:value-type="float" office:value="57.2119101112429" table:style-name="ce1">
            <text:p>57.211910111242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3.3152" table:style-name="ce1">
            <text:p>43.315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0172720697248" table:style-name="ce1">
            <text:p>53.017272069724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7.0069067943825" table:style-name="ce1">
            <text:p>67.0069067943825</text:p>
          </table:table-cell>
          <table:table-cell office:value-type="float" office:value="63.182423567105" table:style-name="ce1">
            <text:p>63.182423567105</text:p>
          </table:table-cell>
          <table:table-cell office:value-type="float" office:value="NA" table:style-name="ce1">
            <text:p>NA</text:p>
          </table:table-cell>
          <table:table-cell office:value-type="float" office:value="63.0307957800689" table:style-name="ce1">
            <text:p>63.0307957800689</text:p>
          </table:table-cell>
          <table:table-cell office:value-type="float" office:value="NA" table:style-name="ce1">
            <text:p>NA</text:p>
          </table:table-cell>
          <table:table-cell office:value-type="float" office:value="65.1787192158781" table:style-name="ce1">
            <text:p>65.178719215878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3234598085906" table:style-name="ce1">
            <text:p>68.3234598085906</text:p>
          </table:table-cell>
          <table:table-cell office:value-type="float" office:value="NA" table:style-name="ce1">
            <text:p>NA</text:p>
          </table:table-cell>
          <table:table-cell office:value-type="float" office:value="68.1136617329448" table:style-name="ce1">
            <text:p>68.1136617329448</text:p>
          </table:table-cell>
          <table:table-cell office:value-type="float" office:value="NA" table:style-name="ce1">
            <text:p>NA</text:p>
          </table:table-cell>
          <table:table-cell office:value-type="float" office:value="73.7407142135826" table:style-name="ce1">
            <text:p>73.7407142135826</text:p>
          </table:table-cell>
          <table:table-cell office:value-type="float" office:value="NA" table:style-name="ce1">
            <text:p>NA</text:p>
          </table:table-cell>
          <table:table-cell office:value-type="float" office:value="78.9754465308962" table:style-name="ce1">
            <text:p>78.9754465308962</text:p>
          </table:table-cell>
          <table:table-cell office:value-type="float" office:value="NA" table:style-name="ce1">
            <text:p>NA</text:p>
          </table:table-cell>
          <table:table-cell office:value-type="float" office:value="80.955489805868" table:style-name="ce1">
            <text:p>80.955489805868</text:p>
          </table:table-cell>
          <table:table-cell office:value-type="float" office:value="NA" table:style-name="ce1">
            <text:p>NA</text:p>
          </table:table-cell>
          <table:table-cell office:value-type="float" office:value="69.3488763283053" table:style-name="ce1">
            <text:p>69.3488763283053</text:p>
          </table:table-cell>
          <table:table-cell office:value-type="float" office:value="NA" table:style-name="ce1">
            <text:p>NA</text:p>
          </table:table-cell>
          <table:table-cell office:value-type="float" office:value="74.8505436559267" table:style-name="ce1">
            <text:p>74.8505436559267</text:p>
          </table:table-cell>
          <table:table-cell office:value-type="float" office:value="NA" table:style-name="ce1">
            <text:p>NA</text:p>
          </table:table-cell>
          <table:table-cell office:value-type="float" office:value="77.2319529047197" table:style-name="ce1">
            <text:p>77.2319529047197</text:p>
          </table:table-cell>
          <table:table-cell office:value-type="float" office:value="NA" table:style-name="ce1">
            <text:p>NA</text:p>
          </table:table-cell>
          <table:table-cell office:value-type="float" office:value="75.5091780172027" table:style-name="ce1">
            <text:p>75.5091780172027</text:p>
          </table:table-cell>
          <table:table-cell office:value-type="float" office:value="NA" table:style-name="ce1">
            <text:p>NA</text:p>
          </table:table-cell>
          <table:table-cell office:value-type="float" office:value="74.3307698104773" table:style-name="ce1">
            <text:p>74.330769810477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8.987146640326" table:style-name="ce1">
            <text:p>68.987146640326</text:p>
          </table:table-cell>
          <table:table-cell office:value-type="float" office:value="NA" table:style-name="ce1">
            <text:p>NA</text:p>
          </table:table-cell>
          <table:table-cell office:value-type="float" office:value="70.4842344312947" table:style-name="ce1">
            <text:p>70.4842344312947</text:p>
          </table:table-cell>
          <table:table-cell office:value-type="float" office:value="NA" table:style-name="ce1">
            <text:p>NA</text:p>
          </table:table-cell>
          <table:table-cell office:value-type="float" office:value="69.9336769420492" table:style-name="ce1">
            <text:p>69.9336769420492</text:p>
          </table:table-cell>
          <table:table-cell office:value-type="float" office:value="NA" table:style-name="ce1">
            <text:p>NA</text:p>
          </table:table-cell>
          <table:table-cell office:value-type="float" office:value="68.4071066023853" table:style-name="ce1">
            <text:p>68.4071066023853</text:p>
          </table:table-cell>
          <table:table-cell office:value-type="float" office:value="NA" table:style-name="ce1">
            <text:p>NA</text:p>
          </table:table-cell>
          <table:table-cell office:value-type="float" office:value="68.3610134317692" table:style-name="ce1">
            <text:p>68.3610134317692</text:p>
          </table:table-cell>
          <table:table-cell office:value-type="float" office:value="NA" table:style-name="ce1">
            <text:p>NA</text:p>
          </table:table-cell>
          <table:table-cell office:value-type="float" office:value="68.7179099288668" table:style-name="ce1">
            <text:p>68.7179099288668</text:p>
          </table:table-cell>
          <table:table-cell office:value-type="float" office:value="NA" table:style-name="ce1">
            <text:p>NA</text:p>
          </table:table-cell>
          <table:table-cell office:value-type="float" office:value="67.9507593299651" table:style-name="ce1">
            <text:p>67.950759329965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</table:table>
      <table:table table:name="SOC_init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2]]" table:style-name="ce1">
            <text:p>calib_data_Ultuna[[2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3.3152" table:style-name="ce1">
            <text:p>43.3152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3.3152" table:style-name="ce1">
            <text:p>43.3152</text:p>
          </table:table-cell>
        </table:table-row>
      </table:table>
      <table:table table:name="error_SOC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3]]" table:style-name="ce1">
            <text:p>calib_data_Ultuna[[3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6.19696165512434" table:style-name="ce1">
            <text:p>6.19696165512434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2.15358851249493" table:style-name="ce1">
            <text:p>2.1535885124949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2.61829002428327" table:style-name="ce1">
            <text:p>2.61829002428327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.99365920730249" table:style-name="ce1">
            <text:p>4.9936592073024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2.44515655612739" table:style-name="ce1">
            <text:p>2.44515655612739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.45740056829811" table:style-name="ce1">
            <text:p>5.4574005682981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90658469774088" table:style-name="ce1">
            <text:p>4.9065846977408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5.52233297811204" table:style-name="ce1">
            <text:p>5.5223329781120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5.3767342371249" table:style-name="ce1">
            <text:p>15.376734237124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7.82388342082608" table:style-name="ce1">
            <text:p>7.82388342082608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7.25494128298567" table:style-name="ce1">
            <text:p>7.2549412829856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7.17057166322297" table:style-name="ce1">
            <text:p>7.170571663222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20.0726568316959" table:style-name="ce1">
            <text:p>20.072656831695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5.95545697888776" table:style-name="ce1">
            <text:p>5.9554569788877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4.8752047616576" table:style-name="ce1">
            <text:p>14.8752047616576</text:p>
          </table:table-cell>
        </table:table-row>
      </table:table>
      <table:table table:name="error_SOC_multiplie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4]]" table:style-name="ce1">
            <text:p>calib_data_Ultuna[[4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" table:style-name="ce1">
            <text:p>1</text:p>
          </table:table-cell>
        </table:table-row>
      </table:table>
      <table:table table:name="Yields_cereal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0" table:style-name="ce1">
            <text:p>0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  <table:table-cell office:value-type="float" office:value="1.86413016633065" table:style-name="ce1">
            <text:p>1.86413016633065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0" table:style-name="ce1">
            <text:p>0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  <table:table-cell office:value-type="float" office:value="3.73984438004032" table:style-name="ce1">
            <text:p>3.7398443800403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0" table:style-name="ce1">
            <text:p>0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  <table:table-cell office:value-type="float" office:value="3.17853099798387" table:style-name="ce1">
            <text:p>3.17853099798387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0" table:style-name="ce1">
            <text:p>0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  <table:table-cell office:value-type="float" office:value="3.62689679939516" table:style-name="ce1">
            <text:p>3.6268967993951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0" table:style-name="ce1">
            <text:p>0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  <table:table-cell office:value-type="float" office:value="1.96297593245968" table:style-name="ce1">
            <text:p>1.9629759324596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0" table:style-name="ce1">
            <text:p>0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  <table:table-cell office:value-type="float" office:value="3.97194657258065" table:style-name="ce1">
            <text:p>3.971946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0" table:style-name="ce1">
            <text:p>0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  <table:table-cell office:value-type="float" office:value="3.31272316028226" table:style-name="ce1">
            <text:p>3.3127231602822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0" table:style-name="ce1">
            <text:p>0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  <table:table-cell office:value-type="float" office:value="1.95615662802419" table:style-name="ce1">
            <text:p>1.95615662802419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0" table:style-name="ce1">
            <text:p>0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  <table:table-cell office:value-type="float" office:value="3.12387449596774" table:style-name="ce1">
            <text:p>3.12387449596774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0" table:style-name="ce1">
            <text:p>0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  <table:table-cell office:value-type="float" office:value="3.04351537298387" table:style-name="ce1">
            <text:p>3.04351537298387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0" table:style-name="ce1">
            <text:p>0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  <table:table-cell office:value-type="float" office:value="1.46487298387097" table:style-name="ce1">
            <text:p>1.4648729838709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0" table:style-name="ce1">
            <text:p>0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  <table:table-cell office:value-type="float" office:value="4.35673235887097" table:style-name="ce1">
            <text:p>4.356732358870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0" table:style-name="ce1">
            <text:p>0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  <table:table-cell office:value-type="float" office:value="3.75107396673387" table:style-name="ce1">
            <text:p>3.75107396673387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0" table:style-name="ce1">
            <text:p>0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  <table:table-cell office:value-type="float" office:value="4.68738522927006" table:style-name="ce1">
            <text:p>4.68738522927006</text:p>
          </table:table-cell>
        </table:table-row>
      </table:table>
      <table:table table:name="Yields_root_crop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5.210375" table:style-name="ce1">
            <text:p>5.210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36625" table:style-name="ce1">
            <text:p>9.836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  <table:table-cell office:value-type="float" office:value="0.390923387096774" table:style-name="ce1">
            <text:p>0.39092338709677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6.347625" table:style-name="ce1">
            <text:p>6.347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92575" table:style-name="ce1">
            <text:p>13.92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  <table:table-cell office:value-type="float" office:value="0.586155241935484" table:style-name="ce1">
            <text:p>0.58615524193548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6.294625" table:style-name="ce1">
            <text:p>6.294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84" table:style-name="ce1">
            <text:p>12.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  <table:table-cell office:value-type="float" office:value="0.561989919354839" table:style-name="ce1">
            <text:p>0.56198991935483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6.382125" table:style-name="ce1">
            <text:p>6.38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  <table:table-cell office:value-type="float" office:value="0.582229838709677" table:style-name="ce1">
            <text:p>0.582229838709677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5.099625" table:style-name="ce1">
            <text:p>5.09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32125" table:style-name="ce1">
            <text:p>7.33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  <table:table-cell office:value-type="float" office:value="0.342129032258065" table:style-name="ce1">
            <text:p>0.342129032258065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6.182" table:style-name="ce1">
            <text:p>6.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  <table:table-cell office:value-type="float" office:value="0.563211693548387" table:style-name="ce1">
            <text:p>0.56321169354838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6.622375" table:style-name="ce1">
            <text:p>6.622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21725" table:style-name="ce1">
            <text:p>16.21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  <table:table-cell office:value-type="float" office:value="0.542368951612903" table:style-name="ce1">
            <text:p>0.542368951612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5.4425" table:style-name="ce1">
            <text:p>5.4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27525" table:style-name="ce1">
            <text:p>10.27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  <table:table-cell office:value-type="float" office:value="0.395221774193548" table:style-name="ce1">
            <text:p>0.395221774193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5.296125" table:style-name="ce1">
            <text:p>5.296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  <table:table-cell office:value-type="float" office:value="0.502758064516129" table:style-name="ce1">
            <text:p>0.5027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4.705375" table:style-name="ce1">
            <text:p>4.705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328" table:style-name="ce1">
            <text:p>15.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  <table:table-cell office:value-type="float" office:value="0.482901209677419" table:style-name="ce1">
            <text:p>0.48290120967741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4.511625" table:style-name="ce1">
            <text:p>4.511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65875" table:style-name="ce1">
            <text:p>7.065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  <table:table-cell office:value-type="float" office:value="0.319641129032258" table:style-name="ce1">
            <text:p>0.31964112903225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6.4165" table:style-name="ce1">
            <text:p>6.4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0025" table:style-name="ce1">
            <text:p>14.4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  <table:table-cell office:value-type="float" office:value="0.608129032258064" table:style-name="ce1">
            <text:p>0.608129032258064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6.780875" table:style-name="ce1">
            <text:p>6.78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64" table:style-name="ce1">
            <text:p>12.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  <table:table-cell office:value-type="float" office:value="0.561264112903226" table:style-name="ce1">
            <text:p>0.56126411290322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6.736" table:style-name="ce1">
            <text:p>6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  <table:table-cell office:value-type="float" office:value="0.610776209677419" table:style-name="ce1">
            <text:p>0.610776209677419</text:p>
          </table:table-cell>
        </table:table-row>
      </table:table>
      <table:table table:name="Yields_oilseeds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4375" table:style-name="ce1">
            <text:p>2.54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  <table:table-cell office:value-type="float" office:value="0.0410282258064516" table:style-name="ce1">
            <text:p>0.0410282258064516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9375" table:style-name="ce1">
            <text:p>4.069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  <table:table-cell office:value-type="float" office:value="0.0656350806451613" table:style-name="ce1">
            <text:p>0.065635080645161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98125" table:style-name="ce1">
            <text:p>3.9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  <table:table-cell office:value-type="float" office:value="0.0642137096774194" table:style-name="ce1">
            <text:p>0.064213709677419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5" table:style-name="ce1">
            <text:p>4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  <table:table-cell office:value-type="float" office:value="0.0653225806451613" table:style-name="ce1">
            <text:p>0.065322580645161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875" table:style-name="ce1">
            <text:p>3.0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  <table:table-cell office:value-type="float" office:value="0.0497983870967742" table:style-name="ce1">
            <text:p>0.0497983870967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25" table:style-name="ce1">
            <text:p>4.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  <table:table-cell office:value-type="float" office:value="0.069758064516129" table:style-name="ce1">
            <text:p>0.069758064516129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6875" table:style-name="ce1">
            <text:p>2.7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  <table:table-cell office:value-type="float" office:value="0.0446572580645161" table:style-name="ce1">
            <text:p>0.0446572580645161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6875" table:style-name="ce1">
            <text:p>2.46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  <table:table-cell office:value-type="float" office:value="0.0398185483870968" table:style-name="ce1">
            <text:p>0.039818548387096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25" table:style-name="ce1">
            <text:p>2.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  <table:table-cell office:value-type="float" office:value="0.0407258064516129" table:style-name="ce1">
            <text:p>0.0407258064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5" table:style-name="ce1">
            <text:p>2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  <table:table-cell office:value-type="float" office:value="0.0391129032258064" table:style-name="ce1">
            <text:p>0.0391129032258064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25" table:style-name="ce1">
            <text:p>2.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  <table:table-cell office:value-type="float" office:value="0.0342741935483871" table:style-name="ce1">
            <text:p>0.034274193548387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8125" table:style-name="ce1">
            <text:p>3.88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  <table:table-cell office:value-type="float" office:value="0.0626008064516129" table:style-name="ce1">
            <text:p>0.06260080645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3125" table:style-name="ce1">
            <text:p>4.13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  <table:table-cell office:value-type="float" office:value="0.066633064516129" table:style-name="ce1">
            <text:p>0.0666330645161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375" table:style-name="ce1">
            <text:p>3.6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  <table:table-cell office:value-type="float" office:value="0.0586693548387097" table:style-name="ce1">
            <text:p>0.0586693548387097</text:p>
          </table:table-cell>
        </table:table-row>
      </table:table>
      <table:table table:name="Yields_maiz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  <table:table-cell office:value-type="float" office:value="0.776804774193548" table:style-name="ce1">
            <text:p>0.776804774193548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  <table:table-cell office:value-type="float" office:value="1.88396562903226" table:style-name="ce1">
            <text:p>1.88396562903226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  <table:table-cell office:value-type="float" office:value="0.562945641935484" table:style-name="ce1">
            <text:p>0.562945641935484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  <table:table-cell office:value-type="float" office:value="1.91914408870968" table:style-name="ce1">
            <text:p>1.91914408870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  <table:table-cell office:value-type="float" office:value="1.0664587016129" table:style-name="ce1">
            <text:p>1.0664587016129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  <table:table-cell office:value-type="float" office:value="2.19913924193548" table:style-name="ce1">
            <text:p>2.19913924193548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  <table:table-cell office:value-type="float" office:value="1.66216204637097" table:style-name="ce1">
            <text:p>1.66216204637097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  <table:table-cell office:value-type="float" office:value="1.36824257258065" table:style-name="ce1">
            <text:p>1.36824257258065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  <table:table-cell office:value-type="float" office:value="2.2183069516129" table:style-name="ce1">
            <text:p>2.218306951612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  <table:table-cell office:value-type="float" office:value="2.17663330241935" table:style-name="ce1">
            <text:p>2.1766333024193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  <table:table-cell office:value-type="float" office:value="0.765170493145161" table:style-name="ce1">
            <text:p>0.76517049314516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  <table:table-cell office:value-type="float" office:value="2.6351752016129" table:style-name="ce1">
            <text:p>2.635175201612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  <table:table-cell office:value-type="float" office:value="2.122845875" table:style-name="ce1">
            <text:p>2.122845875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  <table:table-cell office:value-type="float" office:value="2.41176166935484" table:style-name="ce1">
            <text:p>2.41176166935484</text:p>
          </table:table-cell>
        </table:table-row>
      </table:table>
      <table:table table:name="I_FY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GM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0" table:style-name="ce1">
            <text:p>0</text:p>
          </table:table-cell>
          <table:table-cell office:value-type="float" office:value="3.52" table:style-name="ce1">
            <text:p>3.52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  <table:table-cell office:value-type="float" office:value="1.76" table:style-name="ce1">
            <text:p>1.7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PEA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0" table:style-name="ce1">
            <text:p>0</text:p>
          </table:table-cell>
          <table:table-cell office:value-type="float" office:value="3.94" table:style-name="ce1">
            <text:p>3.94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  <table:table-cell office:value-type="float" office:value="1.97" table:style-name="ce1">
            <text:p>1.97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AW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LU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0" table:style-name="ce1">
            <text:p>0</text:p>
          </table:table-cell>
          <table:table-cell office:value-type="float" office:value="3.68" table:style-name="ce1">
            <text:p>3.68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</table:table-row>
      </table:table>
      <table:table table:name="I_STR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0" table:style-name="ce1">
            <text:p>0</text:p>
          </table:table-cell>
          <table:table-cell office:value-type="float" office:value="3.54" table:style-name="ce1">
            <text:p>3.54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  <table:table-cell office:value-type="float" office:value="1.77" table:style-name="ce1">
            <text:p>1.7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N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5]]" table:style-name="ce1">
            <text:p>calib_data_Ultuna[[15]]</text:p>
          </table:table-cell>
        </table:table-row>
        <table:table-row>
          <table:table-cell office:value-type="string" office:value="Simulation length" table:style-name="ce1">
            <text:p>Simulation length</text:p>
          </table:table-cell>
          <table:table-cell office:value-type="float" office:value="72" table:style-name="ce1">
            <text:p>72</text:p>
          </table:table-cell>
        </table:table-row>
      </table:table>
      <table:table table:name="re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.916580690960561" table:style-name="ce1">
            <text:p>0.916580690960561</text:p>
          </table:table-cell>
          <table:table-cell office:value-type="float" office:value="1.09108276277243" table:style-name="ce1">
            <text:p>1.09108276277243</text:p>
          </table:table-cell>
          <table:table-cell office:value-type="float" office:value="1.14391198003174" table:style-name="ce1">
            <text:p>1.14391198003174</text:p>
          </table:table-cell>
          <table:table-cell office:value-type="float" office:value="0.772226090981295" table:style-name="ce1">
            <text:p>0.772226090981295</text:p>
          </table:table-cell>
          <table:table-cell office:value-type="float" office:value="1.08846701561479" table:style-name="ce1">
            <text:p>1.08846701561479</text:p>
          </table:table-cell>
          <table:table-cell office:value-type="float" office:value="1.28471552717553" table:style-name="ce1">
            <text:p>1.28471552717553</text:p>
          </table:table-cell>
          <table:table-cell office:value-type="float" office:value="0.941256981084515" table:style-name="ce1">
            <text:p>0.941256981084515</text:p>
          </table:table-cell>
          <table:table-cell office:value-type="float" office:value="1.05374865579083" table:style-name="ce1">
            <text:p>1.05374865579083</text:p>
          </table:table-cell>
          <table:table-cell office:value-type="float" office:value="0.879818048235038" table:style-name="ce1">
            <text:p>0.879818048235038</text:p>
          </table:table-cell>
          <table:table-cell office:value-type="float" office:value="0.957916292017266" table:style-name="ce1">
            <text:p>0.957916292017266</text:p>
          </table:table-cell>
          <table:table-cell office:value-type="float" office:value="0.832093645593224" table:style-name="ce1">
            <text:p>0.832093645593224</text:p>
          </table:table-cell>
          <table:table-cell office:value-type="float" office:value="1.0180597556944" table:style-name="ce1">
            <text:p>1.0180597556944</text:p>
          </table:table-cell>
          <table:table-cell office:value-type="float" office:value="0.923352181458945" table:style-name="ce1">
            <text:p>0.923352181458945</text:p>
          </table:table-cell>
          <table:table-cell office:value-type="float" office:value="0.848032762318437" table:style-name="ce1">
            <text:p>0.848032762318437</text:p>
          </table:table-cell>
          <table:table-cell office:value-type="float" office:value="0.851921507450706" table:style-name="ce1">
            <text:p>0.851921507450706</text:p>
          </table:table-cell>
          <table:table-cell office:value-type="float" office:value="0.865334196545803" table:style-name="ce1">
            <text:p>0.865334196545803</text:p>
          </table:table-cell>
          <table:table-cell office:value-type="float" office:value="0.920719834834161" table:style-name="ce1">
            <text:p>0.920719834834161</text:p>
          </table:table-cell>
          <table:table-cell office:value-type="float" office:value="1.00083074852813" table:style-name="ce1">
            <text:p>1.00083074852813</text:p>
          </table:table-cell>
          <table:table-cell office:value-type="float" office:value="0.988773946536293" table:style-name="ce1">
            <text:p>0.988773946536293</text:p>
          </table:table-cell>
          <table:table-cell office:value-type="float" office:value="1.12316171572661" table:style-name="ce1">
            <text:p>1.1231617157266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85516561008923" table:style-name="ce1">
            <text:p>0.885516561008923</text:p>
          </table:table-cell>
          <table:table-cell office:value-type="float" office:value="0.988690415647294" table:style-name="ce1">
            <text:p>0.988690415647294</text:p>
          </table:table-cell>
          <table:table-cell office:value-type="float" office:value="1.13981709797554" table:style-name="ce1">
            <text:p>1.13981709797554</text:p>
          </table:table-cell>
          <table:table-cell office:value-type="float" office:value="1.06134261839123" table:style-name="ce1">
            <text:p>1.06134261839123</text:p>
          </table:table-cell>
          <table:table-cell office:value-type="float" office:value="1.00952228894809" table:style-name="ce1">
            <text:p>1.00952228894809</text:p>
          </table:table-cell>
          <table:table-cell office:value-type="float" office:value="0.966665700434457" table:style-name="ce1">
            <text:p>0.966665700434457</text:p>
          </table:table-cell>
          <table:table-cell office:value-type="float" office:value="1.06460670715397" table:style-name="ce1">
            <text:p>1.06460670715397</text:p>
          </table:table-cell>
          <table:table-cell office:value-type="float" office:value="1.10227929158372" table:style-name="ce1">
            <text:p>1.10227929158372</text:p>
          </table:table-cell>
          <table:table-cell office:value-type="float" office:value="0.938736563215381" table:style-name="ce1">
            <text:p>0.938736563215381</text:p>
          </table:table-cell>
          <table:table-cell office:value-type="float" office:value="1.06890102758189" table:style-name="ce1">
            <text:p>1.06890102758189</text:p>
          </table:table-cell>
          <table:table-cell office:value-type="float" office:value="0.944404678580901" table:style-name="ce1">
            <text:p>0.944404678580901</text:p>
          </table:table-cell>
          <table:table-cell office:value-type="float" office:value="1.12634220675586" table:style-name="ce1">
            <text:p>1.12634220675586</text:p>
          </table:table-cell>
          <table:table-cell office:value-type="float" office:value="0.975148850798473" table:style-name="ce1">
            <text:p>0.975148850798473</text:p>
          </table:table-cell>
          <table:table-cell office:value-type="float" office:value="1.11182452105916" table:style-name="ce1">
            <text:p>1.11182452105916</text:p>
          </table:table-cell>
          <table:table-cell office:value-type="float" office:value="1.17986605836122" table:style-name="ce1">
            <text:p>1.17986605836122</text:p>
          </table:table-cell>
          <table:table-cell office:value-type="float" office:value="1.11313853353712" table:style-name="ce1">
            <text:p>1.11313853353712</text:p>
          </table:table-cell>
          <table:table-cell office:value-type="float" office:value="0.945781796082274" table:style-name="ce1">
            <text:p>0.945781796082274</text:p>
          </table:table-cell>
          <table:table-cell office:value-type="float" office:value="1.01661974032851" table:style-name="ce1">
            <text:p>1.01661974032851</text:p>
          </table:table-cell>
          <table:table-cell office:value-type="float" office:value="0.952557756331689" table:style-name="ce1">
            <text:p>0.95255775633168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20472394837662" table:style-name="ce1">
            <text:p>1.20472394837662</text:p>
          </table:table-cell>
          <table:table-cell office:value-type="float" office:value="1.12944832736002" table:style-name="ce1">
            <text:p>1.12944832736002</text:p>
          </table:table-cell>
          <table:table-cell office:value-type="float" office:value="0.943226531858127" table:style-name="ce1">
            <text:p>0.943226531858127</text:p>
          </table:table-cell>
          <table:table-cell office:value-type="float" office:value="1.12450843143864" table:style-name="ce1">
            <text:p>1.12450843143864</text:p>
          </table:table-cell>
          <table:table-cell office:value-type="float" office:value="1.21185038682254" table:style-name="ce1">
            <text:p>1.21185038682254</text:p>
          </table:table-cell>
          <table:table-cell office:value-type="float" office:value="1.10044958256806" table:style-name="ce1">
            <text:p>1.10044958256806</text:p>
          </table:table-cell>
          <table:table-cell office:value-type="float" office:value="1.12382433322192" table:style-name="ce1">
            <text:p>1.12382433322192</text:p>
          </table:table-cell>
          <table:table-cell office:value-type="float" office:value="1.23882419362302" table:style-name="ce1">
            <text:p>1.23882419362302</text:p>
          </table:table-cell>
          <table:table-cell office:value-type="float" office:value="1.18930282397635" table:style-name="ce1">
            <text:p>1.18930282397635</text:p>
          </table:table-cell>
          <table:table-cell office:value-type="float" office:value="1.29291187667139" table:style-name="ce1">
            <text:p>1.29291187667139</text:p>
          </table:table-cell>
          <table:table-cell office:value-type="float" office:value="1.19922187804565" table:style-name="ce1">
            <text:p>1.19922187804565</text:p>
          </table:table-cell>
          <table:table-cell office:value-type="float" office:value="1.15559633276956" table:style-name="ce1">
            <text:p>1.15559633276956</text:p>
          </table:table-cell>
          <table:table-cell office:value-type="float" office:value="1.17020450256296" table:style-name="ce1">
            <text:p>1.17020450256296</text:p>
          </table:table-cell>
          <table:table-cell office:value-type="float" office:value="1.13437329660696" table:style-name="ce1">
            <text:p>1.13437329660696</text:p>
          </table:table-cell>
          <table:table-cell office:value-type="float" office:value="1.22943027192513" table:style-name="ce1">
            <text:p>1.22943027192513</text:p>
          </table:table-cell>
          <table:table-cell office:value-type="float" office:value="1.32250425442338" table:style-name="ce1">
            <text:p>1.32250425442338</text:p>
          </table:table-cell>
          <table:table-cell office:value-type="float" office:value="1.0934394547169" table:style-name="ce1">
            <text:p>1.0934394547169</text:p>
          </table:table-cell>
          <table:table-cell office:value-type="float" office:value="1.26861694456392" table:style-name="ce1">
            <text:p>1.26861694456392</text:p>
          </table:table-cell>
          <table:table-cell office:value-type="float" office:value="1.21063567899645" table:style-name="ce1">
            <text:p>1.21063567899645</text:p>
          </table:table-cell>
          <table:table-cell office:value-type="float" office:value="1.11810449353432" table:style-name="ce1">
            <text:p>1.11810449353432</text:p>
          </table:table-cell>
          <table:table-cell office:value-type="float" office:value="1.0102920290688" table:style-name="ce1">
            <text:p>1.0102920290688</text:p>
          </table:table-cell>
          <table:table-cell office:value-type="float" office:value="1.18634549029328" table:style-name="ce1">
            <text:p>1.18634549029328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  <table:table-cell office:value-type="float" office:value="1.05333737295156" table:style-name="ce1">
            <text:p>1.05333737295156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21907500046" table:style-name="ce1">
            <text:p>1.06321907500046</text:p>
          </table:table-cell>
          <table:table-cell office:value-type="float" office:value="1.13768222525978" table:style-name="ce1">
            <text:p>1.13768222525978</text:p>
          </table:table-cell>
          <table:table-cell office:value-type="float" office:value="0.734811822924473" table:style-name="ce1">
            <text:p>0.734811822924473</text:p>
          </table:table-cell>
          <table:table-cell office:value-type="float" office:value="1.05884476998632" table:style-name="ce1">
            <text:p>1.05884476998632</text:p>
          </table:table-cell>
          <table:table-cell office:value-type="float" office:value="1.21631987657239" table:style-name="ce1">
            <text:p>1.21631987657239</text:p>
          </table:table-cell>
          <table:table-cell office:value-type="float" office:value="0.937566129136399" table:style-name="ce1">
            <text:p>0.937566129136399</text:p>
          </table:table-cell>
          <table:table-cell office:value-type="float" office:value="1.03749646851612" table:style-name="ce1">
            <text:p>1.03749646851612</text:p>
          </table:table-cell>
          <table:table-cell office:value-type="float" office:value="0.79618074654391" table:style-name="ce1">
            <text:p>0.79618074654391</text:p>
          </table:table-cell>
          <table:table-cell office:value-type="float" office:value="0.908754847924145" table:style-name="ce1">
            <text:p>0.908754847924145</text:p>
          </table:table-cell>
          <table:table-cell office:value-type="float" office:value="0.825295968268242" table:style-name="ce1">
            <text:p>0.82529596826824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429327736812" table:style-name="ce1">
            <text:p>0.920429327736812</text:p>
          </table:table-cell>
          <table:table-cell office:value-type="float" office:value="0.843728834922339" table:style-name="ce1">
            <text:p>0.843728834922339</text:p>
          </table:table-cell>
          <table:table-cell office:value-type="float" office:value="0.830325579998189" table:style-name="ce1">
            <text:p>0.830325579998189</text:p>
          </table:table-cell>
          <table:table-cell office:value-type="float" office:value="0.858878586461986" table:style-name="ce1">
            <text:p>0.858878586461986</text:p>
          </table:table-cell>
          <table:table-cell office:value-type="float" office:value="0.915670669038226" table:style-name="ce1">
            <text:p>0.915670669038226</text:p>
          </table:table-cell>
          <table:table-cell office:value-type="float" office:value="0.987391169965136" table:style-name="ce1">
            <text:p>0.987391169965136</text:p>
          </table:table-cell>
          <table:table-cell office:value-type="float" office:value="0.968904179010695" table:style-name="ce1">
            <text:p>0.968904179010695</text:p>
          </table:table-cell>
          <table:table-cell office:value-type="float" office:value="1.11244904720269" table:style-name="ce1">
            <text:p>1.1124490472026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6394643921" table:style-name="ce1">
            <text:p>0.8626394643921</text:p>
          </table:table-cell>
          <table:table-cell office:value-type="float" office:value="0.981589278598371" table:style-name="ce1">
            <text:p>0.981589278598371</text:p>
          </table:table-cell>
          <table:table-cell office:value-type="float" office:value="1.12984051908135" table:style-name="ce1">
            <text:p>1.12984051908135</text:p>
          </table:table-cell>
          <table:table-cell office:value-type="float" office:value="1.05240076316195" table:style-name="ce1">
            <text:p>1.05240076316195</text:p>
          </table:table-cell>
          <table:table-cell office:value-type="float" office:value="0.975144830147237" table:style-name="ce1">
            <text:p>0.975144830147237</text:p>
          </table:table-cell>
          <table:table-cell office:value-type="float" office:value="0.957935968649559" table:style-name="ce1">
            <text:p>0.957935968649559</text:p>
          </table:table-cell>
          <table:table-cell office:value-type="float" office:value="1.05249503434038" table:style-name="ce1">
            <text:p>1.05249503434038</text:p>
          </table:table-cell>
          <table:table-cell office:value-type="float" office:value="1.08907571402449" table:style-name="ce1">
            <text:p>1.08907571402449</text:p>
          </table:table-cell>
          <table:table-cell office:value-type="float" office:value="0.932954558225077" table:style-name="ce1">
            <text:p>0.932954558225077</text:p>
          </table:table-cell>
          <table:table-cell office:value-type="float" office:value="1.05820089266646" table:style-name="ce1">
            <text:p>1.0582008926664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444756909823" table:style-name="ce1">
            <text:p>1.11444756909823</text:p>
          </table:table-cell>
          <table:table-cell office:value-type="float" office:value="0.970150083565734" table:style-name="ce1">
            <text:p>0.970150083565734</text:p>
          </table:table-cell>
          <table:table-cell office:value-type="float" office:value="1.10793379087034" table:style-name="ce1">
            <text:p>1.10793379087034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714988700941" table:style-name="ce1">
            <text:p>1.10714988700941</text:p>
          </table:table-cell>
          <table:table-cell office:value-type="float" office:value="0.936585001210943" table:style-name="ce1">
            <text:p>0.936585001210943</text:p>
          </table:table-cell>
          <table:table-cell office:value-type="float" office:value="1.00493862281034" table:style-name="ce1">
            <text:p>1.00493862281034</text:p>
          </table:table-cell>
          <table:table-cell office:value-type="float" office:value="0.951527131476698" table:style-name="ce1">
            <text:p>0.95152713147669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7338986214879" table:style-name="ce1">
            <text:p>1.17338986214879</text:p>
          </table:table-cell>
          <table:table-cell office:value-type="float" office:value="1.06760557907576" table:style-name="ce1">
            <text:p>1.06760557907576</text:p>
          </table:table-cell>
          <table:table-cell office:value-type="float" office:value="0.936088248479697" table:style-name="ce1">
            <text:p>0.936088248479697</text:p>
          </table:table-cell>
          <table:table-cell office:value-type="float" office:value="1.06823660602924" table:style-name="ce1">
            <text:p>1.06823660602924</text:p>
          </table:table-cell>
          <table:table-cell office:value-type="float" office:value="1.13486666837936" table:style-name="ce1">
            <text:p>1.13486666837936</text:p>
          </table:table-cell>
          <table:table-cell office:value-type="float" office:value="1.03974305777203" table:style-name="ce1">
            <text:p>1.03974305777203</text:p>
          </table:table-cell>
          <table:table-cell office:value-type="float" office:value="1.09259959815864" table:style-name="ce1">
            <text:p>1.09259959815864</text:p>
          </table:table-cell>
          <table:table-cell office:value-type="float" office:value="1.19046219140273" table:style-name="ce1">
            <text:p>1.19046219140273</text:p>
          </table:table-cell>
          <table:table-cell office:value-type="float" office:value="1.12769499165789" table:style-name="ce1">
            <text:p>1.12769499165789</text:p>
          </table:table-cell>
          <table:table-cell office:value-type="float" office:value="1.25850256449752" table:style-name="ce1">
            <text:p>1.25850256449752</text:p>
          </table:table-cell>
          <table:table-cell office:value-type="float" office:value="1.13346546835788" table:style-name="ce1">
            <text:p>1.13346546835788</text:p>
          </table:table-cell>
          <table:table-cell office:value-type="float" office:value="1.10463437453992" table:style-name="ce1">
            <text:p>1.10463437453992</text:p>
          </table:table-cell>
          <table:table-cell office:value-type="float" office:value="1.15734651184466" table:style-name="ce1">
            <text:p>1.15734651184466</text:p>
          </table:table-cell>
          <table:table-cell office:value-type="float" office:value="1.10218148861999" table:style-name="ce1">
            <text:p>1.10218148861999</text:p>
          </table:table-cell>
          <table:table-cell office:value-type="float" office:value="1.18412173004661" table:style-name="ce1">
            <text:p>1.18412173004661</text:p>
          </table:table-cell>
          <table:table-cell office:value-type="float" office:value="1.26625996352238" table:style-name="ce1">
            <text:p>1.26625996352238</text:p>
          </table:table-cell>
          <table:table-cell office:value-type="float" office:value="1.07910682588706" table:style-name="ce1">
            <text:p>1.07910682588706</text:p>
          </table:table-cell>
          <table:table-cell office:value-type="float" office:value="1.26515413646978" table:style-name="ce1">
            <text:p>1.26515413646978</text:p>
          </table:table-cell>
          <table:table-cell office:value-type="float" office:value="1.15407682860269" table:style-name="ce1">
            <text:p>1.15407682860269</text:p>
          </table:table-cell>
          <table:table-cell office:value-type="float" office:value="1.10345033336097" table:style-name="ce1">
            <text:p>1.10345033336097</text:p>
          </table:table-cell>
          <table:table-cell office:value-type="float" office:value="1.00686182941185" table:style-name="ce1">
            <text:p>1.00686182941185</text:p>
          </table:table-cell>
          <table:table-cell office:value-type="float" office:value="1.18103263449595" table:style-name="ce1">
            <text:p>1.18103263449595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  <table:table-cell office:value-type="float" office:value="1.02909640972274" table:style-name="ce1">
            <text:p>1.0290964097227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13544176101" table:style-name="ce1">
            <text:p>1.06013544176101</text:p>
          </table:table-cell>
          <table:table-cell office:value-type="float" office:value="1.13375031363913" table:style-name="ce1">
            <text:p>1.13375031363913</text:p>
          </table:table-cell>
          <table:table-cell office:value-type="float" office:value="0.719430142758767" table:style-name="ce1">
            <text:p>0.719430142758767</text:p>
          </table:table-cell>
          <table:table-cell office:value-type="float" office:value="1.04568625424585" table:style-name="ce1">
            <text:p>1.04568625424585</text:p>
          </table:table-cell>
          <table:table-cell office:value-type="float" office:value="1.18879161797626" table:style-name="ce1">
            <text:p>1.18879161797626</text:p>
          </table:table-cell>
          <table:table-cell office:value-type="float" office:value="0.931225559912912" table:style-name="ce1">
            <text:p>0.931225559912912</text:p>
          </table:table-cell>
          <table:table-cell office:value-type="float" office:value="1.02591382799135" table:style-name="ce1">
            <text:p>1.02591382799135</text:p>
          </table:table-cell>
          <table:table-cell office:value-type="float" office:value="0.776424988510908" table:style-name="ce1">
            <text:p>0.776424988510908</text:p>
          </table:table-cell>
          <table:table-cell office:value-type="float" office:value="0.865735712357447" table:style-name="ce1">
            <text:p>0.865735712357447</text:p>
          </table:table-cell>
          <table:table-cell office:value-type="float" office:value="0.819184474641344" table:style-name="ce1">
            <text:p>0.81918447464134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940906873987" table:style-name="ce1">
            <text:p>0.917940906873987</text:p>
          </table:table-cell>
          <table:table-cell office:value-type="float" office:value="0.84266080096281" table:style-name="ce1">
            <text:p>0.84266080096281</text:p>
          </table:table-cell>
          <table:table-cell office:value-type="float" office:value="0.815831904674049" table:style-name="ce1">
            <text:p>0.815831904674049</text:p>
          </table:table-cell>
          <table:table-cell office:value-type="float" office:value="0.855454354152094" table:style-name="ce1">
            <text:p>0.855454354152094</text:p>
          </table:table-cell>
          <table:table-cell office:value-type="float" office:value="0.907804756806085" table:style-name="ce1">
            <text:p>0.907804756806085</text:p>
          </table:table-cell>
          <table:table-cell office:value-type="float" office:value="0.97405213657843" table:style-name="ce1">
            <text:p>0.97405213657843</text:p>
          </table:table-cell>
          <table:table-cell office:value-type="float" office:value="0.939639052381077" table:style-name="ce1">
            <text:p>0.939639052381077</text:p>
          </table:table-cell>
          <table:table-cell office:value-type="float" office:value="1.09826694725434" table:style-name="ce1">
            <text:p>1.0982669472543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768071671898" table:style-name="ce1">
            <text:p>0.842768071671898</text:p>
          </table:table-cell>
          <table:table-cell office:value-type="float" office:value="0.971731466827598" table:style-name="ce1">
            <text:p>0.971731466827598</text:p>
          </table:table-cell>
          <table:table-cell office:value-type="float" office:value="1.1174892027496" table:style-name="ce1">
            <text:p>1.1174892027496</text:p>
          </table:table-cell>
          <table:table-cell office:value-type="float" office:value="1.0365682145503" table:style-name="ce1">
            <text:p>1.0365682145503</text:p>
          </table:table-cell>
          <table:table-cell office:value-type="float" office:value="0.939528181039616" table:style-name="ce1">
            <text:p>0.939528181039616</text:p>
          </table:table-cell>
          <table:table-cell office:value-type="float" office:value="0.94779112215292" table:style-name="ce1">
            <text:p>0.94779112215292</text:p>
          </table:table-cell>
          <table:table-cell office:value-type="float" office:value="1.04240604004302" table:style-name="ce1">
            <text:p>1.04240604004302</text:p>
          </table:table-cell>
          <table:table-cell office:value-type="float" office:value="1.07515970778619" table:style-name="ce1">
            <text:p>1.07515970778619</text:p>
          </table:table-cell>
          <table:table-cell office:value-type="float" office:value="0.9253421019002" table:style-name="ce1">
            <text:p>0.9253421019002</text:p>
          </table:table-cell>
          <table:table-cell office:value-type="float" office:value="1.0513728298686" table:style-name="ce1">
            <text:p>1.0513728298686</text:p>
          </table:table-cell>
          <table:table-cell office:value-type="float" office:value="0.91922767117345" table:style-name="ce1">
            <text:p>0.91922767117345</text:p>
          </table:table-cell>
          <table:table-cell office:value-type="float" office:value="1.09824174476834" table:style-name="ce1">
            <text:p>1.09824174476834</text:p>
          </table:table-cell>
          <table:table-cell office:value-type="float" office:value="0.964270293829885" table:style-name="ce1">
            <text:p>0.964270293829885</text:p>
          </table:table-cell>
          <table:table-cell office:value-type="float" office:value="1.10288740836722" table:style-name="ce1">
            <text:p>1.10288740836722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09537998788085" table:style-name="ce1">
            <text:p>1.09537998788085</text:p>
          </table:table-cell>
          <table:table-cell office:value-type="float" office:value="0.920641419085113" table:style-name="ce1">
            <text:p>0.920641419085113</text:p>
          </table:table-cell>
          <table:table-cell office:value-type="float" office:value="0.986133277463569" table:style-name="ce1">
            <text:p>0.986133277463569</text:p>
          </table:table-cell>
          <table:table-cell office:value-type="float" office:value="0.948891604932545" table:style-name="ce1">
            <text:p>0.94889160493254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251221102584" table:style-name="ce1">
            <text:p>1.13251221102584</text:p>
          </table:table-cell>
          <table:table-cell office:value-type="float" office:value="1.03597062895191" table:style-name="ce1">
            <text:p>1.03597062895191</text:p>
          </table:table-cell>
          <table:table-cell office:value-type="float" office:value="0.916371015420845" table:style-name="ce1">
            <text:p>0.916371015420845</text:p>
          </table:table-cell>
          <table:table-cell office:value-type="float" office:value="1.03532417520837" table:style-name="ce1">
            <text:p>1.03532417520837</text:p>
          </table:table-cell>
          <table:table-cell office:value-type="float" office:value="1.0776965510502" table:style-name="ce1">
            <text:p>1.0776965510502</text:p>
          </table:table-cell>
          <table:table-cell office:value-type="float" office:value="1.00447642741311" table:style-name="ce1">
            <text:p>1.00447642741311</text:p>
          </table:table-cell>
          <table:table-cell office:value-type="float" office:value="1.0458395256147" table:style-name="ce1">
            <text:p>1.0458395256147</text:p>
          </table:table-cell>
          <table:table-cell office:value-type="float" office:value="1.14166127163833" table:style-name="ce1">
            <text:p>1.14166127163833</text:p>
          </table:table-cell>
          <table:table-cell office:value-type="float" office:value="1.05795329274862" table:style-name="ce1">
            <text:p>1.05795329274862</text:p>
          </table:table-cell>
          <table:table-cell office:value-type="float" office:value="1.22482052052727" table:style-name="ce1">
            <text:p>1.22482052052727</text:p>
          </table:table-cell>
          <table:table-cell office:value-type="float" office:value="1.07579489626559" table:style-name="ce1">
            <text:p>1.07579489626559</text:p>
          </table:table-cell>
          <table:table-cell office:value-type="float" office:value="1.06392865626479" table:style-name="ce1">
            <text:p>1.06392865626479</text:p>
          </table:table-cell>
          <table:table-cell office:value-type="float" office:value="1.12960373223616" table:style-name="ce1">
            <text:p>1.12960373223616</text:p>
          </table:table-cell>
          <table:table-cell office:value-type="float" office:value="1.05576193861237" table:style-name="ce1">
            <text:p>1.05576193861237</text:p>
          </table:table-cell>
          <table:table-cell office:value-type="float" office:value="1.13402614565241" table:style-name="ce1">
            <text:p>1.13402614565241</text:p>
          </table:table-cell>
          <table:table-cell office:value-type="float" office:value="1.22466608709311" table:style-name="ce1">
            <text:p>1.22466608709311</text:p>
          </table:table-cell>
          <table:table-cell office:value-type="float" office:value="1.05805898304265" table:style-name="ce1">
            <text:p>1.05805898304265</text:p>
          </table:table-cell>
          <table:table-cell office:value-type="float" office:value="1.25793403403979" table:style-name="ce1">
            <text:p>1.25793403403979</text:p>
          </table:table-cell>
          <table:table-cell office:value-type="float" office:value="1.11215009415119" table:style-name="ce1">
            <text:p>1.11215009415119</text:p>
          </table:table-cell>
          <table:table-cell office:value-type="float" office:value="1.08182495129991" table:style-name="ce1">
            <text:p>1.08182495129991</text:p>
          </table:table-cell>
          <table:table-cell office:value-type="float" office:value="0.999738069712571" table:style-name="ce1">
            <text:p>0.999738069712571</text:p>
          </table:table-cell>
          <table:table-cell office:value-type="float" office:value="1.17007093439023" table:style-name="ce1">
            <text:p>1.17007093439023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  <table:table-cell office:value-type="float" office:value="1.00932076496292" table:style-name="ce1">
            <text:p>1.00932076496292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26110752867" table:style-name="ce1">
            <text:p>1.06026110752867</text:p>
          </table:table-cell>
          <table:table-cell office:value-type="float" office:value="1.1339808604127" table:style-name="ce1">
            <text:p>1.1339808604127</text:p>
          </table:table-cell>
          <table:table-cell office:value-type="float" office:value="0.724359827536603" table:style-name="ce1">
            <text:p>0.724359827536603</text:p>
          </table:table-cell>
          <table:table-cell office:value-type="float" office:value="1.04904064182997" table:style-name="ce1">
            <text:p>1.04904064182997</text:p>
          </table:table-cell>
          <table:table-cell office:value-type="float" office:value="1.18673304737965" table:style-name="ce1">
            <text:p>1.18673304737965</text:p>
          </table:table-cell>
          <table:table-cell office:value-type="float" office:value="0.932462679866251" table:style-name="ce1">
            <text:p>0.932462679866251</text:p>
          </table:table-cell>
          <table:table-cell office:value-type="float" office:value="1.02623880923387" table:style-name="ce1">
            <text:p>1.02623880923387</text:p>
          </table:table-cell>
          <table:table-cell office:value-type="float" office:value="0.780430087108607" table:style-name="ce1">
            <text:p>0.780430087108607</text:p>
          </table:table-cell>
          <table:table-cell office:value-type="float" office:value="0.868971790319751" table:style-name="ce1">
            <text:p>0.868971790319751</text:p>
          </table:table-cell>
          <table:table-cell office:value-type="float" office:value="0.820460931264325" table:style-name="ce1">
            <text:p>0.82046093126432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7408522106573" table:style-name="ce1">
            <text:p>0.917408522106573</text:p>
          </table:table-cell>
          <table:table-cell office:value-type="float" office:value="0.844287822999271" table:style-name="ce1">
            <text:p>0.844287822999271</text:p>
          </table:table-cell>
          <table:table-cell office:value-type="float" office:value="0.816395339251369" table:style-name="ce1">
            <text:p>0.816395339251369</text:p>
          </table:table-cell>
          <table:table-cell office:value-type="float" office:value="0.857366304725764" table:style-name="ce1">
            <text:p>0.857366304725764</text:p>
          </table:table-cell>
          <table:table-cell office:value-type="float" office:value="0.908356333259804" table:style-name="ce1">
            <text:p>0.908356333259804</text:p>
          </table:table-cell>
          <table:table-cell office:value-type="float" office:value="0.979498633628263" table:style-name="ce1">
            <text:p>0.979498633628263</text:p>
          </table:table-cell>
          <table:table-cell office:value-type="float" office:value="0.939380767077067" table:style-name="ce1">
            <text:p>0.939380767077067</text:p>
          </table:table-cell>
          <table:table-cell office:value-type="float" office:value="1.10195389682926" table:style-name="ce1">
            <text:p>1.1019538968292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280502593141" table:style-name="ce1">
            <text:p>0.852280502593141</text:p>
          </table:table-cell>
          <table:table-cell office:value-type="float" office:value="0.975693507597257" table:style-name="ce1">
            <text:p>0.975693507597257</text:p>
          </table:table-cell>
          <table:table-cell office:value-type="float" office:value="1.12660347362656" table:style-name="ce1">
            <text:p>1.12660347362656</text:p>
          </table:table-cell>
          <table:table-cell office:value-type="float" office:value="1.03659563174618" table:style-name="ce1">
            <text:p>1.03659563174618</text:p>
          </table:table-cell>
          <table:table-cell office:value-type="float" office:value="0.947326591853255" table:style-name="ce1">
            <text:p>0.947326591853255</text:p>
          </table:table-cell>
          <table:table-cell office:value-type="float" office:value="0.953510060262958" table:style-name="ce1">
            <text:p>0.953510060262958</text:p>
          </table:table-cell>
          <table:table-cell office:value-type="float" office:value="1.04364530666455" table:style-name="ce1">
            <text:p>1.04364530666455</text:p>
          </table:table-cell>
          <table:table-cell office:value-type="float" office:value="1.07884186577641" table:style-name="ce1">
            <text:p>1.07884186577641</text:p>
          </table:table-cell>
          <table:table-cell office:value-type="float" office:value="0.930722355961792" table:style-name="ce1">
            <text:p>0.930722355961792</text:p>
          </table:table-cell>
          <table:table-cell office:value-type="float" office:value="1.05352762128001" table:style-name="ce1">
            <text:p>1.0535276212800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0729819248337" table:style-name="ce1">
            <text:p>1.10729819248337</text:p>
          </table:table-cell>
          <table:table-cell office:value-type="float" office:value="0.968448198007008" table:style-name="ce1">
            <text:p>0.968448198007008</text:p>
          </table:table-cell>
          <table:table-cell office:value-type="float" office:value="1.10323165675371" table:style-name="ce1">
            <text:p>1.10323165675371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07690309357" table:style-name="ce1">
            <text:p>1.1007690309357</text:p>
          </table:table-cell>
          <table:table-cell office:value-type="float" office:value="0.932474273209023" table:style-name="ce1">
            <text:p>0.932474273209023</text:p>
          </table:table-cell>
          <table:table-cell office:value-type="float" office:value="0.980971983849119" table:style-name="ce1">
            <text:p>0.980971983849119</text:p>
          </table:table-cell>
          <table:table-cell office:value-type="float" office:value="0.951539710650307" table:style-name="ce1">
            <text:p>0.95153971065030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9273094517" table:style-name="ce1">
            <text:p>1.15869273094517</text:p>
          </table:table-cell>
          <table:table-cell office:value-type="float" office:value="1.08130404984471" table:style-name="ce1">
            <text:p>1.08130404984471</text:p>
          </table:table-cell>
          <table:table-cell office:value-type="float" office:value="0.934874935492166" table:style-name="ce1">
            <text:p>0.934874935492166</text:p>
          </table:table-cell>
          <table:table-cell office:value-type="float" office:value="1.09708836672956" table:style-name="ce1">
            <text:p>1.09708836672956</text:p>
          </table:table-cell>
          <table:table-cell office:value-type="float" office:value="1.14150691918877" table:style-name="ce1">
            <text:p>1.14150691918877</text:p>
          </table:table-cell>
          <table:table-cell office:value-type="float" office:value="1.05135448061247" table:style-name="ce1">
            <text:p>1.05135448061247</text:p>
          </table:table-cell>
          <table:table-cell office:value-type="float" office:value="1.09460545034262" table:style-name="ce1">
            <text:p>1.09460545034262</text:p>
          </table:table-cell>
          <table:table-cell office:value-type="float" office:value="1.1991348045341" table:style-name="ce1">
            <text:p>1.1991348045341</text:p>
          </table:table-cell>
          <table:table-cell office:value-type="float" office:value="1.1435450659529" table:style-name="ce1">
            <text:p>1.1435450659529</text:p>
          </table:table-cell>
          <table:table-cell office:value-type="float" office:value="1.28035648694839" table:style-name="ce1">
            <text:p>1.28035648694839</text:p>
          </table:table-cell>
          <table:table-cell office:value-type="float" office:value="1.16018542344071" table:style-name="ce1">
            <text:p>1.16018542344071</text:p>
          </table:table-cell>
          <table:table-cell office:value-type="float" office:value="1.1444999456832" table:style-name="ce1">
            <text:p>1.1444999456832</text:p>
          </table:table-cell>
          <table:table-cell office:value-type="float" office:value="1.16728752636827" table:style-name="ce1">
            <text:p>1.16728752636827</text:p>
          </table:table-cell>
          <table:table-cell office:value-type="float" office:value="1.12047187704194" table:style-name="ce1">
            <text:p>1.12047187704194</text:p>
          </table:table-cell>
          <table:table-cell office:value-type="float" office:value="1.21764170245902" table:style-name="ce1">
            <text:p>1.21764170245902</text:p>
          </table:table-cell>
          <table:table-cell office:value-type="float" office:value="1.31410438978142" table:style-name="ce1">
            <text:p>1.31410438978142</text:p>
          </table:table-cell>
          <table:table-cell office:value-type="float" office:value="1.0890453923935" table:style-name="ce1">
            <text:p>1.0890453923935</text:p>
          </table:table-cell>
          <table:table-cell office:value-type="float" office:value="1.26801828581675" table:style-name="ce1">
            <text:p>1.26801828581675</text:p>
          </table:table-cell>
          <table:table-cell office:value-type="float" office:value="1.20215709798822" table:style-name="ce1">
            <text:p>1.20215709798822</text:p>
          </table:table-cell>
          <table:table-cell office:value-type="float" office:value="1.11361106730101" table:style-name="ce1">
            <text:p>1.11361106730101</text:p>
          </table:table-cell>
          <table:table-cell office:value-type="float" office:value="1.00969926541011" table:style-name="ce1">
            <text:p>1.00969926541011</text:p>
          </table:table-cell>
          <table:table-cell office:value-type="float" office:value="1.18543008630946" table:style-name="ce1">
            <text:p>1.18543008630946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  <table:table-cell office:value-type="float" office:value="1.02909391432011" table:style-name="ce1">
            <text:p>1.0290939143201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05504545572" table:style-name="ce1">
            <text:p>1.06005504545572</text:p>
          </table:table-cell>
          <table:table-cell office:value-type="float" office:value="1.13380103506587" table:style-name="ce1">
            <text:p>1.13380103506587</text:p>
          </table:table-cell>
          <table:table-cell office:value-type="float" office:value="0.718064503687634" table:style-name="ce1">
            <text:p>0.718064503687634</text:p>
          </table:table-cell>
          <table:table-cell office:value-type="float" office:value="1.04288323055389" table:style-name="ce1">
            <text:p>1.04288323055389</text:p>
          </table:table-cell>
          <table:table-cell office:value-type="float" office:value="1.18432772480795" table:style-name="ce1">
            <text:p>1.18432772480795</text:p>
          </table:table-cell>
          <table:table-cell office:value-type="float" office:value="0.932712056155284" table:style-name="ce1">
            <text:p>0.932712056155284</text:p>
          </table:table-cell>
          <table:table-cell office:value-type="float" office:value="1.02767757051279" table:style-name="ce1">
            <text:p>1.02767757051279</text:p>
          </table:table-cell>
          <table:table-cell office:value-type="float" office:value="0.77980361189401" table:style-name="ce1">
            <text:p>0.77980361189401</text:p>
          </table:table-cell>
          <table:table-cell office:value-type="float" office:value="0.870056314189897" table:style-name="ce1">
            <text:p>0.870056314189897</text:p>
          </table:table-cell>
          <table:table-cell office:value-type="float" office:value="0.81957364149471" table:style-name="ce1">
            <text:p>0.819573641494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233658827319" table:style-name="ce1">
            <text:p>0.916233658827319</text:p>
          </table:table-cell>
          <table:table-cell office:value-type="float" office:value="0.841232792058242" table:style-name="ce1">
            <text:p>0.841232792058242</text:p>
          </table:table-cell>
          <table:table-cell office:value-type="float" office:value="0.817013440494811" table:style-name="ce1">
            <text:p>0.817013440494811</text:p>
          </table:table-cell>
          <table:table-cell office:value-type="float" office:value="0.855907689878421" table:style-name="ce1">
            <text:p>0.855907689878421</text:p>
          </table:table-cell>
          <table:table-cell office:value-type="float" office:value="0.908667600403202" table:style-name="ce1">
            <text:p>0.908667600403202</text:p>
          </table:table-cell>
          <table:table-cell office:value-type="float" office:value="0.975097119038158" table:style-name="ce1">
            <text:p>0.975097119038158</text:p>
          </table:table-cell>
          <table:table-cell office:value-type="float" office:value="0.946695688926488" table:style-name="ce1">
            <text:p>0.946695688926488</text:p>
          </table:table-cell>
          <table:table-cell office:value-type="float" office:value="1.09914897674199" table:style-name="ce1">
            <text:p>1.0991489767419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6696234834852" table:style-name="ce1">
            <text:p>0.846696234834852</text:p>
          </table:table-cell>
          <table:table-cell office:value-type="float" office:value="0.973550841875262" table:style-name="ce1">
            <text:p>0.973550841875262</text:p>
          </table:table-cell>
          <table:table-cell office:value-type="float" office:value="1.11888013819321" table:style-name="ce1">
            <text:p>1.11888013819321</text:p>
          </table:table-cell>
          <table:table-cell office:value-type="float" office:value="1.03888973224024" table:style-name="ce1">
            <text:p>1.03888973224024</text:p>
          </table:table-cell>
          <table:table-cell office:value-type="float" office:value="0.939234691255997" table:style-name="ce1">
            <text:p>0.939234691255997</text:p>
          </table:table-cell>
          <table:table-cell office:value-type="float" office:value="0.951513929501126" table:style-name="ce1">
            <text:p>0.951513929501126</text:p>
          </table:table-cell>
          <table:table-cell office:value-type="float" office:value="1.04289219550316" table:style-name="ce1">
            <text:p>1.04289219550316</text:p>
          </table:table-cell>
          <table:table-cell office:value-type="float" office:value="1.07898134724979" table:style-name="ce1">
            <text:p>1.07898134724979</text:p>
          </table:table-cell>
          <table:table-cell office:value-type="float" office:value="0.924836987567212" table:style-name="ce1">
            <text:p>0.924836987567212</text:p>
          </table:table-cell>
          <table:table-cell office:value-type="float" office:value="1.04940636278084" table:style-name="ce1">
            <text:p>1.04940636278084</text:p>
          </table:table-cell>
          <table:table-cell office:value-type="float" office:value="0.919435423587242" table:style-name="ce1">
            <text:p>0.919435423587242</text:p>
          </table:table-cell>
          <table:table-cell office:value-type="float" office:value="1.09882497217801" table:style-name="ce1">
            <text:p>1.09882497217801</text:p>
          </table:table-cell>
          <table:table-cell office:value-type="float" office:value="0.96282334011207" table:style-name="ce1">
            <text:p>0.96282334011207</text:p>
          </table:table-cell>
          <table:table-cell office:value-type="float" office:value="1.10249524814513" table:style-name="ce1">
            <text:p>1.10249524814513</text:p>
          </table:table-cell>
          <table:table-cell office:value-type="float" office:value="1.14687526999158" table:style-name="ce1">
            <text:p>1.14687526999158</text:p>
          </table:table-cell>
          <table:table-cell office:value-type="float" office:value="1.09834728773123" table:style-name="ce1">
            <text:p>1.09834728773123</text:p>
          </table:table-cell>
          <table:table-cell office:value-type="float" office:value="0.922278135905677" table:style-name="ce1">
            <text:p>0.922278135905677</text:p>
          </table:table-cell>
          <table:table-cell office:value-type="float" office:value="0.995084477787256" table:style-name="ce1">
            <text:p>0.995084477787256</text:p>
          </table:table-cell>
          <table:table-cell office:value-type="float" office:value="0.946554976727441" table:style-name="ce1">
            <text:p>0.94655497672744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880446277814" table:style-name="ce1">
            <text:p>1.12880446277814</text:p>
          </table:table-cell>
          <table:table-cell office:value-type="float" office:value="1.02064481267661" table:style-name="ce1">
            <text:p>1.02064481267661</text:p>
          </table:table-cell>
          <table:table-cell office:value-type="float" office:value="0.914203291279723" table:style-name="ce1">
            <text:p>0.914203291279723</text:p>
          </table:table-cell>
          <table:table-cell office:value-type="float" office:value="1.03887961359697" table:style-name="ce1">
            <text:p>1.03887961359697</text:p>
          </table:table-cell>
          <table:table-cell office:value-type="float" office:value="1.08208033452146" table:style-name="ce1">
            <text:p>1.08208033452146</text:p>
          </table:table-cell>
          <table:table-cell office:value-type="float" office:value="0.991752954365804" table:style-name="ce1">
            <text:p>0.991752954365804</text:p>
          </table:table-cell>
          <table:table-cell office:value-type="float" office:value="1.03886709759779" table:style-name="ce1">
            <text:p>1.03886709759779</text:p>
          </table:table-cell>
          <table:table-cell office:value-type="float" office:value="1.14108644952826" table:style-name="ce1">
            <text:p>1.14108644952826</text:p>
          </table:table-cell>
          <table:table-cell office:value-type="float" office:value="1.05459124705442" table:style-name="ce1">
            <text:p>1.05459124705442</text:p>
          </table:table-cell>
          <table:table-cell office:value-type="float" office:value="1.22048392416305" table:style-name="ce1">
            <text:p>1.22048392416305</text:p>
          </table:table-cell>
          <table:table-cell office:value-type="float" office:value="1.08575959377627" table:style-name="ce1">
            <text:p>1.08575959377627</text:p>
          </table:table-cell>
          <table:table-cell office:value-type="float" office:value="1.07748948895051" table:style-name="ce1">
            <text:p>1.07748948895051</text:p>
          </table:table-cell>
          <table:table-cell office:value-type="float" office:value="1.11799544510633" table:style-name="ce1">
            <text:p>1.11799544510633</text:p>
          </table:table-cell>
          <table:table-cell office:value-type="float" office:value="1.04718506080438" table:style-name="ce1">
            <text:p>1.04718506080438</text:p>
          </table:table-cell>
          <table:table-cell office:value-type="float" office:value="1.13816380489362" table:style-name="ce1">
            <text:p>1.13816380489362</text:p>
          </table:table-cell>
          <table:table-cell office:value-type="float" office:value="1.22477518266618" table:style-name="ce1">
            <text:p>1.22477518266618</text:p>
          </table:table-cell>
          <table:table-cell office:value-type="float" office:value="1.0417378419479" table:style-name="ce1">
            <text:p>1.0417378419479</text:p>
          </table:table-cell>
          <table:table-cell office:value-type="float" office:value="1.25391475493175" table:style-name="ce1">
            <text:p>1.25391475493175</text:p>
          </table:table-cell>
          <table:table-cell office:value-type="float" office:value="1.11226375925071" table:style-name="ce1">
            <text:p>1.11226375925071</text:p>
          </table:table-cell>
          <table:table-cell office:value-type="float" office:value="1.06505933308048" table:style-name="ce1">
            <text:p>1.06505933308048</text:p>
          </table:table-cell>
          <table:table-cell office:value-type="float" office:value="0.995807522712399" table:style-name="ce1">
            <text:p>0.995807522712399</text:p>
          </table:table-cell>
          <table:table-cell office:value-type="float" office:value="1.16411106541563" table:style-name="ce1">
            <text:p>1.16411106541563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  <table:table-cell office:value-type="float" office:value="1.00859764382265" table:style-name="ce1">
            <text:p>1.0085976438226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356533907502" table:style-name="ce1">
            <text:p>1.06356533907502</text:p>
          </table:table-cell>
          <table:table-cell office:value-type="float" office:value="1.13629585360022" table:style-name="ce1">
            <text:p>1.13629585360022</text:p>
          </table:table-cell>
          <table:table-cell office:value-type="float" office:value="0.731683291338714" table:style-name="ce1">
            <text:p>0.731683291338714</text:p>
          </table:table-cell>
          <table:table-cell office:value-type="float" office:value="1.06680488036472" table:style-name="ce1">
            <text:p>1.06680488036472</text:p>
          </table:table-cell>
          <table:table-cell office:value-type="float" office:value="1.21184603814473" table:style-name="ce1">
            <text:p>1.21184603814473</text:p>
          </table:table-cell>
          <table:table-cell office:value-type="float" office:value="0.936752784784482" table:style-name="ce1">
            <text:p>0.936752784784482</text:p>
          </table:table-cell>
          <table:table-cell office:value-type="float" office:value="1.03917517983211" table:style-name="ce1">
            <text:p>1.03917517983211</text:p>
          </table:table-cell>
          <table:table-cell office:value-type="float" office:value="0.794643576095586" table:style-name="ce1">
            <text:p>0.794643576095586</text:p>
          </table:table-cell>
          <table:table-cell office:value-type="float" office:value="0.900755153202718" table:style-name="ce1">
            <text:p>0.900755153202718</text:p>
          </table:table-cell>
          <table:table-cell office:value-type="float" office:value="0.827719769020375" table:style-name="ce1">
            <text:p>0.82771976902037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0521645275697" table:style-name="ce1">
            <text:p>0.920521645275697</text:p>
          </table:table-cell>
          <table:table-cell office:value-type="float" office:value="0.842732548830161" table:style-name="ce1">
            <text:p>0.842732548830161</text:p>
          </table:table-cell>
          <table:table-cell office:value-type="float" office:value="0.83283379875666" table:style-name="ce1">
            <text:p>0.83283379875666</text:p>
          </table:table-cell>
          <table:table-cell office:value-type="float" office:value="0.857382164485125" table:style-name="ce1">
            <text:p>0.857382164485125</text:p>
          </table:table-cell>
          <table:table-cell office:value-type="float" office:value="0.918820345870592" table:style-name="ce1">
            <text:p>0.918820345870592</text:p>
          </table:table-cell>
          <table:table-cell office:value-type="float" office:value="0.987977254220147" table:style-name="ce1">
            <text:p>0.987977254220147</text:p>
          </table:table-cell>
          <table:table-cell office:value-type="float" office:value="0.965457157810743" table:style-name="ce1">
            <text:p>0.965457157810743</text:p>
          </table:table-cell>
          <table:table-cell office:value-type="float" office:value="1.11338500255712" table:style-name="ce1">
            <text:p>1.11338500255712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5009255036964" table:style-name="ce1">
            <text:p>0.865009255036964</text:p>
          </table:table-cell>
          <table:table-cell office:value-type="float" office:value="0.980384192858052" table:style-name="ce1">
            <text:p>0.980384192858052</text:p>
          </table:table-cell>
          <table:table-cell office:value-type="float" office:value="1.13328246170359" table:style-name="ce1">
            <text:p>1.13328246170359</text:p>
          </table:table-cell>
          <table:table-cell office:value-type="float" office:value="1.05095718395105" table:style-name="ce1">
            <text:p>1.05095718395105</text:p>
          </table:table-cell>
          <table:table-cell office:value-type="float" office:value="0.978589112871753" table:style-name="ce1">
            <text:p>0.978589112871753</text:p>
          </table:table-cell>
          <table:table-cell office:value-type="float" office:value="0.957133074101249" table:style-name="ce1">
            <text:p>0.957133074101249</text:p>
          </table:table-cell>
          <table:table-cell office:value-type="float" office:value="1.05234223726774" table:style-name="ce1">
            <text:p>1.05234223726774</text:p>
          </table:table-cell>
          <table:table-cell office:value-type="float" office:value="1.0854978272021" table:style-name="ce1">
            <text:p>1.0854978272021</text:p>
          </table:table-cell>
          <table:table-cell office:value-type="float" office:value="0.933066032847808" table:style-name="ce1">
            <text:p>0.933066032847808</text:p>
          </table:table-cell>
          <table:table-cell office:value-type="float" office:value="1.05754032460341" table:style-name="ce1">
            <text:p>1.05754032460341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152787924094" table:style-name="ce1">
            <text:p>1.11152787924094</text:p>
          </table:table-cell>
          <table:table-cell office:value-type="float" office:value="0.968421411291717" table:style-name="ce1">
            <text:p>0.968421411291717</text:p>
          </table:table-cell>
          <table:table-cell office:value-type="float" office:value="1.10792575927045" table:style-name="ce1">
            <text:p>1.1079257592704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374502202207" table:style-name="ce1">
            <text:p>1.10374502202207</text:p>
          </table:table-cell>
          <table:table-cell office:value-type="float" office:value="0.933431274349375" table:style-name="ce1">
            <text:p>0.933431274349375</text:p>
          </table:table-cell>
          <table:table-cell office:value-type="float" office:value="1.00812683036904" table:style-name="ce1">
            <text:p>1.00812683036904</text:p>
          </table:table-cell>
          <table:table-cell office:value-type="float" office:value="0.950771764375115" table:style-name="ce1">
            <text:p>0.9507717643751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868222655723" table:style-name="ce1">
            <text:p>1.15868222655723</text:p>
          </table:table-cell>
          <table:table-cell office:value-type="float" office:value="1.06716672885521" table:style-name="ce1">
            <text:p>1.06716672885521</text:p>
          </table:table-cell>
          <table:table-cell office:value-type="float" office:value="0.925856980909531" table:style-name="ce1">
            <text:p>0.925856980909531</text:p>
          </table:table-cell>
          <table:table-cell office:value-type="float" office:value="1.06098001741215" table:style-name="ce1">
            <text:p>1.06098001741215</text:p>
          </table:table-cell>
          <table:table-cell office:value-type="float" office:value="1.11579084705691" table:style-name="ce1">
            <text:p>1.11579084705691</text:p>
          </table:table-cell>
          <table:table-cell office:value-type="float" office:value="1.02520217807332" table:style-name="ce1">
            <text:p>1.02520217807332</text:p>
          </table:table-cell>
          <table:table-cell office:value-type="float" office:value="1.07825418927926" table:style-name="ce1">
            <text:p>1.07825418927926</text:p>
          </table:table-cell>
          <table:table-cell office:value-type="float" office:value="1.17093457975994" table:style-name="ce1">
            <text:p>1.17093457975994</text:p>
          </table:table-cell>
          <table:table-cell office:value-type="float" office:value="1.10072265233778" table:style-name="ce1">
            <text:p>1.10072265233778</text:p>
          </table:table-cell>
          <table:table-cell office:value-type="float" office:value="1.23400507183442" table:style-name="ce1">
            <text:p>1.23400507183442</text:p>
          </table:table-cell>
          <table:table-cell office:value-type="float" office:value="1.10537337513864" table:style-name="ce1">
            <text:p>1.10537337513864</text:p>
          </table:table-cell>
          <table:table-cell office:value-type="float" office:value="1.08534536864703" table:style-name="ce1">
            <text:p>1.08534536864703</text:p>
          </table:table-cell>
          <table:table-cell office:value-type="float" office:value="1.14700044028947" table:style-name="ce1">
            <text:p>1.14700044028947</text:p>
          </table:table-cell>
          <table:table-cell office:value-type="float" office:value="1.0822698997544" table:style-name="ce1">
            <text:p>1.0822698997544</text:p>
          </table:table-cell>
          <table:table-cell office:value-type="float" office:value="1.16857437630749" table:style-name="ce1">
            <text:p>1.16857437630749</text:p>
          </table:table-cell>
          <table:table-cell office:value-type="float" office:value="1.26281652208217" table:style-name="ce1">
            <text:p>1.26281652208217</text:p>
          </table:table-cell>
          <table:table-cell office:value-type="float" office:value="1.06204141140951" table:style-name="ce1">
            <text:p>1.06204141140951</text:p>
          </table:table-cell>
          <table:table-cell office:value-type="float" office:value="1.26235200884354" table:style-name="ce1">
            <text:p>1.26235200884354</text:p>
          </table:table-cell>
          <table:table-cell office:value-type="float" office:value="1.1506861991042" table:style-name="ce1">
            <text:p>1.1506861991042</text:p>
          </table:table-cell>
          <table:table-cell office:value-type="float" office:value="1.08591716199456" table:style-name="ce1">
            <text:p>1.08591716199456</text:p>
          </table:table-cell>
          <table:table-cell office:value-type="float" office:value="1.00408232302374" table:style-name="ce1">
            <text:p>1.00408232302374</text:p>
          </table:table-cell>
          <table:table-cell office:value-type="float" office:value="1.17670913586599" table:style-name="ce1">
            <text:p>1.17670913586599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  <table:table-cell office:value-type="float" office:value="1.02419207947838" table:style-name="ce1">
            <text:p>1.0241920794783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053294962339" table:style-name="ce1">
            <text:p>1.06053294962339</text:p>
          </table:table-cell>
          <table:table-cell office:value-type="float" office:value="1.13307935744853" table:style-name="ce1">
            <text:p>1.13307935744853</text:p>
          </table:table-cell>
          <table:table-cell office:value-type="float" office:value="0.717304679414514" table:style-name="ce1">
            <text:p>0.717304679414514</text:p>
          </table:table-cell>
          <table:table-cell office:value-type="float" office:value="1.04959839151938" table:style-name="ce1">
            <text:p>1.04959839151938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29994387899935" table:style-name="ce1">
            <text:p>0.929994387899935</text:p>
          </table:table-cell>
          <table:table-cell office:value-type="float" office:value="1.02607634693103" table:style-name="ce1">
            <text:p>1.02607634693103</text:p>
          </table:table-cell>
          <table:table-cell office:value-type="float" office:value="0.774902371255794" table:style-name="ce1">
            <text:p>0.774902371255794</text:p>
          </table:table-cell>
          <table:table-cell office:value-type="float" office:value="0.868242876450745" table:style-name="ce1">
            <text:p>0.868242876450745</text:p>
          </table:table-cell>
          <table:table-cell office:value-type="float" office:value="0.819884483317806" table:style-name="ce1">
            <text:p>0.81988448331780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6122085200138" table:style-name="ce1">
            <text:p>0.916122085200138</text:p>
          </table:table-cell>
          <table:table-cell office:value-type="float" office:value="0.841767965971925" table:style-name="ce1">
            <text:p>0.841767965971925</text:p>
          </table:table-cell>
          <table:table-cell office:value-type="float" office:value="0.813101628321462" table:style-name="ce1">
            <text:p>0.813101628321462</text:p>
          </table:table-cell>
          <table:table-cell office:value-type="float" office:value="0.854537583351385" table:style-name="ce1">
            <text:p>0.854537583351385</text:p>
          </table:table-cell>
          <table:table-cell office:value-type="float" office:value="0.908865852676309" table:style-name="ce1">
            <text:p>0.908865852676309</text:p>
          </table:table-cell>
          <table:table-cell office:value-type="float" office:value="0.972002748809029" table:style-name="ce1">
            <text:p>0.972002748809029</text:p>
          </table:table-cell>
          <table:table-cell office:value-type="float" office:value="0.936381861380742" table:style-name="ce1">
            <text:p>0.936381861380742</text:p>
          </table:table-cell>
          <table:table-cell office:value-type="float" office:value="1.09685998462424" table:style-name="ce1">
            <text:p>1.0968599846242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369871574617" table:style-name="ce1">
            <text:p>0.84369871574617</text:p>
          </table:table-cell>
          <table:table-cell office:value-type="float" office:value="0.968388067756205" table:style-name="ce1">
            <text:p>0.968388067756205</text:p>
          </table:table-cell>
          <table:table-cell office:value-type="float" office:value="1.11927613800067" table:style-name="ce1">
            <text:p>1.11927613800067</text:p>
          </table:table-cell>
          <table:table-cell office:value-type="float" office:value="1.03434508060332" table:style-name="ce1">
            <text:p>1.03434508060332</text:p>
          </table:table-cell>
          <table:table-cell office:value-type="float" office:value="0.938278816667209" table:style-name="ce1">
            <text:p>0.938278816667209</text:p>
          </table:table-cell>
          <table:table-cell office:value-type="float" office:value="0.945464404342608" table:style-name="ce1">
            <text:p>0.945464404342608</text:p>
          </table:table-cell>
          <table:table-cell office:value-type="float" office:value="1.04202871527611" table:style-name="ce1">
            <text:p>1.04202871527611</text:p>
          </table:table-cell>
          <table:table-cell office:value-type="float" office:value="1.07439681214005" table:style-name="ce1">
            <text:p>1.07439681214005</text:p>
          </table:table-cell>
          <table:table-cell office:value-type="float" office:value="0.924445953909695" table:style-name="ce1">
            <text:p>0.924445953909695</text:p>
          </table:table-cell>
          <table:table-cell office:value-type="float" office:value="1.04822683989488" table:style-name="ce1">
            <text:p>1.04822683989488</text:p>
          </table:table-cell>
          <table:table-cell office:value-type="float" office:value="0.918257392117049" table:style-name="ce1">
            <text:p>0.918257392117049</text:p>
          </table:table-cell>
          <table:table-cell office:value-type="float" office:value="1.09911051066565" table:style-name="ce1">
            <text:p>1.09911051066565</text:p>
          </table:table-cell>
          <table:table-cell office:value-type="float" office:value="0.962605656194001" table:style-name="ce1">
            <text:p>0.962605656194001</text:p>
          </table:table-cell>
          <table:table-cell office:value-type="float" office:value="1.10230841270769" table:style-name="ce1">
            <text:p>1.10230841270769</text:p>
          </table:table-cell>
          <table:table-cell office:value-type="float" office:value="1.14690291400206" table:style-name="ce1">
            <text:p>1.14690291400206</text:p>
          </table:table-cell>
          <table:table-cell office:value-type="float" office:value="1.094888190699" table:style-name="ce1">
            <text:p>1.094888190699</text:p>
          </table:table-cell>
          <table:table-cell office:value-type="float" office:value="0.919039762052854" table:style-name="ce1">
            <text:p>0.919039762052854</text:p>
          </table:table-cell>
          <table:table-cell office:value-type="float" office:value="0.984102882101645" table:style-name="ce1">
            <text:p>0.984102882101645</text:p>
          </table:table-cell>
          <table:table-cell office:value-type="float" office:value="0.946033213219802" table:style-name="ce1">
            <text:p>0.946033213219802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2473416678713" table:style-name="ce1">
            <text:p>1.12473416678713</text:p>
          </table:table-cell>
          <table:table-cell office:value-type="float" office:value="1.01259916443055" table:style-name="ce1">
            <text:p>1.01259916443055</text:p>
          </table:table-cell>
          <table:table-cell office:value-type="float" office:value="0.906433270776049" table:style-name="ce1">
            <text:p>0.906433270776049</text:p>
          </table:table-cell>
          <table:table-cell office:value-type="float" office:value="1.03533316498177" table:style-name="ce1">
            <text:p>1.03533316498177</text:p>
          </table:table-cell>
          <table:table-cell office:value-type="float" office:value="1.08468531592021" table:style-name="ce1">
            <text:p>1.08468531592021</text:p>
          </table:table-cell>
          <table:table-cell office:value-type="float" office:value="0.985646120478331" table:style-name="ce1">
            <text:p>0.985646120478331</text:p>
          </table:table-cell>
          <table:table-cell office:value-type="float" office:value="1.03153243693559" table:style-name="ce1">
            <text:p>1.03153243693559</text:p>
          </table:table-cell>
          <table:table-cell office:value-type="float" office:value="1.13432008357664" table:style-name="ce1">
            <text:p>1.13432008357664</text:p>
          </table:table-cell>
          <table:table-cell office:value-type="float" office:value="1.05485682621908" table:style-name="ce1">
            <text:p>1.05485682621908</text:p>
          </table:table-cell>
          <table:table-cell office:value-type="float" office:value="1.2084395394032" table:style-name="ce1">
            <text:p>1.2084395394032</text:p>
          </table:table-cell>
          <table:table-cell office:value-type="float" office:value="1.07076310180049" table:style-name="ce1">
            <text:p>1.07076310180049</text:p>
          </table:table-cell>
          <table:table-cell office:value-type="float" office:value="1.05483901923949" table:style-name="ce1">
            <text:p>1.05483901923949</text:p>
          </table:table-cell>
          <table:table-cell office:value-type="float" office:value="1.09609049687686" table:style-name="ce1">
            <text:p>1.09609049687686</text:p>
          </table:table-cell>
          <table:table-cell office:value-type="float" office:value="1.04501743743102" table:style-name="ce1">
            <text:p>1.04501743743102</text:p>
          </table:table-cell>
          <table:table-cell office:value-type="float" office:value="1.1339710074609" table:style-name="ce1">
            <text:p>1.1339710074609</text:p>
          </table:table-cell>
          <table:table-cell office:value-type="float" office:value="1.22804860720234" table:style-name="ce1">
            <text:p>1.22804860720234</text:p>
          </table:table-cell>
          <table:table-cell office:value-type="float" office:value="1.02478692390898" table:style-name="ce1">
            <text:p>1.02478692390898</text:p>
          </table:table-cell>
          <table:table-cell office:value-type="float" office:value="1.25149382358587" table:style-name="ce1">
            <text:p>1.25149382358587</text:p>
          </table:table-cell>
          <table:table-cell office:value-type="float" office:value="1.11570523297886" table:style-name="ce1">
            <text:p>1.11570523297886</text:p>
          </table:table-cell>
          <table:table-cell office:value-type="float" office:value="1.04766052089306" table:style-name="ce1">
            <text:p>1.04766052089306</text:p>
          </table:table-cell>
          <table:table-cell office:value-type="float" office:value="0.993437550347758" table:style-name="ce1">
            <text:p>0.993437550347758</text:p>
          </table:table-cell>
          <table:table-cell office:value-type="float" office:value="1.16054508449795" table:style-name="ce1">
            <text:p>1.16054508449795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  <table:table-cell office:value-type="float" office:value="1.00499744709411" table:style-name="ce1">
            <text:p>1.0049974470941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51353960953" table:style-name="ce1">
            <text:p>1.05951353960953</text:p>
          </table:table-cell>
          <table:table-cell office:value-type="float" office:value="1.13711074623616" table:style-name="ce1">
            <text:p>1.13711074623616</text:p>
          </table:table-cell>
          <table:table-cell office:value-type="float" office:value="0.723470951196074" table:style-name="ce1">
            <text:p>0.723470951196074</text:p>
          </table:table-cell>
          <table:table-cell office:value-type="float" office:value="1.03833567359548" table:style-name="ce1">
            <text:p>1.03833567359548</text:p>
          </table:table-cell>
          <table:table-cell office:value-type="float" office:value="1.20226357643665" table:style-name="ce1">
            <text:p>1.20226357643665</text:p>
          </table:table-cell>
          <table:table-cell office:value-type="float" office:value="0.935237546192229" table:style-name="ce1">
            <text:p>0.935237546192229</text:p>
          </table:table-cell>
          <table:table-cell office:value-type="float" office:value="1.03528833895084" table:style-name="ce1">
            <text:p>1.03528833895084</text:p>
          </table:table-cell>
          <table:table-cell office:value-type="float" office:value="0.779472203178474" table:style-name="ce1">
            <text:p>0.779472203178474</text:p>
          </table:table-cell>
          <table:table-cell office:value-type="float" office:value="0.899243287855775" table:style-name="ce1">
            <text:p>0.899243287855775</text:p>
          </table:table-cell>
          <table:table-cell office:value-type="float" office:value="0.819040002600813" table:style-name="ce1">
            <text:p>0.819040002600813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023819759678" table:style-name="ce1">
            <text:p>0.915023819759678</text:p>
          </table:table-cell>
          <table:table-cell office:value-type="float" office:value="0.842359824198448" table:style-name="ce1">
            <text:p>0.842359824198448</text:p>
          </table:table-cell>
          <table:table-cell office:value-type="float" office:value="0.816435952394088" table:style-name="ce1">
            <text:p>0.816435952394088</text:p>
          </table:table-cell>
          <table:table-cell office:value-type="float" office:value="0.855860702579002" table:style-name="ce1">
            <text:p>0.855860702579002</text:p>
          </table:table-cell>
          <table:table-cell office:value-type="float" office:value="0.904567679082478" table:style-name="ce1">
            <text:p>0.904567679082478</text:p>
          </table:table-cell>
          <table:table-cell office:value-type="float" office:value="0.979715512533239" table:style-name="ce1">
            <text:p>0.979715512533239</text:p>
          </table:table-cell>
          <table:table-cell office:value-type="float" office:value="0.951799184695863" table:style-name="ce1">
            <text:p>0.951799184695863</text:p>
          </table:table-cell>
          <table:table-cell office:value-type="float" office:value="1.0952159523279" table:style-name="ce1">
            <text:p>1.095215952327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011524034745" table:style-name="ce1">
            <text:p>0.845011524034745</text:p>
          </table:table-cell>
          <table:table-cell office:value-type="float" office:value="0.97501861683883" table:style-name="ce1">
            <text:p>0.97501861683883</text:p>
          </table:table-cell>
          <table:table-cell office:value-type="float" office:value="1.11724534149813" table:style-name="ce1">
            <text:p>1.11724534149813</text:p>
          </table:table-cell>
          <table:table-cell office:value-type="float" office:value="1.04228823402117" table:style-name="ce1">
            <text:p>1.04228823402117</text:p>
          </table:table-cell>
          <table:table-cell office:value-type="float" office:value="0.935061646410241" table:style-name="ce1">
            <text:p>0.935061646410241</text:p>
          </table:table-cell>
          <table:table-cell office:value-type="float" office:value="0.952081812371105" table:style-name="ce1">
            <text:p>0.952081812371105</text:p>
          </table:table-cell>
          <table:table-cell office:value-type="float" office:value="1.04069568270913" table:style-name="ce1">
            <text:p>1.04069568270913</text:p>
          </table:table-cell>
          <table:table-cell office:value-type="float" office:value="1.07768766382335" table:style-name="ce1">
            <text:p>1.07768766382335</text:p>
          </table:table-cell>
          <table:table-cell office:value-type="float" office:value="0.921290918796961" table:style-name="ce1">
            <text:p>0.921290918796961</text:p>
          </table:table-cell>
          <table:table-cell office:value-type="float" office:value="1.05048462968944" table:style-name="ce1">
            <text:p>1.05048462968944</text:p>
          </table:table-cell>
          <table:table-cell office:value-type="float" office:value="0.919298124699999" table:style-name="ce1">
            <text:p>0.919298124699999</text:p>
          </table:table-cell>
          <table:table-cell office:value-type="float" office:value="1.10597113257022" table:style-name="ce1">
            <text:p>1.10597113257022</text:p>
          </table:table-cell>
          <table:table-cell office:value-type="float" office:value="0.965534822995372" table:style-name="ce1">
            <text:p>0.965534822995372</text:p>
          </table:table-cell>
          <table:table-cell office:value-type="float" office:value="1.10489505334158" table:style-name="ce1">
            <text:p>1.10489505334158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146784129514" table:style-name="ce1">
            <text:p>1.10146784129514</text:p>
          </table:table-cell>
          <table:table-cell office:value-type="float" office:value="0.927913860884298" table:style-name="ce1">
            <text:p>0.927913860884298</text:p>
          </table:table-cell>
          <table:table-cell office:value-type="float" office:value="0.996381751175051" table:style-name="ce1">
            <text:p>0.996381751175051</text:p>
          </table:table-cell>
          <table:table-cell office:value-type="float" office:value="0.950170462208273" table:style-name="ce1">
            <text:p>0.95017046220827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928906707757" table:style-name="ce1">
            <text:p>1.13928906707757</text:p>
          </table:table-cell>
          <table:table-cell office:value-type="float" office:value="1.02753299141091" table:style-name="ce1">
            <text:p>1.02753299141091</text:p>
          </table:table-cell>
          <table:table-cell office:value-type="float" office:value="0.918882061876499" table:style-name="ce1">
            <text:p>0.918882061876499</text:p>
          </table:table-cell>
          <table:table-cell office:value-type="float" office:value="1.03655200842987" table:style-name="ce1">
            <text:p>1.03655200842987</text:p>
          </table:table-cell>
          <table:table-cell office:value-type="float" office:value="1.09634860985447" table:style-name="ce1">
            <text:p>1.09634860985447</text:p>
          </table:table-cell>
          <table:table-cell office:value-type="float" office:value="0.997209190866096" table:style-name="ce1">
            <text:p>0.997209190866096</text:p>
          </table:table-cell>
          <table:table-cell office:value-type="float" office:value="1.05787585715973" table:style-name="ce1">
            <text:p>1.05787585715973</text:p>
          </table:table-cell>
          <table:table-cell office:value-type="float" office:value="1.15792907025043" table:style-name="ce1">
            <text:p>1.15792907025043</text:p>
          </table:table-cell>
          <table:table-cell office:value-type="float" office:value="1.09079267617842" table:style-name="ce1">
            <text:p>1.09079267617842</text:p>
          </table:table-cell>
          <table:table-cell office:value-type="float" office:value="1.21482883720378" table:style-name="ce1">
            <text:p>1.21482883720378</text:p>
          </table:table-cell>
          <table:table-cell office:value-type="float" office:value="1.09407514707959" table:style-name="ce1">
            <text:p>1.09407514707959</text:p>
          </table:table-cell>
          <table:table-cell office:value-type="float" office:value="1.0687140260403" table:style-name="ce1">
            <text:p>1.0687140260403</text:p>
          </table:table-cell>
          <table:table-cell office:value-type="float" office:value="1.13463569412324" table:style-name="ce1">
            <text:p>1.13463569412324</text:p>
          </table:table-cell>
          <table:table-cell office:value-type="float" office:value="1.05512565726209" table:style-name="ce1">
            <text:p>1.05512565726209</text:p>
          </table:table-cell>
          <table:table-cell office:value-type="float" office:value="1.14277757275144" table:style-name="ce1">
            <text:p>1.14277757275144</text:p>
          </table:table-cell>
          <table:table-cell office:value-type="float" office:value="1.23890980835873" table:style-name="ce1">
            <text:p>1.23890980835873</text:p>
          </table:table-cell>
          <table:table-cell office:value-type="float" office:value="1.05441055176019" table:style-name="ce1">
            <text:p>1.05441055176019</text:p>
          </table:table-cell>
          <table:table-cell office:value-type="float" office:value="1.25056617919843" table:style-name="ce1">
            <text:p>1.25056617919843</text:p>
          </table:table-cell>
          <table:table-cell office:value-type="float" office:value="1.12692998573107" table:style-name="ce1">
            <text:p>1.12692998573107</text:p>
          </table:table-cell>
          <table:table-cell office:value-type="float" office:value="1.07807911090498" table:style-name="ce1">
            <text:p>1.07807911090498</text:p>
          </table:table-cell>
          <table:table-cell office:value-type="float" office:value="0.992528370111867" table:style-name="ce1">
            <text:p>0.992528370111867</text:p>
          </table:table-cell>
          <table:table-cell office:value-type="float" office:value="1.15917329586925" table:style-name="ce1">
            <text:p>1.15917329586925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  <table:table-cell office:value-type="float" office:value="1.0126806967146" table:style-name="ce1">
            <text:p>1.0126806967146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5191979905" table:style-name="ce1">
            <text:p>1.0625191979905</text:p>
          </table:table-cell>
          <table:table-cell office:value-type="float" office:value="1.13787179045753" table:style-name="ce1">
            <text:p>1.13787179045753</text:p>
          </table:table-cell>
          <table:table-cell office:value-type="float" office:value="0.731596984066651" table:style-name="ce1">
            <text:p>0.731596984066651</text:p>
          </table:table-cell>
          <table:table-cell office:value-type="float" office:value="1.05743777165178" table:style-name="ce1">
            <text:p>1.05743777165178</text:p>
          </table:table-cell>
          <table:table-cell office:value-type="float" office:value="1.21660680584568" table:style-name="ce1">
            <text:p>1.21660680584568</text:p>
          </table:table-cell>
          <table:table-cell office:value-type="float" office:value="0.937933822087284" table:style-name="ce1">
            <text:p>0.937933822087284</text:p>
          </table:table-cell>
          <table:table-cell office:value-type="float" office:value="1.03900162137978" table:style-name="ce1">
            <text:p>1.03900162137978</text:p>
          </table:table-cell>
          <table:table-cell office:value-type="float" office:value="0.792693900535894" table:style-name="ce1">
            <text:p>0.792693900535894</text:p>
          </table:table-cell>
          <table:table-cell office:value-type="float" office:value="0.916044320272013" table:style-name="ce1">
            <text:p>0.916044320272013</text:p>
          </table:table-cell>
          <table:table-cell office:value-type="float" office:value="0.825573853614936" table:style-name="ce1">
            <text:p>0.825573853614936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9214674055205" table:style-name="ce1">
            <text:p>0.919214674055205</text:p>
          </table:table-cell>
          <table:table-cell office:value-type="float" office:value="0.843304187342135" table:style-name="ce1">
            <text:p>0.843304187342135</text:p>
          </table:table-cell>
          <table:table-cell office:value-type="float" office:value="0.829619732861997" table:style-name="ce1">
            <text:p>0.829619732861997</text:p>
          </table:table-cell>
          <table:table-cell office:value-type="float" office:value="0.859315172591929" table:style-name="ce1">
            <text:p>0.859315172591929</text:p>
          </table:table-cell>
          <table:table-cell office:value-type="float" office:value="0.917490375947418" table:style-name="ce1">
            <text:p>0.917490375947418</text:p>
          </table:table-cell>
          <table:table-cell office:value-type="float" office:value="0.988453729677422" table:style-name="ce1">
            <text:p>0.988453729677422</text:p>
          </table:table-cell>
          <table:table-cell office:value-type="float" office:value="0.970134282828903" table:style-name="ce1">
            <text:p>0.970134282828903</text:p>
          </table:table-cell>
          <table:table-cell office:value-type="float" office:value="1.11163464405171" table:style-name="ce1">
            <text:p>1.111634644051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2037718567224" table:style-name="ce1">
            <text:p>0.862037718567224</text:p>
          </table:table-cell>
          <table:table-cell office:value-type="float" office:value="0.982003025538062" table:style-name="ce1">
            <text:p>0.982003025538062</text:p>
          </table:table-cell>
          <table:table-cell office:value-type="float" office:value="1.1293019156525" table:style-name="ce1">
            <text:p>1.1293019156525</text:p>
          </table:table-cell>
          <table:table-cell office:value-type="float" office:value="1.05127811580827" table:style-name="ce1">
            <text:p>1.05127811580827</text:p>
          </table:table-cell>
          <table:table-cell office:value-type="float" office:value="0.973828121678714" table:style-name="ce1">
            <text:p>0.973828121678714</text:p>
          </table:table-cell>
          <table:table-cell office:value-type="float" office:value="0.958107002580976" table:style-name="ce1">
            <text:p>0.958107002580976</text:p>
          </table:table-cell>
          <table:table-cell office:value-type="float" office:value="1.05355992562007" table:style-name="ce1">
            <text:p>1.05355992562007</text:p>
          </table:table-cell>
          <table:table-cell office:value-type="float" office:value="1.09202294882578" table:style-name="ce1">
            <text:p>1.09202294882578</text:p>
          </table:table-cell>
          <table:table-cell office:value-type="float" office:value="0.932473389482186" table:style-name="ce1">
            <text:p>0.932473389482186</text:p>
          </table:table-cell>
          <table:table-cell office:value-type="float" office:value="1.05909106394286" table:style-name="ce1">
            <text:p>1.05909106394286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395025209719" table:style-name="ce1">
            <text:p>1.11395025209719</text:p>
          </table:table-cell>
          <table:table-cell office:value-type="float" office:value="0.966520314066383" table:style-name="ce1">
            <text:p>0.966520314066383</text:p>
          </table:table-cell>
          <table:table-cell office:value-type="float" office:value="1.10885766007615" table:style-name="ce1">
            <text:p>1.10885766007615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465686119356" table:style-name="ce1">
            <text:p>1.10465686119356</text:p>
          </table:table-cell>
          <table:table-cell office:value-type="float" office:value="0.935282246695338" table:style-name="ce1">
            <text:p>0.935282246695338</text:p>
          </table:table-cell>
          <table:table-cell office:value-type="float" office:value="1.00170837135969" table:style-name="ce1">
            <text:p>1.00170837135969</text:p>
          </table:table-cell>
          <table:table-cell office:value-type="float" office:value="0.949672575058419" table:style-name="ce1">
            <text:p>0.949672575058419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5498255384959" table:style-name="ce1">
            <text:p>1.15498255384959</text:p>
          </table:table-cell>
          <table:table-cell office:value-type="float" office:value="1.05043086449493" table:style-name="ce1">
            <text:p>1.05043086449493</text:p>
          </table:table-cell>
          <table:table-cell office:value-type="float" office:value="0.918762166599347" table:style-name="ce1">
            <text:p>0.918762166599347</text:p>
          </table:table-cell>
          <table:table-cell office:value-type="float" office:value="1.05742547358693" table:style-name="ce1">
            <text:p>1.05742547358693</text:p>
          </table:table-cell>
          <table:table-cell office:value-type="float" office:value="1.10415235374409" table:style-name="ce1">
            <text:p>1.10415235374409</text:p>
          </table:table-cell>
          <table:table-cell office:value-type="float" office:value="1.00085932783238" table:style-name="ce1">
            <text:p>1.00085932783238</text:p>
          </table:table-cell>
          <table:table-cell office:value-type="float" office:value="1.05422968689379" table:style-name="ce1">
            <text:p>1.05422968689379</text:p>
          </table:table-cell>
          <table:table-cell office:value-type="float" office:value="1.14845958485996" table:style-name="ce1">
            <text:p>1.14845958485996</text:p>
          </table:table-cell>
          <table:table-cell office:value-type="float" office:value="1.08512660743286" table:style-name="ce1">
            <text:p>1.08512660743286</text:p>
          </table:table-cell>
          <table:table-cell office:value-type="float" office:value="1.22121541997776" table:style-name="ce1">
            <text:p>1.22121541997776</text:p>
          </table:table-cell>
          <table:table-cell office:value-type="float" office:value="1.10253268582316" table:style-name="ce1">
            <text:p>1.10253268582316</text:p>
          </table:table-cell>
          <table:table-cell office:value-type="float" office:value="1.08606658765467" table:style-name="ce1">
            <text:p>1.08606658765467</text:p>
          </table:table-cell>
          <table:table-cell office:value-type="float" office:value="1.13326231317414" table:style-name="ce1">
            <text:p>1.13326231317414</text:p>
          </table:table-cell>
          <table:table-cell office:value-type="float" office:value="1.06604748351387" table:style-name="ce1">
            <text:p>1.06604748351387</text:p>
          </table:table-cell>
          <table:table-cell office:value-type="float" office:value="1.16056023139359" table:style-name="ce1">
            <text:p>1.16056023139359</text:p>
          </table:table-cell>
          <table:table-cell office:value-type="float" office:value="1.25305836976649" table:style-name="ce1">
            <text:p>1.25305836976649</text:p>
          </table:table-cell>
          <table:table-cell office:value-type="float" office:value="1.04157340158592" table:style-name="ce1">
            <text:p>1.04157340158592</text:p>
          </table:table-cell>
          <table:table-cell office:value-type="float" office:value="1.2484266662432" table:style-name="ce1">
            <text:p>1.2484266662432</text:p>
          </table:table-cell>
          <table:table-cell office:value-type="float" office:value="1.14109525763797" table:style-name="ce1">
            <text:p>1.14109525763797</text:p>
          </table:table-cell>
          <table:table-cell office:value-type="float" office:value="1.06489070037395" table:style-name="ce1">
            <text:p>1.06489070037395</text:p>
          </table:table-cell>
          <table:table-cell office:value-type="float" office:value="0.990429729549424" table:style-name="ce1">
            <text:p>0.990429729549424</text:p>
          </table:table-cell>
          <table:table-cell office:value-type="float" office:value="1.15602485937634" table:style-name="ce1">
            <text:p>1.15602485937634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  <table:table-cell office:value-type="float" office:value="1.01964515217207" table:style-name="ce1">
            <text:p>1.01964515217207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295696849112" table:style-name="ce1">
            <text:p>1.06295696849112</text:p>
          </table:table-cell>
          <table:table-cell office:value-type="float" office:value="1.13772964831814" table:style-name="ce1">
            <text:p>1.13772964831814</text:p>
          </table:table-cell>
          <table:table-cell office:value-type="float" office:value="0.723079564061493" table:style-name="ce1">
            <text:p>0.723079564061493</text:p>
          </table:table-cell>
          <table:table-cell office:value-type="float" office:value="1.0444885811419" table:style-name="ce1">
            <text:p>1.0444885811419</text:p>
          </table:table-cell>
          <table:table-cell office:value-type="float" office:value="1.20324355712186" table:style-name="ce1">
            <text:p>1.20324355712186</text:p>
          </table:table-cell>
          <table:table-cell office:value-type="float" office:value="0.936127164788917" table:style-name="ce1">
            <text:p>0.936127164788917</text:p>
          </table:table-cell>
          <table:table-cell office:value-type="float" office:value="1.03384771606206" table:style-name="ce1">
            <text:p>1.03384771606206</text:p>
          </table:table-cell>
          <table:table-cell office:value-type="float" office:value="0.774902371255799" table:style-name="ce1">
            <text:p>0.774902371255799</text:p>
          </table:table-cell>
          <table:table-cell office:value-type="float" office:value="0.902043581806075" table:style-name="ce1">
            <text:p>0.902043581806075</text:p>
          </table:table-cell>
          <table:table-cell office:value-type="float" office:value="0.822351880355871" table:style-name="ce1">
            <text:p>0.82235188035587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154891618007" table:style-name="ce1">
            <text:p>0.915154891618007</text:p>
          </table:table-cell>
          <table:table-cell office:value-type="float" office:value="0.840446352611514" table:style-name="ce1">
            <text:p>0.840446352611514</text:p>
          </table:table-cell>
          <table:table-cell office:value-type="float" office:value="0.822971776477144" table:style-name="ce1">
            <text:p>0.822971776477144</text:p>
          </table:table-cell>
          <table:table-cell office:value-type="float" office:value="0.85432793544808" table:style-name="ce1">
            <text:p>0.85432793544808</text:p>
          </table:table-cell>
          <table:table-cell office:value-type="float" office:value="0.914224867119792" table:style-name="ce1">
            <text:p>0.914224867119792</text:p>
          </table:table-cell>
          <table:table-cell office:value-type="float" office:value="0.979248828933695" table:style-name="ce1">
            <text:p>0.979248828933695</text:p>
          </table:table-cell>
          <table:table-cell office:value-type="float" office:value="0.954879086125325" table:style-name="ce1">
            <text:p>0.954879086125325</text:p>
          </table:table-cell>
          <table:table-cell office:value-type="float" office:value="1.10495025960249" table:style-name="ce1">
            <text:p>1.10495025960249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2819692574024" table:style-name="ce1">
            <text:p>0.852819692574024</text:p>
          </table:table-cell>
          <table:table-cell office:value-type="float" office:value="0.974431958035138" table:style-name="ce1">
            <text:p>0.974431958035138</text:p>
          </table:table-cell>
          <table:table-cell office:value-type="float" office:value="1.11967359187972" table:style-name="ce1">
            <text:p>1.11967359187972</text:p>
          </table:table-cell>
          <table:table-cell office:value-type="float" office:value="1.04446887965456" table:style-name="ce1">
            <text:p>1.04446887965456</text:p>
          </table:table-cell>
          <table:table-cell office:value-type="float" office:value="0.955785860120828" table:style-name="ce1">
            <text:p>0.955785860120828</text:p>
          </table:table-cell>
          <table:table-cell office:value-type="float" office:value="0.952664510679979" table:style-name="ce1">
            <text:p>0.952664510679979</text:p>
          </table:table-cell>
          <table:table-cell office:value-type="float" office:value="1.04631412483969" table:style-name="ce1">
            <text:p>1.04631412483969</text:p>
          </table:table-cell>
          <table:table-cell office:value-type="float" office:value="1.08180912438361" table:style-name="ce1">
            <text:p>1.08180912438361</text:p>
          </table:table-cell>
          <table:table-cell office:value-type="float" office:value="0.925818309808002" table:style-name="ce1">
            <text:p>0.925818309808002</text:p>
          </table:table-cell>
          <table:table-cell office:value-type="float" office:value="1.05117901688957" table:style-name="ce1">
            <text:p>1.05117901688957</text:p>
          </table:table-cell>
          <table:table-cell office:value-type="float" office:value="0.917655121710643" table:style-name="ce1">
            <text:p>0.917655121710643</text:p>
          </table:table-cell>
          <table:table-cell office:value-type="float" office:value="1.10126801588438" table:style-name="ce1">
            <text:p>1.10126801588438</text:p>
          </table:table-cell>
          <table:table-cell office:value-type="float" office:value="0.960506083451485" table:style-name="ce1">
            <text:p>0.960506083451485</text:p>
          </table:table-cell>
          <table:table-cell office:value-type="float" office:value="1.10498943927571" table:style-name="ce1">
            <text:p>1.10498943927571</text:p>
          </table:table-cell>
          <table:table-cell office:value-type="float" office:value="1.14688364780322" table:style-name="ce1">
            <text:p>1.14688364780322</text:p>
          </table:table-cell>
          <table:table-cell office:value-type="float" office:value="1.10230508975248" table:style-name="ce1">
            <text:p>1.10230508975248</text:p>
          </table:table-cell>
          <table:table-cell office:value-type="float" office:value="0.927389618070378" table:style-name="ce1">
            <text:p>0.927389618070378</text:p>
          </table:table-cell>
          <table:table-cell office:value-type="float" office:value="0.992637817877182" table:style-name="ce1">
            <text:p>0.992637817877182</text:p>
          </table:table-cell>
          <table:table-cell office:value-type="float" office:value="0.949191777217555" table:style-name="ce1">
            <text:p>0.94919177721755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592444723326" table:style-name="ce1">
            <text:p>1.13592444723326</text:p>
          </table:table-cell>
          <table:table-cell office:value-type="float" office:value="1.01200728951111" table:style-name="ce1">
            <text:p>1.01200728951111</text:p>
          </table:table-cell>
          <table:table-cell office:value-type="float" office:value="0.908309799059378" table:style-name="ce1">
            <text:p>0.908309799059378</text:p>
          </table:table-cell>
          <table:table-cell office:value-type="float" office:value="1.03262581957002" table:style-name="ce1">
            <text:p>1.03262581957002</text:p>
          </table:table-cell>
          <table:table-cell office:value-type="float" office:value="1.08123829673441" table:style-name="ce1">
            <text:p>1.08123829673441</text:p>
          </table:table-cell>
          <table:table-cell office:value-type="float" office:value="0.987794346343488" table:style-name="ce1">
            <text:p>0.987794346343488</text:p>
          </table:table-cell>
          <table:table-cell office:value-type="float" office:value="1.02764834892172" table:style-name="ce1">
            <text:p>1.02764834892172</text:p>
          </table:table-cell>
          <table:table-cell office:value-type="float" office:value="1.13857660828947" table:style-name="ce1">
            <text:p>1.13857660828947</text:p>
          </table:table-cell>
          <table:table-cell office:value-type="float" office:value="1.05974479902978" table:style-name="ce1">
            <text:p>1.05974479902978</text:p>
          </table:table-cell>
          <table:table-cell office:value-type="float" office:value="1.20446668659212" table:style-name="ce1">
            <text:p>1.20446668659212</text:p>
          </table:table-cell>
          <table:table-cell office:value-type="float" office:value="1.08083405787792" table:style-name="ce1">
            <text:p>1.08083405787792</text:p>
          </table:table-cell>
          <table:table-cell office:value-type="float" office:value="1.05276062485342" table:style-name="ce1">
            <text:p>1.05276062485342</text:p>
          </table:table-cell>
          <table:table-cell office:value-type="float" office:value="1.11984275499246" table:style-name="ce1">
            <text:p>1.11984275499246</text:p>
          </table:table-cell>
          <table:table-cell office:value-type="float" office:value="1.03994528214778" table:style-name="ce1">
            <text:p>1.03994528214778</text:p>
          </table:table-cell>
          <table:table-cell office:value-type="float" office:value="1.13062117725314" table:style-name="ce1">
            <text:p>1.13062117725314</text:p>
          </table:table-cell>
          <table:table-cell office:value-type="float" office:value="1.223361812627" table:style-name="ce1">
            <text:p>1.223361812627</text:p>
          </table:table-cell>
          <table:table-cell office:value-type="float" office:value="1.02084951345217" table:style-name="ce1">
            <text:p>1.02084951345217</text:p>
          </table:table-cell>
          <table:table-cell office:value-type="float" office:value="1.24877527857698" table:style-name="ce1">
            <text:p>1.24877527857698</text:p>
          </table:table-cell>
          <table:table-cell office:value-type="float" office:value="1.11078366587383" table:style-name="ce1">
            <text:p>1.11078366587383</text:p>
          </table:table-cell>
          <table:table-cell office:value-type="float" office:value="1.04363490932099" table:style-name="ce1">
            <text:p>1.04363490932099</text:p>
          </table:table-cell>
          <table:table-cell office:value-type="float" office:value="0.990771715476833" table:style-name="ce1">
            <text:p>0.990771715476833</text:p>
          </table:table-cell>
          <table:table-cell office:value-type="float" office:value="1.15653621976417" table:style-name="ce1">
            <text:p>1.15653621976417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  <table:table-cell office:value-type="float" office:value="1.00859145065275" table:style-name="ce1">
            <text:p>1.00859145065275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487152702614" table:style-name="ce1">
            <text:p>1.06487152702614</text:p>
          </table:table-cell>
          <table:table-cell office:value-type="float" office:value="1.1379822131664" table:style-name="ce1">
            <text:p>1.1379822131664</text:p>
          </table:table-cell>
          <table:table-cell office:value-type="float" office:value="0.723753759145076" table:style-name="ce1">
            <text:p>0.723753759145076</text:p>
          </table:table-cell>
          <table:table-cell office:value-type="float" office:value="1.04118701511534" table:style-name="ce1">
            <text:p>1.04118701511534</text:p>
          </table:table-cell>
          <table:table-cell office:value-type="float" office:value="1.2059061947676" table:style-name="ce1">
            <text:p>1.2059061947676</text:p>
          </table:table-cell>
          <table:table-cell office:value-type="float" office:value="0.936217649733018" table:style-name="ce1">
            <text:p>0.936217649733018</text:p>
          </table:table-cell>
          <table:table-cell office:value-type="float" office:value="1.03705670715747" table:style-name="ce1">
            <text:p>1.03705670715747</text:p>
          </table:table-cell>
          <table:table-cell office:value-type="float" office:value="0.777890119875356" table:style-name="ce1">
            <text:p>0.777890119875356</text:p>
          </table:table-cell>
          <table:table-cell office:value-type="float" office:value="0.898486613733053" table:style-name="ce1">
            <text:p>0.898486613733053</text:p>
          </table:table-cell>
          <table:table-cell office:value-type="float" office:value="0.822338252078905" table:style-name="ce1">
            <text:p>0.822338252078905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5895559680056" table:style-name="ce1">
            <text:p>0.915895559680056</text:p>
          </table:table-cell>
          <table:table-cell office:value-type="float" office:value="0.840797644194917" table:style-name="ce1">
            <text:p>0.840797644194917</text:p>
          </table:table-cell>
          <table:table-cell office:value-type="float" office:value="0.822878194245909" table:style-name="ce1">
            <text:p>0.822878194245909</text:p>
          </table:table-cell>
          <table:table-cell office:value-type="float" office:value="0.855258675349683" table:style-name="ce1">
            <text:p>0.855258675349683</text:p>
          </table:table-cell>
          <table:table-cell office:value-type="float" office:value="0.913996375405086" table:style-name="ce1">
            <text:p>0.913996375405086</text:p>
          </table:table-cell>
          <table:table-cell office:value-type="float" office:value="0.981458756068159" table:style-name="ce1">
            <text:p>0.981458756068159</text:p>
          </table:table-cell>
          <table:table-cell office:value-type="float" office:value="0.95617823817127" table:style-name="ce1">
            <text:p>0.95617823817127</text:p>
          </table:table-cell>
          <table:table-cell office:value-type="float" office:value="1.1059415953297" table:style-name="ce1">
            <text:p>1.1059415953297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54024131668852" table:style-name="ce1">
            <text:p>0.854024131668852</text:p>
          </table:table-cell>
          <table:table-cell office:value-type="float" office:value="0.976395859543909" table:style-name="ce1">
            <text:p>0.976395859543909</text:p>
          </table:table-cell>
          <table:table-cell office:value-type="float" office:value="1.12104370218034" table:style-name="ce1">
            <text:p>1.12104370218034</text:p>
          </table:table-cell>
          <table:table-cell office:value-type="float" office:value="1.04495617922689" table:style-name="ce1">
            <text:p>1.04495617922689</text:p>
          </table:table-cell>
          <table:table-cell office:value-type="float" office:value="0.957504811543711" table:style-name="ce1">
            <text:p>0.957504811543711</text:p>
          </table:table-cell>
          <table:table-cell office:value-type="float" office:value="0.952786352873153" table:style-name="ce1">
            <text:p>0.952786352873153</text:p>
          </table:table-cell>
          <table:table-cell office:value-type="float" office:value="1.04644625421121" table:style-name="ce1">
            <text:p>1.04644625421121</text:p>
          </table:table-cell>
          <table:table-cell office:value-type="float" office:value="1.08149059259156" table:style-name="ce1">
            <text:p>1.08149059259156</text:p>
          </table:table-cell>
          <table:table-cell office:value-type="float" office:value="0.926074672724383" table:style-name="ce1">
            <text:p>0.926074672724383</text:p>
          </table:table-cell>
          <table:table-cell office:value-type="float" office:value="1.05016254447974" table:style-name="ce1">
            <text:p>1.05016254447974</text:p>
          </table:table-cell>
          <table:table-cell office:value-type="float" office:value="0.917667860875687" table:style-name="ce1">
            <text:p>0.917667860875687</text:p>
          </table:table-cell>
          <table:table-cell office:value-type="float" office:value="1.10484734797203" table:style-name="ce1">
            <text:p>1.10484734797203</text:p>
          </table:table-cell>
          <table:table-cell office:value-type="float" office:value="0.959960287300557" table:style-name="ce1">
            <text:p>0.959960287300557</text:p>
          </table:table-cell>
          <table:table-cell office:value-type="float" office:value="1.10468079155342" table:style-name="ce1">
            <text:p>1.10468079155342</text:p>
          </table:table-cell>
          <table:table-cell office:value-type="float" office:value="1.14647948830649" table:style-name="ce1">
            <text:p>1.14647948830649</text:p>
          </table:table-cell>
          <table:table-cell office:value-type="float" office:value="1.10051534371335" table:style-name="ce1">
            <text:p>1.10051534371335</text:p>
          </table:table-cell>
          <table:table-cell office:value-type="float" office:value="0.929389102134095" table:style-name="ce1">
            <text:p>0.929389102134095</text:p>
          </table:table-cell>
          <table:table-cell office:value-type="float" office:value="0.994004875785058" table:style-name="ce1">
            <text:p>0.994004875785058</text:p>
          </table:table-cell>
          <table:table-cell office:value-type="float" office:value="0.948863692760753" table:style-name="ce1">
            <text:p>0.948863692760753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341252352057" table:style-name="ce1">
            <text:p>1.1341252352057</text:p>
          </table:table-cell>
          <table:table-cell office:value-type="float" office:value="1.02041806731541" table:style-name="ce1">
            <text:p>1.02041806731541</text:p>
          </table:table-cell>
          <table:table-cell office:value-type="float" office:value="0.905325333995532" table:style-name="ce1">
            <text:p>0.905325333995532</text:p>
          </table:table-cell>
          <table:table-cell office:value-type="float" office:value="1.02769292038042" table:style-name="ce1">
            <text:p>1.02769292038042</text:p>
          </table:table-cell>
          <table:table-cell office:value-type="float" office:value="1.07902003964716" table:style-name="ce1">
            <text:p>1.07902003964716</text:p>
          </table:table-cell>
          <table:table-cell office:value-type="float" office:value="0.982273130600868" table:style-name="ce1">
            <text:p>0.982273130600868</text:p>
          </table:table-cell>
          <table:table-cell office:value-type="float" office:value="1.02524252710932" table:style-name="ce1">
            <text:p>1.02524252710932</text:p>
          </table:table-cell>
          <table:table-cell office:value-type="float" office:value="1.13464669383649" table:style-name="ce1">
            <text:p>1.13464669383649</text:p>
          </table:table-cell>
          <table:table-cell office:value-type="float" office:value="1.05958232630109" table:style-name="ce1">
            <text:p>1.05958232630109</text:p>
          </table:table-cell>
          <table:table-cell office:value-type="float" office:value="1.20699267372062" table:style-name="ce1">
            <text:p>1.20699267372062</text:p>
          </table:table-cell>
          <table:table-cell office:value-type="float" office:value="1.07223458802908" table:style-name="ce1">
            <text:p>1.07223458802908</text:p>
          </table:table-cell>
          <table:table-cell office:value-type="float" office:value="1.0565682996747" table:style-name="ce1">
            <text:p>1.0565682996747</text:p>
          </table:table-cell>
          <table:table-cell office:value-type="float" office:value="1.12132075044698" table:style-name="ce1">
            <text:p>1.12132075044698</text:p>
          </table:table-cell>
          <table:table-cell office:value-type="float" office:value="1.04285779641499" table:style-name="ce1">
            <text:p>1.04285779641499</text:p>
          </table:table-cell>
          <table:table-cell office:value-type="float" office:value="1.13169471065369" table:style-name="ce1">
            <text:p>1.13169471065369</text:p>
          </table:table-cell>
          <table:table-cell office:value-type="float" office:value="1.22755498910765" table:style-name="ce1">
            <text:p>1.22755498910765</text:p>
          </table:table-cell>
          <table:table-cell office:value-type="float" office:value="1.01989308202891" table:style-name="ce1">
            <text:p>1.01989308202891</text:p>
          </table:table-cell>
          <table:table-cell office:value-type="float" office:value="1.24900261607298" table:style-name="ce1">
            <text:p>1.24900261607298</text:p>
          </table:table-cell>
          <table:table-cell office:value-type="float" office:value="1.11518052122233" table:style-name="ce1">
            <text:p>1.11518052122233</text:p>
          </table:table-cell>
          <table:table-cell office:value-type="float" office:value="1.04266326901591" table:style-name="ce1">
            <text:p>1.04266326901591</text:p>
          </table:table-cell>
          <table:table-cell office:value-type="float" office:value="0.990994734827269" table:style-name="ce1">
            <text:p>0.990994734827269</text:p>
          </table:table-cell>
          <table:table-cell office:value-type="float" office:value="1.15687138316669" table:style-name="ce1">
            <text:p>1.15687138316669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  <table:table-cell office:value-type="float" office:value="1.00884104598153" table:style-name="ce1">
            <text:p>1.00884104598153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6555555205002" table:style-name="ce1">
            <text:p>1.06555555205002</text:p>
          </table:table-cell>
          <table:table-cell office:value-type="float" office:value="1.13873623568758" table:style-name="ce1">
            <text:p>1.13873623568758</text:p>
          </table:table-cell>
          <table:table-cell office:value-type="float" office:value="0.735369048501678" table:style-name="ce1">
            <text:p>0.735369048501678</text:p>
          </table:table-cell>
          <table:table-cell office:value-type="float" office:value="1.06764147249658" table:style-name="ce1">
            <text:p>1.06764147249658</text:p>
          </table:table-cell>
          <table:table-cell office:value-type="float" office:value="1.22058365404596" table:style-name="ce1">
            <text:p>1.22058365404596</text:p>
          </table:table-cell>
          <table:table-cell office:value-type="float" office:value="0.938093465544114" table:style-name="ce1">
            <text:p>0.938093465544114</text:p>
          </table:table-cell>
          <table:table-cell office:value-type="float" office:value="1.04003680394709" table:style-name="ce1">
            <text:p>1.04003680394709</text:p>
          </table:table-cell>
          <table:table-cell office:value-type="float" office:value="0.805921688407739" table:style-name="ce1">
            <text:p>0.805921688407739</text:p>
          </table:table-cell>
          <table:table-cell office:value-type="float" office:value="0.915521752712389" table:style-name="ce1">
            <text:p>0.915521752712389</text:p>
          </table:table-cell>
          <table:table-cell office:value-type="float" office:value="0.828308155411569" table:style-name="ce1">
            <text:p>0.828308155411569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22801551408164" table:style-name="ce1">
            <text:p>0.922801551408164</text:p>
          </table:table-cell>
          <table:table-cell office:value-type="float" office:value="0.84508864175197" table:style-name="ce1">
            <text:p>0.84508864175197</text:p>
          </table:table-cell>
          <table:table-cell office:value-type="float" office:value="0.841005677784005" table:style-name="ce1">
            <text:p>0.841005677784005</text:p>
          </table:table-cell>
          <table:table-cell office:value-type="float" office:value="0.85993679710359" table:style-name="ce1">
            <text:p>0.85993679710359</text:p>
          </table:table-cell>
          <table:table-cell office:value-type="float" office:value="0.919206725344956" table:style-name="ce1">
            <text:p>0.919206725344956</text:p>
          </table:table-cell>
          <table:table-cell office:value-type="float" office:value="0.989723639343077" table:style-name="ce1">
            <text:p>0.989723639343077</text:p>
          </table:table-cell>
          <table:table-cell office:value-type="float" office:value="0.971007124317822" table:style-name="ce1">
            <text:p>0.971007124317822</text:p>
          </table:table-cell>
          <table:table-cell office:value-type="float" office:value="1.11548321816276" table:style-name="ce1">
            <text:p>1.11548321816276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67953438422625" table:style-name="ce1">
            <text:p>0.867953438422625</text:p>
          </table:table-cell>
          <table:table-cell office:value-type="float" office:value="0.982675674223148" table:style-name="ce1">
            <text:p>0.982675674223148</text:p>
          </table:table-cell>
          <table:table-cell office:value-type="float" office:value="1.13409869912535" table:style-name="ce1">
            <text:p>1.13409869912535</text:p>
          </table:table-cell>
          <table:table-cell office:value-type="float" office:value="1.05473727327796" table:style-name="ce1">
            <text:p>1.05473727327796</text:p>
          </table:table-cell>
          <table:table-cell office:value-type="float" office:value="0.983269039017646" table:style-name="ce1">
            <text:p>0.983269039017646</text:p>
          </table:table-cell>
          <table:table-cell office:value-type="float" office:value="0.958806574772762" table:style-name="ce1">
            <text:p>0.958806574772762</text:p>
          </table:table-cell>
          <table:table-cell office:value-type="float" office:value="1.05722158880831" table:style-name="ce1">
            <text:p>1.05722158880831</text:p>
          </table:table-cell>
          <table:table-cell office:value-type="float" office:value="1.09160020210613" table:style-name="ce1">
            <text:p>1.09160020210613</text:p>
          </table:table-cell>
          <table:table-cell office:value-type="float" office:value="0.934811992846054" table:style-name="ce1">
            <text:p>0.934811992846054</text:p>
          </table:table-cell>
          <table:table-cell office:value-type="float" office:value="1.05924804199668" table:style-name="ce1">
            <text:p>1.05924804199668</text:p>
          </table:table-cell>
          <table:table-cell office:value-type="float" office:value="0.919969375239067" table:style-name="ce1">
            <text:p>0.919969375239067</text:p>
          </table:table-cell>
          <table:table-cell office:value-type="float" office:value="1.1162382960217" table:style-name="ce1">
            <text:p>1.1162382960217</text:p>
          </table:table-cell>
          <table:table-cell office:value-type="float" office:value="0.970430179450423" table:style-name="ce1">
            <text:p>0.970430179450423</text:p>
          </table:table-cell>
          <table:table-cell office:value-type="float" office:value="1.10962524439283" table:style-name="ce1">
            <text:p>1.10962524439283</text:p>
          </table:table-cell>
          <table:table-cell office:value-type="float" office:value="1.1478232843605" table:style-name="ce1">
            <text:p>1.1478232843605</text:p>
          </table:table-cell>
          <table:table-cell office:value-type="float" office:value="1.10831706310548" table:style-name="ce1">
            <text:p>1.10831706310548</text:p>
          </table:table-cell>
          <table:table-cell office:value-type="float" office:value="0.939638661501853" table:style-name="ce1">
            <text:p>0.939638661501853</text:p>
          </table:table-cell>
          <table:table-cell office:value-type="float" office:value="1.00921371849714" table:style-name="ce1">
            <text:p>1.00921371849714</text:p>
          </table:table-cell>
          <table:table-cell office:value-type="float" office:value="0.951457919232891" table:style-name="ce1">
            <text:p>0.951457919232891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6575048486982" table:style-name="ce1">
            <text:p>1.16575048486982</text:p>
          </table:table-cell>
          <table:table-cell office:value-type="float" office:value="1.0873723799506" table:style-name="ce1">
            <text:p>1.0873723799506</text:p>
          </table:table-cell>
          <table:table-cell office:value-type="float" office:value="0.929845968081188" table:style-name="ce1">
            <text:p>0.929845968081188</text:p>
          </table:table-cell>
          <table:table-cell office:value-type="float" office:value="1.07893989422671" table:style-name="ce1">
            <text:p>1.07893989422671</text:p>
          </table:table-cell>
          <table:table-cell office:value-type="float" office:value="1.14082506329857" table:style-name="ce1">
            <text:p>1.14082506329857</text:p>
          </table:table-cell>
          <table:table-cell office:value-type="float" office:value="1.04075331739688" table:style-name="ce1">
            <text:p>1.04075331739688</text:p>
          </table:table-cell>
          <table:table-cell office:value-type="float" office:value="1.07001645198967" table:style-name="ce1">
            <text:p>1.07001645198967</text:p>
          </table:table-cell>
          <table:table-cell office:value-type="float" office:value="1.20081420601227" table:style-name="ce1">
            <text:p>1.20081420601227</text:p>
          </table:table-cell>
          <table:table-cell office:value-type="float" office:value="1.11248399939265" table:style-name="ce1">
            <text:p>1.11248399939265</text:p>
          </table:table-cell>
          <table:table-cell office:value-type="float" office:value="1.2575064121187" table:style-name="ce1">
            <text:p>1.2575064121187</text:p>
          </table:table-cell>
          <table:table-cell office:value-type="float" office:value="1.11706322716672" table:style-name="ce1">
            <text:p>1.11706322716672</text:p>
          </table:table-cell>
          <table:table-cell office:value-type="float" office:value="1.11044334221818" table:style-name="ce1">
            <text:p>1.11044334221818</text:p>
          </table:table-cell>
          <table:table-cell office:value-type="float" office:value="1.15361327095689" table:style-name="ce1">
            <text:p>1.15361327095689</text:p>
          </table:table-cell>
          <table:table-cell office:value-type="float" office:value="1.08921744024557" table:style-name="ce1">
            <text:p>1.08921744024557</text:p>
          </table:table-cell>
          <table:table-cell office:value-type="float" office:value="1.16422130007671" table:style-name="ce1">
            <text:p>1.16422130007671</text:p>
          </table:table-cell>
          <table:table-cell office:value-type="float" office:value="1.28688121192172" table:style-name="ce1">
            <text:p>1.28688121192172</text:p>
          </table:table-cell>
          <table:table-cell office:value-type="float" office:value="1.07262895033815" table:style-name="ce1">
            <text:p>1.07262895033815</text:p>
          </table:table-cell>
          <table:table-cell office:value-type="float" office:value="1.26591494107099" table:style-name="ce1">
            <text:p>1.26591494107099</text:p>
          </table:table-cell>
          <table:table-cell office:value-type="float" office:value="1.174520258589" table:style-name="ce1">
            <text:p>1.174520258589</text:p>
          </table:table-cell>
          <table:table-cell office:value-type="float" office:value="1.09681865209308" table:style-name="ce1">
            <text:p>1.09681865209308</text:p>
          </table:table-cell>
          <table:table-cell office:value-type="float" office:value="1.00761578501058" table:style-name="ce1">
            <text:p>1.00761578501058</text:p>
          </table:table-cell>
          <table:table-cell office:value-type="float" office:value="1.1821948435469" table:style-name="ce1">
            <text:p>1.1821948435469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  <table:table-cell office:value-type="float" office:value="1.03050857297406" table:style-name="ce1">
            <text:p>1.03050857297406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97536594556" table:style-name="ce1">
            <text:p>1.05997536594556</text:p>
          </table:table-cell>
          <table:table-cell office:value-type="float" office:value="1.13424199255587" table:style-name="ce1">
            <text:p>1.13424199255587</text:p>
          </table:table-cell>
          <table:table-cell office:value-type="float" office:value="0.710503945474034" table:style-name="ce1">
            <text:p>0.710503945474034</text:p>
          </table:table-cell>
          <table:table-cell office:value-type="float" office:value="1.04416126457415" table:style-name="ce1">
            <text:p>1.04416126457415</text:p>
          </table:table-cell>
          <table:table-cell office:value-type="float" office:value="1.18340501252946" table:style-name="ce1">
            <text:p>1.18340501252946</text:p>
          </table:table-cell>
          <table:table-cell office:value-type="float" office:value="0.930422229914759" table:style-name="ce1">
            <text:p>0.930422229914759</text:p>
          </table:table-cell>
          <table:table-cell office:value-type="float" office:value="1.02302859116987" table:style-name="ce1">
            <text:p>1.02302859116987</text:p>
          </table:table-cell>
          <table:table-cell office:value-type="float" office:value="0.774902371255793" table:style-name="ce1">
            <text:p>0.774902371255793</text:p>
          </table:table-cell>
          <table:table-cell office:value-type="float" office:value="0.872547378876978" table:style-name="ce1">
            <text:p>0.872547378876978</text:p>
          </table:table-cell>
          <table:table-cell office:value-type="float" office:value="0.818660251130252" table:style-name="ce1">
            <text:p>0.818660251130252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4708700972848" table:style-name="ce1">
            <text:p>0.914708700972848</text:p>
          </table:table-cell>
          <table:table-cell office:value-type="float" office:value="0.840103287902308" table:style-name="ce1">
            <text:p>0.840103287902308</text:p>
          </table:table-cell>
          <table:table-cell office:value-type="float" office:value="0.812614679597962" table:style-name="ce1">
            <text:p>0.812614679597962</text:p>
          </table:table-cell>
          <table:table-cell office:value-type="float" office:value="0.85363216370871" table:style-name="ce1">
            <text:p>0.85363216370871</text:p>
          </table:table-cell>
          <table:table-cell office:value-type="float" office:value="0.907716469600471" table:style-name="ce1">
            <text:p>0.907716469600471</text:p>
          </table:table-cell>
          <table:table-cell office:value-type="float" office:value="0.972563613104109" table:style-name="ce1">
            <text:p>0.972563613104109</text:p>
          </table:table-cell>
          <table:table-cell office:value-type="float" office:value="0.936933204822428" table:style-name="ce1">
            <text:p>0.936933204822428</text:p>
          </table:table-cell>
          <table:table-cell office:value-type="float" office:value="1.09373677286071" table:style-name="ce1">
            <text:p>1.09373677286071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2839096313786" table:style-name="ce1">
            <text:p>0.842839096313786</text:p>
          </table:table-cell>
          <table:table-cell office:value-type="float" office:value="0.972301054323803" table:style-name="ce1">
            <text:p>0.972301054323803</text:p>
          </table:table-cell>
          <table:table-cell office:value-type="float" office:value="1.11436317844572" table:style-name="ce1">
            <text:p>1.11436317844572</text:p>
          </table:table-cell>
          <table:table-cell office:value-type="float" office:value="1.03632137585213" table:style-name="ce1">
            <text:p>1.03632137585213</text:p>
          </table:table-cell>
          <table:table-cell office:value-type="float" office:value="0.930669039179631" table:style-name="ce1">
            <text:p>0.930669039179631</text:p>
          </table:table-cell>
          <table:table-cell office:value-type="float" office:value="0.944522288922003" table:style-name="ce1">
            <text:p>0.944522288922003</text:p>
          </table:table-cell>
          <table:table-cell office:value-type="float" office:value="1.03961448515717" table:style-name="ce1">
            <text:p>1.03961448515717</text:p>
          </table:table-cell>
          <table:table-cell office:value-type="float" office:value="1.07440013159877" table:style-name="ce1">
            <text:p>1.07440013159877</text:p>
          </table:table-cell>
          <table:table-cell office:value-type="float" office:value="0.92059231042156" table:style-name="ce1">
            <text:p>0.92059231042156</text:p>
          </table:table-cell>
          <table:table-cell office:value-type="float" office:value="1.04353185425322" table:style-name="ce1">
            <text:p>1.04353185425322</text:p>
          </table:table-cell>
          <table:table-cell office:value-type="float" office:value="0.915692271643188" table:style-name="ce1">
            <text:p>0.915692271643188</text:p>
          </table:table-cell>
          <table:table-cell office:value-type="float" office:value="1.09598474964653" table:style-name="ce1">
            <text:p>1.09598474964653</text:p>
          </table:table-cell>
          <table:table-cell office:value-type="float" office:value="0.957998936825213" table:style-name="ce1">
            <text:p>0.957998936825213</text:p>
          </table:table-cell>
          <table:table-cell office:value-type="float" office:value="1.10363651394839" table:style-name="ce1">
            <text:p>1.10363651394839</text:p>
          </table:table-cell>
          <table:table-cell office:value-type="float" office:value="1.14437230922835" table:style-name="ce1">
            <text:p>1.14437230922835</text:p>
          </table:table-cell>
          <table:table-cell office:value-type="float" office:value="1.09403369440289" table:style-name="ce1">
            <text:p>1.09403369440289</text:p>
          </table:table-cell>
          <table:table-cell office:value-type="float" office:value="0.918680993674718" table:style-name="ce1">
            <text:p>0.918680993674718</text:p>
          </table:table-cell>
          <table:table-cell office:value-type="float" office:value="0.971607800819261" table:style-name="ce1">
            <text:p>0.971607800819261</text:p>
          </table:table-cell>
          <table:table-cell office:value-type="float" office:value="0.939287591673518" table:style-name="ce1">
            <text:p>0.939287591673518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9826833781333" table:style-name="ce1">
            <text:p>1.09826833781333</text:p>
          </table:table-cell>
          <table:table-cell office:value-type="float" office:value="1.00178187648549" table:style-name="ce1">
            <text:p>1.00178187648549</text:p>
          </table:table-cell>
          <table:table-cell office:value-type="float" office:value="0.877259821732389" table:style-name="ce1">
            <text:p>0.877259821732389</text:p>
          </table:table-cell>
          <table:table-cell office:value-type="float" office:value="1.0270028048649" table:style-name="ce1">
            <text:p>1.0270028048649</text:p>
          </table:table-cell>
          <table:table-cell office:value-type="float" office:value="1.07067900318814" table:style-name="ce1">
            <text:p>1.07067900318814</text:p>
          </table:table-cell>
          <table:table-cell office:value-type="float" office:value="0.976686688159461" table:style-name="ce1">
            <text:p>0.976686688159461</text:p>
          </table:table-cell>
          <table:table-cell office:value-type="float" office:value="1.01525486491373" table:style-name="ce1">
            <text:p>1.01525486491373</text:p>
          </table:table-cell>
          <table:table-cell office:value-type="float" office:value="1.12361375915576" table:style-name="ce1">
            <text:p>1.12361375915576</text:p>
          </table:table-cell>
          <table:table-cell office:value-type="float" office:value="1.03772848137985" table:style-name="ce1">
            <text:p>1.03772848137985</text:p>
          </table:table-cell>
          <table:table-cell office:value-type="float" office:value="1.19452658255209" table:style-name="ce1">
            <text:p>1.19452658255209</text:p>
          </table:table-cell>
          <table:table-cell office:value-type="float" office:value="1.06437158143408" table:style-name="ce1">
            <text:p>1.06437158143408</text:p>
          </table:table-cell>
          <table:table-cell office:value-type="float" office:value="1.05636637474714" table:style-name="ce1">
            <text:p>1.05636637474714</text:p>
          </table:table-cell>
          <table:table-cell office:value-type="float" office:value="1.087438177384" table:style-name="ce1">
            <text:p>1.087438177384</text:p>
          </table:table-cell>
          <table:table-cell office:value-type="float" office:value="1.03710259309297" table:style-name="ce1">
            <text:p>1.03710259309297</text:p>
          </table:table-cell>
          <table:table-cell office:value-type="float" office:value="1.13237476677816" table:style-name="ce1">
            <text:p>1.13237476677816</text:p>
          </table:table-cell>
          <table:table-cell office:value-type="float" office:value="1.22737337517983" table:style-name="ce1">
            <text:p>1.22737337517983</text:p>
          </table:table-cell>
          <table:table-cell office:value-type="float" office:value="0.998794666442146" table:style-name="ce1">
            <text:p>0.998794666442146</text:p>
          </table:table-cell>
          <table:table-cell office:value-type="float" office:value="1.24845276217327" table:style-name="ce1">
            <text:p>1.24845276217327</text:p>
          </table:table-cell>
          <table:table-cell office:value-type="float" office:value="1.11498700737606" table:style-name="ce1">
            <text:p>1.11498700737606</text:p>
          </table:table-cell>
          <table:table-cell office:value-type="float" office:value="1.02133628389741" table:style-name="ce1">
            <text:p>1.02133628389741</text:p>
          </table:table-cell>
          <table:table-cell office:value-type="float" office:value="0.99045533147756" table:style-name="ce1">
            <text:p>0.99045533147756</text:p>
          </table:table-cell>
          <table:table-cell office:value-type="float" office:value="1.15605243077705" table:style-name="ce1">
            <text:p>1.15605243077705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  <table:table-cell office:value-type="float" office:value="1.00002628205882" table:style-name="ce1">
            <text:p>1.00002628205882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17406439787" table:style-name="ce1">
            <text:p>1.05917406439787</text:p>
          </table:table-cell>
          <table:table-cell office:value-type="float" office:value="1.13358820538293" table:style-name="ce1">
            <text:p>1.13358820538293</text:p>
          </table:table-cell>
          <table:table-cell office:value-type="float" office:value="0.716579693765527" table:style-name="ce1">
            <text:p>0.716579693765527</text:p>
          </table:table-cell>
          <table:table-cell office:value-type="float" office:value="1.04910507118232" table:style-name="ce1">
            <text:p>1.04910507118232</text:p>
          </table:table-cell>
          <table:table-cell office:value-type="float" office:value="1.18439587669333" table:style-name="ce1">
            <text:p>1.18439587669333</text:p>
          </table:table-cell>
          <table:table-cell office:value-type="float" office:value="0.930737551483461" table:style-name="ce1">
            <text:p>0.930737551483461</text:p>
          </table:table-cell>
          <table:table-cell office:value-type="float" office:value="1.02695973691083" table:style-name="ce1">
            <text:p>1.02695973691083</text:p>
          </table:table-cell>
          <table:table-cell office:value-type="float" office:value="0.774902371255795" table:style-name="ce1">
            <text:p>0.774902371255795</text:p>
          </table:table-cell>
          <table:table-cell office:value-type="float" office:value="0.86768109964741" table:style-name="ce1">
            <text:p>0.86768109964741</text:p>
          </table:table-cell>
          <table:table-cell office:value-type="float" office:value="0.82102255993121" table:style-name="ce1">
            <text:p>0.82102255993121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8569339947653" table:style-name="ce1">
            <text:p>0.918569339947653</text:p>
          </table:table-cell>
          <table:table-cell office:value-type="float" office:value="0.842162117425985" table:style-name="ce1">
            <text:p>0.842162117425985</text:p>
          </table:table-cell>
          <table:table-cell office:value-type="float" office:value="0.817344181573557" table:style-name="ce1">
            <text:p>0.817344181573557</text:p>
          </table:table-cell>
          <table:table-cell office:value-type="float" office:value="0.854714242959596" table:style-name="ce1">
            <text:p>0.854714242959596</text:p>
          </table:table-cell>
          <table:table-cell office:value-type="float" office:value="0.910189283006783" table:style-name="ce1">
            <text:p>0.910189283006783</text:p>
          </table:table-cell>
          <table:table-cell office:value-type="float" office:value="0.974478919367775" table:style-name="ce1">
            <text:p>0.974478919367775</text:p>
          </table:table-cell>
          <table:table-cell office:value-type="float" office:value="0.938339898708251" table:style-name="ce1">
            <text:p>0.938339898708251</text:p>
          </table:table-cell>
          <table:table-cell office:value-type="float" office:value="1.09675645188635" table:style-name="ce1">
            <text:p>1.09675645188635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45278378085533" table:style-name="ce1">
            <text:p>0.845278378085533</text:p>
          </table:table-cell>
          <table:table-cell office:value-type="float" office:value="0.970790668968091" table:style-name="ce1">
            <text:p>0.970790668968091</text:p>
          </table:table-cell>
          <table:table-cell office:value-type="float" office:value="1.11909296253827" table:style-name="ce1">
            <text:p>1.11909296253827</text:p>
          </table:table-cell>
          <table:table-cell office:value-type="float" office:value="1.03607953577278" table:style-name="ce1">
            <text:p>1.03607953577278</text:p>
          </table:table-cell>
          <table:table-cell office:value-type="float" office:value="0.941502670954643" table:style-name="ce1">
            <text:p>0.941502670954643</text:p>
          </table:table-cell>
          <table:table-cell office:value-type="float" office:value="0.947137059975117" table:style-name="ce1">
            <text:p>0.947137059975117</text:p>
          </table:table-cell>
          <table:table-cell office:value-type="float" office:value="1.04353623500093" table:style-name="ce1">
            <text:p>1.04353623500093</text:p>
          </table:table-cell>
          <table:table-cell office:value-type="float" office:value="1.07681541593259" table:style-name="ce1">
            <text:p>1.07681541593259</text:p>
          </table:table-cell>
          <table:table-cell office:value-type="float" office:value="0.925144704600555" table:style-name="ce1">
            <text:p>0.925144704600555</text:p>
          </table:table-cell>
          <table:table-cell office:value-type="float" office:value="1.04683888857456" table:style-name="ce1">
            <text:p>1.04683888857456</text:p>
          </table:table-cell>
          <table:table-cell office:value-type="float" office:value="0.919128206838298" table:style-name="ce1">
            <text:p>0.919128206838298</text:p>
          </table:table-cell>
          <table:table-cell office:value-type="float" office:value="1.09929312989685" table:style-name="ce1">
            <text:p>1.09929312989685</text:p>
          </table:table-cell>
          <table:table-cell office:value-type="float" office:value="0.96116931964595" table:style-name="ce1">
            <text:p>0.96116931964595</text:p>
          </table:table-cell>
          <table:table-cell office:value-type="float" office:value="1.10526361285953" table:style-name="ce1">
            <text:p>1.10526361285953</text:p>
          </table:table-cell>
          <table:table-cell office:value-type="float" office:value="1.1471898401334" table:style-name="ce1">
            <text:p>1.1471898401334</text:p>
          </table:table-cell>
          <table:table-cell office:value-type="float" office:value="1.09513824024739" table:style-name="ce1">
            <text:p>1.09513824024739</text:p>
          </table:table-cell>
          <table:table-cell office:value-type="float" office:value="0.922931234418733" table:style-name="ce1">
            <text:p>0.922931234418733</text:p>
          </table:table-cell>
          <table:table-cell office:value-type="float" office:value="0.990324033217431" table:style-name="ce1">
            <text:p>0.990324033217431</text:p>
          </table:table-cell>
          <table:table-cell office:value-type="float" office:value="0.945089724273357" table:style-name="ce1">
            <text:p>0.945089724273357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11439986994416" table:style-name="ce1">
            <text:p>1.11439986994416</text:p>
          </table:table-cell>
          <table:table-cell office:value-type="float" office:value="1.03321785389681" table:style-name="ce1">
            <text:p>1.03321785389681</text:p>
          </table:table-cell>
          <table:table-cell office:value-type="float" office:value="0.911131117699574" table:style-name="ce1">
            <text:p>0.911131117699574</text:p>
          </table:table-cell>
          <table:table-cell office:value-type="float" office:value="1.02791452068672" table:style-name="ce1">
            <text:p>1.02791452068672</text:p>
          </table:table-cell>
          <table:table-cell office:value-type="float" office:value="1.08190898139686" table:style-name="ce1">
            <text:p>1.08190898139686</text:p>
          </table:table-cell>
          <table:table-cell office:value-type="float" office:value="0.996848532346991" table:style-name="ce1">
            <text:p>0.996848532346991</text:p>
          </table:table-cell>
          <table:table-cell office:value-type="float" office:value="1.03695595211209" table:style-name="ce1">
            <text:p>1.03695595211209</text:p>
          </table:table-cell>
          <table:table-cell office:value-type="float" office:value="1.14672114328481" table:style-name="ce1">
            <text:p>1.14672114328481</text:p>
          </table:table-cell>
          <table:table-cell office:value-type="float" office:value="1.06638938056378" table:style-name="ce1">
            <text:p>1.06638938056378</text:p>
          </table:table-cell>
          <table:table-cell office:value-type="float" office:value="1.21729134370673" table:style-name="ce1">
            <text:p>1.21729134370673</text:p>
          </table:table-cell>
          <table:table-cell office:value-type="float" office:value="1.0685282146999" table:style-name="ce1">
            <text:p>1.0685282146999</text:p>
          </table:table-cell>
          <table:table-cell office:value-type="float" office:value="1.05803699079169" table:style-name="ce1">
            <text:p>1.05803699079169</text:p>
          </table:table-cell>
          <table:table-cell office:value-type="float" office:value="1.08158028905211" table:style-name="ce1">
            <text:p>1.08158028905211</text:p>
          </table:table-cell>
          <table:table-cell office:value-type="float" office:value="1.05011439315646" table:style-name="ce1">
            <text:p>1.05011439315646</text:p>
          </table:table-cell>
          <table:table-cell office:value-type="float" office:value="1.12749267147852" table:style-name="ce1">
            <text:p>1.12749267147852</text:p>
          </table:table-cell>
          <table:table-cell office:value-type="float" office:value="1.22340339332774" table:style-name="ce1">
            <text:p>1.22340339332774</text:p>
          </table:table-cell>
          <table:table-cell office:value-type="float" office:value="1.01224173483003" table:style-name="ce1">
            <text:p>1.01224173483003</text:p>
          </table:table-cell>
          <table:table-cell office:value-type="float" office:value="1.24302868943147" table:style-name="ce1">
            <text:p>1.24302868943147</text:p>
          </table:table-cell>
          <table:table-cell office:value-type="float" office:value="1.11082745070124" table:style-name="ce1">
            <text:p>1.11082745070124</text:p>
          </table:table-cell>
          <table:table-cell office:value-type="float" office:value="1.03490103423955" table:style-name="ce1">
            <text:p>1.03490103423955</text:p>
          </table:table-cell>
          <table:table-cell office:value-type="float" office:value="0.985117047509073" table:style-name="ce1">
            <text:p>0.985117047509073</text:p>
          </table:table-cell>
          <table:table-cell office:value-type="float" office:value="1.14751895049455" table:style-name="ce1">
            <text:p>1.14751895049455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  <table:table-cell office:value-type="float" office:value="1.00522944935216" table:style-name="ce1">
            <text:p>1.00522944935216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.90352148297604" table:style-name="ce1">
            <text:p>0.90352148297604</text:p>
          </table:table-cell>
          <table:table-cell office:value-type="float" office:value="1.059268802362" table:style-name="ce1">
            <text:p>1.059268802362</text:p>
          </table:table-cell>
          <table:table-cell office:value-type="float" office:value="1.13487632104948" table:style-name="ce1">
            <text:p>1.13487632104948</text:p>
          </table:table-cell>
          <table:table-cell office:value-type="float" office:value="0.711239008277715" table:style-name="ce1">
            <text:p>0.711239008277715</text:p>
          </table:table-cell>
          <table:table-cell office:value-type="float" office:value="1.03621499774323" table:style-name="ce1">
            <text:p>1.03621499774323</text:p>
          </table:table-cell>
          <table:table-cell office:value-type="float" office:value="1.19034841900162" table:style-name="ce1">
            <text:p>1.19034841900162</text:p>
          </table:table-cell>
          <table:table-cell office:value-type="float" office:value="0.930189594357309" table:style-name="ce1">
            <text:p>0.930189594357309</text:p>
          </table:table-cell>
          <table:table-cell office:value-type="float" office:value="1.02873030441003" table:style-name="ce1">
            <text:p>1.02873030441003</text:p>
          </table:table-cell>
          <table:table-cell office:value-type="float" office:value="0.774902371255796" table:style-name="ce1">
            <text:p>0.774902371255796</text:p>
          </table:table-cell>
          <table:table-cell office:value-type="float" office:value="0.872356198425609" table:style-name="ce1">
            <text:p>0.872356198425609</text:p>
          </table:table-cell>
          <table:table-cell office:value-type="float" office:value="0.817844466324204" table:style-name="ce1">
            <text:p>0.817844466324204</text:p>
          </table:table-cell>
          <table:table-cell office:value-type="float" office:value="0.987267064000583" table:style-name="ce1">
            <text:p>0.987267064000583</text:p>
          </table:table-cell>
          <table:table-cell office:value-type="float" office:value="0.912865164699361" table:style-name="ce1">
            <text:p>0.912865164699361</text:p>
          </table:table-cell>
          <table:table-cell office:value-type="float" office:value="0.840300262228811" table:style-name="ce1">
            <text:p>0.840300262228811</text:p>
          </table:table-cell>
          <table:table-cell office:value-type="float" office:value="0.812915197969817" table:style-name="ce1">
            <text:p>0.812915197969817</text:p>
          </table:table-cell>
          <table:table-cell office:value-type="float" office:value="0.8530291032025" table:style-name="ce1">
            <text:p>0.8530291032025</text:p>
          </table:table-cell>
          <table:table-cell office:value-type="float" office:value="0.903409116157743" table:style-name="ce1">
            <text:p>0.903409116157743</text:p>
          </table:table-cell>
          <table:table-cell office:value-type="float" office:value="0.974174149549077" table:style-name="ce1">
            <text:p>0.974174149549077</text:p>
          </table:table-cell>
          <table:table-cell office:value-type="float" office:value="0.933519150123934" table:style-name="ce1">
            <text:p>0.933519150123934</text:p>
          </table:table-cell>
          <table:table-cell office:value-type="float" office:value="1.09166148314144" table:style-name="ce1">
            <text:p>1.09166148314144</text:p>
          </table:table-cell>
          <table:table-cell office:value-type="float" office:value="0.735255561791461" table:style-name="ce1">
            <text:p>0.735255561791461</text:p>
          </table:table-cell>
          <table:table-cell office:value-type="float" office:value="0.835520214129696" table:style-name="ce1">
            <text:p>0.835520214129696</text:p>
          </table:table-cell>
          <table:table-cell office:value-type="float" office:value="0.968168214455509" table:style-name="ce1">
            <text:p>0.968168214455509</text:p>
          </table:table-cell>
          <table:table-cell office:value-type="float" office:value="1.10963977290797" table:style-name="ce1">
            <text:p>1.10963977290797</text:p>
          </table:table-cell>
          <table:table-cell office:value-type="float" office:value="1.03168010022468" table:style-name="ce1">
            <text:p>1.03168010022468</text:p>
          </table:table-cell>
          <table:table-cell office:value-type="float" office:value="0.917279619042443" table:style-name="ce1">
            <text:p>0.917279619042443</text:p>
          </table:table-cell>
          <table:table-cell office:value-type="float" office:value="0.947116175410222" table:style-name="ce1">
            <text:p>0.947116175410222</text:p>
          </table:table-cell>
          <table:table-cell office:value-type="float" office:value="1.03907322650849" table:style-name="ce1">
            <text:p>1.03907322650849</text:p>
          </table:table-cell>
          <table:table-cell office:value-type="float" office:value="1.07374255080473" table:style-name="ce1">
            <text:p>1.07374255080473</text:p>
          </table:table-cell>
          <table:table-cell office:value-type="float" office:value="0.919816332927343" table:style-name="ce1">
            <text:p>0.919816332927343</text:p>
          </table:table-cell>
          <table:table-cell office:value-type="float" office:value="1.04391906860056" table:style-name="ce1">
            <text:p>1.04391906860056</text:p>
          </table:table-cell>
          <table:table-cell office:value-type="float" office:value="0.914592140972827" table:style-name="ce1">
            <text:p>0.914592140972827</text:p>
          </table:table-cell>
          <table:table-cell office:value-type="float" office:value="1.09872440627268" table:style-name="ce1">
            <text:p>1.09872440627268</text:p>
          </table:table-cell>
          <table:table-cell office:value-type="float" office:value="0.954327449217956" table:style-name="ce1">
            <text:p>0.954327449217956</text:p>
          </table:table-cell>
          <table:table-cell office:value-type="float" office:value="1.0998009643364" table:style-name="ce1">
            <text:p>1.0998009643364</text:p>
          </table:table-cell>
          <table:table-cell office:value-type="float" office:value="1.13997091292977" table:style-name="ce1">
            <text:p>1.13997091292977</text:p>
          </table:table-cell>
          <table:table-cell office:value-type="float" office:value="1.09052263127552" table:style-name="ce1">
            <text:p>1.09052263127552</text:p>
          </table:table-cell>
          <table:table-cell office:value-type="float" office:value="0.914718319328288" table:style-name="ce1">
            <text:p>0.914718319328288</text:p>
          </table:table-cell>
          <table:table-cell office:value-type="float" office:value="0.957242207832846" table:style-name="ce1">
            <text:p>0.957242207832846</text:p>
          </table:table-cell>
          <table:table-cell office:value-type="float" office:value="0.93590378300715" table:style-name="ce1">
            <text:p>0.93590378300715</text:p>
          </table:table-cell>
          <table:table-cell office:value-type="float" office:value="0.873397117606483" table:style-name="ce1">
            <text:p>0.873397117606483</text:p>
          </table:table-cell>
          <table:table-cell office:value-type="float" office:value="1.08250162703363" table:style-name="ce1">
            <text:p>1.08250162703363</text:p>
          </table:table-cell>
          <table:table-cell office:value-type="float" office:value="1.00663818782916" table:style-name="ce1">
            <text:p>1.00663818782916</text:p>
          </table:table-cell>
          <table:table-cell office:value-type="float" office:value="0.88555343634422" table:style-name="ce1">
            <text:p>0.88555343634422</text:p>
          </table:table-cell>
          <table:table-cell office:value-type="float" office:value="1.03503929790441" table:style-name="ce1">
            <text:p>1.03503929790441</text:p>
          </table:table-cell>
          <table:table-cell office:value-type="float" office:value="1.0765836689482" table:style-name="ce1">
            <text:p>1.0765836689482</text:p>
          </table:table-cell>
          <table:table-cell office:value-type="float" office:value="0.971031412792308" table:style-name="ce1">
            <text:p>0.971031412792308</text:p>
          </table:table-cell>
          <table:table-cell office:value-type="float" office:value="1.00655902514869" table:style-name="ce1">
            <text:p>1.00655902514869</text:p>
          </table:table-cell>
          <table:table-cell office:value-type="float" office:value="1.13095991787837" table:style-name="ce1">
            <text:p>1.13095991787837</text:p>
          </table:table-cell>
          <table:table-cell office:value-type="float" office:value="1.04969319183373" table:style-name="ce1">
            <text:p>1.04969319183373</text:p>
          </table:table-cell>
          <table:table-cell office:value-type="float" office:value="1.20448225594106" table:style-name="ce1">
            <text:p>1.20448225594106</text:p>
          </table:table-cell>
          <table:table-cell office:value-type="float" office:value="1.05736971088473" table:style-name="ce1">
            <text:p>1.05736971088473</text:p>
          </table:table-cell>
          <table:table-cell office:value-type="float" office:value="1.0730301190754" table:style-name="ce1">
            <text:p>1.0730301190754</text:p>
          </table:table-cell>
          <table:table-cell office:value-type="float" office:value="1.07801032037028" table:style-name="ce1">
            <text:p>1.07801032037028</text:p>
          </table:table-cell>
          <table:table-cell office:value-type="float" office:value="1.04648789299227" table:style-name="ce1">
            <text:p>1.04648789299227</text:p>
          </table:table-cell>
          <table:table-cell office:value-type="float" office:value="1.13843724082741" table:style-name="ce1">
            <text:p>1.13843724082741</text:p>
          </table:table-cell>
          <table:table-cell office:value-type="float" office:value="1.23624713946667" table:style-name="ce1">
            <text:p>1.23624713946667</text:p>
          </table:table-cell>
          <table:table-cell office:value-type="float" office:value="1.02552929903221" table:style-name="ce1">
            <text:p>1.02552929903221</text:p>
          </table:table-cell>
          <table:table-cell office:value-type="float" office:value="1.25989978211634" table:style-name="ce1">
            <text:p>1.25989978211634</text:p>
          </table:table-cell>
          <table:table-cell office:value-type="float" office:value="1.12420358747083" table:style-name="ce1">
            <text:p>1.12420358747083</text:p>
          </table:table-cell>
          <table:table-cell office:value-type="float" office:value="1.04842281541985" table:style-name="ce1">
            <text:p>1.04842281541985</text:p>
          </table:table-cell>
          <table:table-cell office:value-type="float" office:value="1.00166087118953" table:style-name="ce1">
            <text:p>1.00166087118953</text:p>
          </table:table-cell>
          <table:table-cell office:value-type="float" office:value="1.17300680938024" table:style-name="ce1">
            <text:p>1.17300680938024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  <table:table-cell office:value-type="float" office:value="1.00127604820189" table:style-name="ce1">
            <text:p>1.00127604820189</text:p>
          </table:table-cell>
        </table:table-row>
      </table:table>
      <table:table table:name="J_Ultu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Ultuna[[17]]" table:style-name="ce1">
            <text:p>calib_data_Ultuna[[17]]</text:p>
          </table:table-cell>
        </table:table-row>
        <table:table-row>
          <table:table-cell office:value-type="string" office:value="number of treatments" table:style-name="ce1">
            <text:p>number of treatments</text:p>
          </table:table-cell>
          <table:table-cell office:value-type="float" office:value="15" table:style-name="ce1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